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20/styles.xml" manifest:media-type="text/xml"/>
  <manifest:file-entry manifest:full-path="Object 20/meta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1/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2043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1.5575in"/>
    </style:style>
    <style:style style:name="co8" style:family="table-column">
      <style:table-column-properties fo:break-before="auto" style:column-width="1.28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" table:style-name="ta1">
        <table:shapes>
          <draw:frame draw:z-index="0" draw:style-name="gr1" draw:text-style-name="P1" svg:width="8.7972in" svg:height="4.948in" svg:x="10.1839in" svg:y="1.1689in">
            <draw:object draw:notify-on-update-of-ranges="'0'.A2:'0'.A49 '0'.B1:'0'.B1 '0'.B2:'0'.B49 '0'.C1:'0'.C1 '0'.C2:'0'.C49 '0'.D1:'0'.D1 '0'.D2:'0'.D49 '0'.E1:'0'.E1 '0'.E2:'0'.E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office:value-type="float" office:value="5321.52" calcext:value-type="float">
            <text:p>5321.52</text:p>
          </table:table-cell>
          <table:table-cell office:value-type="float" office:value="2803.59" calcext:value-type="float">
            <text:p>2803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28318575.1104" calcext:value-type="float">
            <text:p>28318575.1104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office:value-type="float" office:value="5097.68" calcext:value-type="float">
            <text:p>5097.68</text:p>
          </table:table-cell>
          <table:table-cell office:value-type="float" office:value="2579.75" calcext:value-type="float">
            <text:p>2579.7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25986341.3824" calcext:value-type="float">
            <text:p>25986341.3824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office:value-type="float" office:value="4885.01" calcext:value-type="float">
            <text:p>4885.01</text:p>
          </table:table-cell>
          <table:table-cell office:value-type="float" office:value="2367.08" calcext:value-type="float">
            <text:p>2367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23863322.7001" calcext:value-type="float">
            <text:p>23863322.7001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office:value-type="float" office:value="4766.95" calcext:value-type="float">
            <text:p>4766.95</text:p>
          </table:table-cell>
          <table:table-cell office:value-type="float" office:value="2249.02" calcext:value-type="float">
            <text:p>2249.0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22723812.3025" calcext:value-type="float">
            <text:p>22723812.3025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office:value-type="float" office:value="4646.01" calcext:value-type="float">
            <text:p>4646.01</text:p>
          </table:table-cell>
          <table:table-cell office:value-type="float" office:value="2128.08" calcext:value-type="float">
            <text:p>2128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21585408.9201" calcext:value-type="float">
            <text:p>21585408.9201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office:value-type="float" office:value="4537.09" calcext:value-type="float">
            <text:p>4537.09</text:p>
          </table:table-cell>
          <table:table-cell office:value-type="float" office:value="2019.16" calcext:value-type="float">
            <text:p>2019.1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20585185.6681" calcext:value-type="float">
            <text:p>20585185.6681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office:value-type="float" office:value="4458.13" calcext:value-type="float">
            <text:p>4458.13</text:p>
          </table:table-cell>
          <table:table-cell office:value-type="float" office:value="1940.2" calcext:value-type="float">
            <text:p>1940.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19874923.0969" calcext:value-type="float">
            <text:p>19874923.0969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office:value-type="float" office:value="4390.41" calcext:value-type="float">
            <text:p>4390.41</text:p>
          </table:table-cell>
          <table:table-cell office:value-type="float" office:value="1872.48" calcext:value-type="float">
            <text:p>1872.4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19275699.9681" calcext:value-type="float">
            <text:p>19275699.9681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office:value-type="float" office:value="4335.8" calcext:value-type="float">
            <text:p>4335.8</text:p>
          </table:table-cell>
          <table:table-cell office:value-type="float" office:value="1817.87" calcext:value-type="float">
            <text:p>1817.8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18799161.64" calcext:value-type="float">
            <text:p>18799161.64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office:value-type="float" office:value="4336.91" calcext:value-type="float">
            <text:p>4336.91</text:p>
          </table:table-cell>
          <table:table-cell office:value-type="float" office:value="1818.98" calcext:value-type="float">
            <text:p>1818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18808788.3481" calcext:value-type="float">
            <text:p>18808788.3481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office:value-type="float" office:value="4325.22" calcext:value-type="float">
            <text:p>4325.22</text:p>
          </table:table-cell>
          <table:table-cell office:value-type="float" office:value="1807.29" calcext:value-type="float">
            <text:p>1807.2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18707528.0484" calcext:value-type="float">
            <text:p>18707528.0484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office:value-type="float" office:value="4311.38" calcext:value-type="float">
            <text:p>4311.38</text:p>
          </table:table-cell>
          <table:table-cell office:value-type="float" office:value="1793.45" calcext:value-type="float">
            <text:p>1793.4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18587997.5044" calcext:value-type="float">
            <text:p>18587997.5044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955527.6885229" calcext:value-type="float">
            <text:p>10955527.6885229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309.91354698622" calcext:value-type="float">
            <text:p>3309.91354698622</text:p>
          </table:table-cell>
          <table:table-cell table:number-columns-repeated="2"/>
        </table:table-row>
      </table:table>
      <table:table table:name="2" table:style-name="ta1">
        <table:shapes>
          <draw:frame draw:z-index="0" draw:style-name="gr1" draw:text-style-name="P1" svg:width="8.7972in" svg:height="4.948in" svg:x="10.1839in" svg:y="1.1689in">
            <draw:object draw:notify-on-update-of-ranges="'2'.A2:'2'.A49 '2'.B1:'2'.B1 '2'.B2:'2'.B49 '2'.C1:'2'.C1 '2'.C2:'2'.C49 '2'.D1:'2'.D1 '2'.D2:'2'.D49 '2'.E1:'2'.E1 '2'.E2:'2'.E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office:value-type="float" office:value="4885.01" calcext:value-type="float">
            <text:p>4885.01</text:p>
          </table:table-cell>
          <table:table-cell office:value-type="float" office:value="2367.08" calcext:value-type="float">
            <text:p>2367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23863322.7001" calcext:value-type="float">
            <text:p>23863322.7001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office:value-type="float" office:value="4766.95" calcext:value-type="float">
            <text:p>4766.95</text:p>
          </table:table-cell>
          <table:table-cell office:value-type="float" office:value="2249.02" calcext:value-type="float">
            <text:p>2249.0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22723812.3025" calcext:value-type="float">
            <text:p>22723812.3025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office:value-type="float" office:value="4646.01" calcext:value-type="float">
            <text:p>4646.01</text:p>
          </table:table-cell>
          <table:table-cell office:value-type="float" office:value="2128.08" calcext:value-type="float">
            <text:p>2128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21585408.9201" calcext:value-type="float">
            <text:p>21585408.9201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office:value-type="float" office:value="4537.09" calcext:value-type="float">
            <text:p>4537.09</text:p>
          </table:table-cell>
          <table:table-cell office:value-type="float" office:value="2019.16" calcext:value-type="float">
            <text:p>2019.1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20585185.6681" calcext:value-type="float">
            <text:p>20585185.6681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office:value-type="float" office:value="4458.13" calcext:value-type="float">
            <text:p>4458.13</text:p>
          </table:table-cell>
          <table:table-cell office:value-type="float" office:value="1940.2" calcext:value-type="float">
            <text:p>1940.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19874923.0969" calcext:value-type="float">
            <text:p>19874923.0969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office:value-type="float" office:value="4390.41" calcext:value-type="float">
            <text:p>4390.41</text:p>
          </table:table-cell>
          <table:table-cell office:value-type="float" office:value="1872.48" calcext:value-type="float">
            <text:p>1872.4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19275699.9681" calcext:value-type="float">
            <text:p>19275699.9681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office:value-type="float" office:value="4335.8" calcext:value-type="float">
            <text:p>4335.8</text:p>
          </table:table-cell>
          <table:table-cell office:value-type="float" office:value="1817.87" calcext:value-type="float">
            <text:p>1817.8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18799161.64" calcext:value-type="float">
            <text:p>18799161.64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office:value-type="float" office:value="4336.91" calcext:value-type="float">
            <text:p>4336.91</text:p>
          </table:table-cell>
          <table:table-cell office:value-type="float" office:value="1818.98" calcext:value-type="float">
            <text:p>1818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18808788.3481" calcext:value-type="float">
            <text:p>18808788.3481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office:value-type="float" office:value="4325.22" calcext:value-type="float">
            <text:p>4325.22</text:p>
          </table:table-cell>
          <table:table-cell office:value-type="float" office:value="1807.29" calcext:value-type="float">
            <text:p>1807.2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18707528.0484" calcext:value-type="float">
            <text:p>18707528.0484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office:value-type="float" office:value="4311.38" calcext:value-type="float">
            <text:p>4311.38</text:p>
          </table:table-cell>
          <table:table-cell office:value-type="float" office:value="1793.45" calcext:value-type="float">
            <text:p>1793.4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18587997.5044" calcext:value-type="float">
            <text:p>18587997.5044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4357.16" calcext:value-type="float">
            <text:p>4357.16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18984843.2656" calcext:value-type="float">
            <text:p>18984843.2656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4418.24" calcext:value-type="float">
            <text:p>4418.24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19520844.6976" calcext:value-type="float">
            <text:p>19520844.6976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783071.2580667" calcext:value-type="float">
            <text:p>10783071.258066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283.75870886804" calcext:value-type="float">
            <text:p>3283.75870886804</text:p>
          </table:table-cell>
          <table:table-cell table:number-columns-repeated="2"/>
        </table:table-row>
      </table:table>
      <table:table table:name="4" table:style-name="ta1">
        <table:shapes>
          <draw:frame draw:z-index="0" draw:style-name="gr1" draw:text-style-name="P1" svg:width="8.7972in" svg:height="4.948in" svg:x="10.1839in" svg:y="1.1689in">
            <draw:object draw:notify-on-update-of-ranges="'4'.A2:'4'.A49 '4'.B1:'4'.B1 '4'.B2:'4'.B49 '4'.C1:'4'.C1 '4'.C2:'4'.C49 '4'.D1:'4'.D1 '4'.D2:'4'.D49 '4'.E1:'4'.E1 '4'.E2:'4'.E4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office:value-type="float" office:value="4646.01" calcext:value-type="float">
            <text:p>4646.01</text:p>
          </table:table-cell>
          <table:table-cell office:value-type="float" office:value="2128.08" calcext:value-type="float">
            <text:p>2128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21585408.9201" calcext:value-type="float">
            <text:p>21585408.9201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office:value-type="float" office:value="4537.09" calcext:value-type="float">
            <text:p>4537.09</text:p>
          </table:table-cell>
          <table:table-cell office:value-type="float" office:value="2019.16" calcext:value-type="float">
            <text:p>2019.1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20585185.6681" calcext:value-type="float">
            <text:p>20585185.6681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office:value-type="float" office:value="4458.13" calcext:value-type="float">
            <text:p>4458.13</text:p>
          </table:table-cell>
          <table:table-cell office:value-type="float" office:value="1940.2" calcext:value-type="float">
            <text:p>1940.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19874923.0969" calcext:value-type="float">
            <text:p>19874923.0969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office:value-type="float" office:value="4390.41" calcext:value-type="float">
            <text:p>4390.41</text:p>
          </table:table-cell>
          <table:table-cell office:value-type="float" office:value="1872.48" calcext:value-type="float">
            <text:p>1872.4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19275699.9681" calcext:value-type="float">
            <text:p>19275699.9681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office:value-type="float" office:value="4335.8" calcext:value-type="float">
            <text:p>4335.8</text:p>
          </table:table-cell>
          <table:table-cell office:value-type="float" office:value="1817.87" calcext:value-type="float">
            <text:p>1817.8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18799161.64" calcext:value-type="float">
            <text:p>18799161.64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office:value-type="float" office:value="4336.91" calcext:value-type="float">
            <text:p>4336.91</text:p>
          </table:table-cell>
          <table:table-cell office:value-type="float" office:value="1818.98" calcext:value-type="float">
            <text:p>1818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18808788.3481" calcext:value-type="float">
            <text:p>18808788.3481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office:value-type="float" office:value="4325.22" calcext:value-type="float">
            <text:p>4325.22</text:p>
          </table:table-cell>
          <table:table-cell office:value-type="float" office:value="1807.29" calcext:value-type="float">
            <text:p>1807.2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18707528.0484" calcext:value-type="float">
            <text:p>18707528.0484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office:value-type="float" office:value="4311.38" calcext:value-type="float">
            <text:p>4311.38</text:p>
          </table:table-cell>
          <table:table-cell office:value-type="float" office:value="1793.45" calcext:value-type="float">
            <text:p>1793.4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18587997.5044" calcext:value-type="float">
            <text:p>18587997.5044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4357.16" calcext:value-type="float">
            <text:p>4357.16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18984843.2656" calcext:value-type="float">
            <text:p>18984843.2656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4418.24" calcext:value-type="float">
            <text:p>4418.24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19520844.6976" calcext:value-type="float">
            <text:p>19520844.6976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4427.77" calcext:value-type="float">
            <text:p>4427.77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19605147.1729" calcext:value-type="float">
            <text:p>19605147.1729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4579.45" calcext:value-type="float">
            <text:p>4579.45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20971362.3025" calcext:value-type="float">
            <text:p>20971362.3025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715429.1668917" calcext:value-type="float">
            <text:p>10715429.166891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273.44301415065" calcext:value-type="float">
            <text:p>3273.44301415065</text:p>
          </table:table-cell>
          <table:table-cell table:number-columns-repeated="2"/>
        </table:table-row>
      </table:table>
      <table:table table:name="6" table:style-name="ta1">
        <table:shapes>
          <draw:frame draw:z-index="0" draw:style-name="gr1" draw:text-style-name="P1" svg:width="8.7972in" svg:height="4.948in" svg:x="10.1839in" svg:y="1.1689in">
            <draw:object draw:notify-on-update-of-ranges="'6'.A2:'6'.A49 '6'.B1:'6'.B1 '6'.B2:'6'.B49 '6'.C1:'6'.C1 '6'.C2:'6'.C49 '6'.D1:'6'.D1 '6'.D2:'6'.D49 '6'.E1:'6'.E1 '6'.E2:'6'.E4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office:value-type="float" office:value="4458.13" calcext:value-type="float">
            <text:p>4458.13</text:p>
          </table:table-cell>
          <table:table-cell office:value-type="float" office:value="1940.2" calcext:value-type="float">
            <text:p>1940.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19874923.0969" calcext:value-type="float">
            <text:p>19874923.0969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office:value-type="float" office:value="4390.41" calcext:value-type="float">
            <text:p>4390.41</text:p>
          </table:table-cell>
          <table:table-cell office:value-type="float" office:value="1872.48" calcext:value-type="float">
            <text:p>1872.4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19275699.9681" calcext:value-type="float">
            <text:p>19275699.9681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office:value-type="float" office:value="4335.8" calcext:value-type="float">
            <text:p>4335.8</text:p>
          </table:table-cell>
          <table:table-cell office:value-type="float" office:value="1817.87" calcext:value-type="float">
            <text:p>1817.8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18799161.64" calcext:value-type="float">
            <text:p>18799161.64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office:value-type="float" office:value="4336.91" calcext:value-type="float">
            <text:p>4336.91</text:p>
          </table:table-cell>
          <table:table-cell office:value-type="float" office:value="1818.98" calcext:value-type="float">
            <text:p>1818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18808788.3481" calcext:value-type="float">
            <text:p>18808788.3481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office:value-type="float" office:value="4325.22" calcext:value-type="float">
            <text:p>4325.22</text:p>
          </table:table-cell>
          <table:table-cell office:value-type="float" office:value="1807.29" calcext:value-type="float">
            <text:p>1807.2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18707528.0484" calcext:value-type="float">
            <text:p>18707528.0484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office:value-type="float" office:value="4311.38" calcext:value-type="float">
            <text:p>4311.38</text:p>
          </table:table-cell>
          <table:table-cell office:value-type="float" office:value="1793.45" calcext:value-type="float">
            <text:p>1793.4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18587997.5044" calcext:value-type="float">
            <text:p>18587997.5044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4357.16" calcext:value-type="float">
            <text:p>4357.16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18984843.2656" calcext:value-type="float">
            <text:p>18984843.2656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4418.24" calcext:value-type="float">
            <text:p>4418.24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19520844.6976" calcext:value-type="float">
            <text:p>19520844.6976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4427.77" calcext:value-type="float">
            <text:p>4427.77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19605147.1729" calcext:value-type="float">
            <text:p>19605147.1729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4579.45" calcext:value-type="float">
            <text:p>4579.45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20971362.3025" calcext:value-type="float">
            <text:p>20971362.3025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4625.28" calcext:value-type="float">
            <text:p>4625.28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21393215.0784" calcext:value-type="float">
            <text:p>21393215.0784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4894.03" calcext:value-type="float">
            <text:p>4894.03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23951529.6409" calcext:value-type="float">
            <text:p>23951529.6409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750702.2187792" calcext:value-type="float">
            <text:p>10750702.2187792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278.82634776213" calcext:value-type="float">
            <text:p>3278.82634776213</text:p>
          </table:table-cell>
          <table:table-cell table:number-columns-repeated="2"/>
        </table:table-row>
      </table:table>
      <table:table table:name="8" table:style-name="ta1">
        <table:shapes>
          <draw:frame draw:z-index="0" draw:style-name="gr1" draw:text-style-name="P1" svg:width="8.7972in" svg:height="4.948in" svg:x="10.1839in" svg:y="1.1689in">
            <draw:object draw:notify-on-update-of-ranges="'8'.A2:'8'.A49 '8'.B1:'8'.B1 '8'.B2:'8'.B49 '8'.C1:'8'.C1 '8'.C2:'8'.C49 '8'.D1:'8'.D1 '8'.D2:'8'.D49 '8'.E1:'8'.E1 '8'.E2:'8'.E4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office:value-type="float" office:value="4335.8" calcext:value-type="float">
            <text:p>4335.8</text:p>
          </table:table-cell>
          <table:table-cell office:value-type="float" office:value="1817.87" calcext:value-type="float">
            <text:p>1817.8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18799161.64" calcext:value-type="float">
            <text:p>18799161.64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office:value-type="float" office:value="4336.91" calcext:value-type="float">
            <text:p>4336.91</text:p>
          </table:table-cell>
          <table:table-cell office:value-type="float" office:value="1818.98" calcext:value-type="float">
            <text:p>1818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18808788.3481" calcext:value-type="float">
            <text:p>18808788.3481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office:value-type="float" office:value="4325.22" calcext:value-type="float">
            <text:p>4325.22</text:p>
          </table:table-cell>
          <table:table-cell office:value-type="float" office:value="1807.29" calcext:value-type="float">
            <text:p>1807.2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18707528.0484" calcext:value-type="float">
            <text:p>18707528.0484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office:value-type="float" office:value="4311.38" calcext:value-type="float">
            <text:p>4311.38</text:p>
          </table:table-cell>
          <table:table-cell office:value-type="float" office:value="1793.45" calcext:value-type="float">
            <text:p>1793.4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18587997.5044" calcext:value-type="float">
            <text:p>18587997.5044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4357.16" calcext:value-type="float">
            <text:p>4357.16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18984843.2656" calcext:value-type="float">
            <text:p>18984843.2656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4418.24" calcext:value-type="float">
            <text:p>4418.24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19520844.6976" calcext:value-type="float">
            <text:p>19520844.6976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4427.77" calcext:value-type="float">
            <text:p>4427.77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19605147.1729" calcext:value-type="float">
            <text:p>19605147.1729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4579.45" calcext:value-type="float">
            <text:p>4579.45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20971362.3025" calcext:value-type="float">
            <text:p>20971362.3025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4625.28" calcext:value-type="float">
            <text:p>4625.28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21393215.0784" calcext:value-type="float">
            <text:p>21393215.0784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4894.03" calcext:value-type="float">
            <text:p>4894.03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23951529.6409" calcext:value-type="float">
            <text:p>23951529.6409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4899.74" calcext:value-type="float">
            <text:p>4899.74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24007452.0676" calcext:value-type="float">
            <text:p>24007452.0676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5109.78" calcext:value-type="float">
            <text:p>5109.78</text:p>
          </table:table-cell>
          <table:table-cell office:value-type="float" office:value="3102.3" calcext:value-type="float">
            <text:p>3102.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26109851.6484" calcext:value-type="float">
            <text:p>26109851.6484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872504.9842542" calcext:value-type="float">
            <text:p>10872504.9842542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297.34817455697" calcext:value-type="float">
            <text:p>3297.34817455697</text:p>
          </table:table-cell>
          <table:table-cell table:number-columns-repeated="2"/>
        </table:table-row>
      </table:table>
      <table:table table:name="10" table:style-name="ta1">
        <table:shapes>
          <draw:frame draw:z-index="0" draw:style-name="gr1" draw:text-style-name="P1" svg:width="8.7972in" svg:height="4.948in" svg:x="10.1839in" svg:y="1.1689in">
            <draw:object draw:notify-on-update-of-ranges="'10'.A2:'10'.A49 '10'.B1:'10'.B1 '10'.B2:'10'.B49 '10'.C1:'10'.C1 '10'.C2:'10'.C49 '10'.D1:'10'.D1 '10'.D2:'10'.D49 '10'.E1:'10'.E1 '10'.E2:'10'.E4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office:value-type="float" office:value="4325.22" calcext:value-type="float">
            <text:p>4325.22</text:p>
          </table:table-cell>
          <table:table-cell office:value-type="float" office:value="1807.29" calcext:value-type="float">
            <text:p>1807.2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18707528.0484" calcext:value-type="float">
            <text:p>18707528.0484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office:value-type="float" office:value="4311.38" calcext:value-type="float">
            <text:p>4311.38</text:p>
          </table:table-cell>
          <table:table-cell office:value-type="float" office:value="1793.45" calcext:value-type="float">
            <text:p>1793.4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18587997.5044" calcext:value-type="float">
            <text:p>18587997.5044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4357.16" calcext:value-type="float">
            <text:p>4357.16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18984843.2656" calcext:value-type="float">
            <text:p>18984843.2656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4418.24" calcext:value-type="float">
            <text:p>4418.24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19520844.6976" calcext:value-type="float">
            <text:p>19520844.6976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4427.77" calcext:value-type="float">
            <text:p>4427.77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19605147.1729" calcext:value-type="float">
            <text:p>19605147.1729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4579.45" calcext:value-type="float">
            <text:p>4579.45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20971362.3025" calcext:value-type="float">
            <text:p>20971362.3025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4625.28" calcext:value-type="float">
            <text:p>4625.28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21393215.0784" calcext:value-type="float">
            <text:p>21393215.0784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4894.03" calcext:value-type="float">
            <text:p>4894.03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23951529.6409" calcext:value-type="float">
            <text:p>23951529.6409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4899.74" calcext:value-type="float">
            <text:p>4899.74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24007452.0676" calcext:value-type="float">
            <text:p>24007452.0676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5109.78" calcext:value-type="float">
            <text:p>5109.78</text:p>
          </table:table-cell>
          <table:table-cell office:value-type="float" office:value="3102.3" calcext:value-type="float">
            <text:p>3102.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26109851.6484" calcext:value-type="float">
            <text:p>26109851.6484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4674.12" calcext:value-type="float">
            <text:p>4674.12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21847397.7744" calcext:value-type="float">
            <text:p>21847397.7744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4872.76" calcext:value-type="float">
            <text:p>4872.76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23743790.0176" calcext:value-type="float">
            <text:p>23743790.0176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964217.4370917" calcext:value-type="float">
            <text:p>10964217.437091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311.22597191609" calcext:value-type="float">
            <text:p>3311.22597191609</text:p>
          </table:table-cell>
          <table:table-cell table:number-columns-repeated="2"/>
        </table:table-row>
      </table:table>
      <table:table table:name="12" table:style-name="ta1">
        <table:shapes>
          <draw:frame draw:z-index="0" draw:style-name="gr1" draw:text-style-name="P1" svg:width="8.7972in" svg:height="4.948in" svg:x="10.1839in" svg:y="1.1689in">
            <draw:object draw:notify-on-update-of-ranges="'12'.A2:'12'.A49 '12'.B1:'12'.B1 '12'.B2:'12'.B49 '12'.C1:'12'.C1 '12'.C2:'12'.C49 '12'.D1:'12'.D1 '12'.D2:'12'.D49 '12'.E1:'12'.E1 '12'.E2:'12'.E4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4357.16" calcext:value-type="float">
            <text:p>4357.16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18984843.2656" calcext:value-type="float">
            <text:p>18984843.2656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4418.24" calcext:value-type="float">
            <text:p>4418.24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19520844.6976" calcext:value-type="float">
            <text:p>19520844.6976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4427.77" calcext:value-type="float">
            <text:p>4427.77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19605147.1729" calcext:value-type="float">
            <text:p>19605147.1729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4579.45" calcext:value-type="float">
            <text:p>4579.45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20971362.3025" calcext:value-type="float">
            <text:p>20971362.3025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4625.28" calcext:value-type="float">
            <text:p>4625.28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21393215.0784" calcext:value-type="float">
            <text:p>21393215.0784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4894.03" calcext:value-type="float">
            <text:p>4894.03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23951529.6409" calcext:value-type="float">
            <text:p>23951529.6409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4899.74" calcext:value-type="float">
            <text:p>4899.74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24007452.0676" calcext:value-type="float">
            <text:p>24007452.0676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5109.78" calcext:value-type="float">
            <text:p>5109.78</text:p>
          </table:table-cell>
          <table:table-cell office:value-type="float" office:value="3102.3" calcext:value-type="float">
            <text:p>3102.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26109851.6484" calcext:value-type="float">
            <text:p>26109851.6484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4674.12" calcext:value-type="float">
            <text:p>4674.12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21847397.7744" calcext:value-type="float">
            <text:p>21847397.7744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4872.76" calcext:value-type="float">
            <text:p>4872.76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23743790.0176" calcext:value-type="float">
            <text:p>23743790.0176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4766.86" calcext:value-type="float">
            <text:p>4766.86</text:p>
          </table:table-cell>
          <table:table-cell office:value-type="float" office:value="3701.8" calcext:value-type="float">
            <text:p>3701.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22722954.2596" calcext:value-type="float">
            <text:p>22722954.2596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4853.01" calcext:value-type="float">
            <text:p>4853.01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23551706.0601" calcext:value-type="float">
            <text:p>23551706.0601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1067376.9530021" calcext:value-type="float">
            <text:p>11067376.953002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326.76674159793" calcext:value-type="float">
            <text:p>3326.76674159793</text:p>
          </table:table-cell>
          <table:table-cell table:number-columns-repeated="2"/>
        </table:table-row>
      </table:table>
      <table:table table:name="14" table:style-name="ta1">
        <table:shapes>
          <draw:frame draw:z-index="0" draw:style-name="gr1" draw:text-style-name="P1" svg:width="8.7972in" svg:height="4.948in" svg:x="10.1839in" svg:y="1.1689in">
            <draw:object draw:notify-on-update-of-ranges="'14'.A2:'14'.A49 '14'.B1:'14'.B1 '14'.B2:'14'.B49 '14'.C1:'14'.C1 '14'.C2:'14'.C49 '14'.D1:'14'.D1 '14'.D2:'14'.D49 '14'.E1:'14'.E1 '14'.E2:'14'.E4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4427.77" calcext:value-type="float">
            <text:p>4427.77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19605147.1729" calcext:value-type="float">
            <text:p>19605147.1729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4579.45" calcext:value-type="float">
            <text:p>4579.45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20971362.3025" calcext:value-type="float">
            <text:p>20971362.3025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4625.28" calcext:value-type="float">
            <text:p>4625.28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21393215.0784" calcext:value-type="float">
            <text:p>21393215.0784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4894.03" calcext:value-type="float">
            <text:p>4894.03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23951529.6409" calcext:value-type="float">
            <text:p>23951529.6409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4899.74" calcext:value-type="float">
            <text:p>4899.74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24007452.0676" calcext:value-type="float">
            <text:p>24007452.0676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5109.78" calcext:value-type="float">
            <text:p>5109.78</text:p>
          </table:table-cell>
          <table:table-cell office:value-type="float" office:value="3102.3" calcext:value-type="float">
            <text:p>3102.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26109851.6484" calcext:value-type="float">
            <text:p>26109851.6484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4674.12" calcext:value-type="float">
            <text:p>4674.12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21847397.7744" calcext:value-type="float">
            <text:p>21847397.7744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4872.76" calcext:value-type="float">
            <text:p>4872.76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23743790.0176" calcext:value-type="float">
            <text:p>23743790.0176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4766.86" calcext:value-type="float">
            <text:p>4766.86</text:p>
          </table:table-cell>
          <table:table-cell office:value-type="float" office:value="3701.8" calcext:value-type="float">
            <text:p>3701.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22722954.2596" calcext:value-type="float">
            <text:p>22722954.2596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4853.01" calcext:value-type="float">
            <text:p>4853.01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23551706.0601" calcext:value-type="float">
            <text:p>23551706.0601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3874.74" calcext:value-type="float">
            <text:p>3874.74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5013610.0676" calcext:value-type="float">
            <text:p>15013610.0676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3703.21" calcext:value-type="float">
            <text:p>3703.21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3713764.3041" calcext:value-type="float">
            <text:p>13713764.3041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941747.1912708" calcext:value-type="float">
            <text:p>10941747.191270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307.83119147136" calcext:value-type="float">
            <text:p>3307.83119147136</text:p>
          </table:table-cell>
          <table:table-cell table:number-columns-repeated="2"/>
        </table:table-row>
      </table:table>
      <table:table table:name="16" table:style-name="ta1">
        <table:shapes>
          <draw:frame draw:z-index="0" draw:style-name="gr1" draw:text-style-name="P1" svg:width="8.7972in" svg:height="4.948in" svg:x="10.1839in" svg:y="1.1689in">
            <draw:object draw:notify-on-update-of-ranges="'16'.A2:'16'.A49 '16'.B1:'16'.B1 '16'.B2:'16'.B49 '16'.C1:'16'.C1 '16'.C2:'16'.C49 '16'.D1:'16'.D1 '16'.D2:'16'.D49 '16'.E1:'16'.E1 '16'.E2:'16'.E4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4625.28" calcext:value-type="float">
            <text:p>4625.28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21393215.0784" calcext:value-type="float">
            <text:p>21393215.0784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4894.03" calcext:value-type="float">
            <text:p>4894.03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23951529.6409" calcext:value-type="float">
            <text:p>23951529.6409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4899.74" calcext:value-type="float">
            <text:p>4899.74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24007452.0676" calcext:value-type="float">
            <text:p>24007452.0676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5109.78" calcext:value-type="float">
            <text:p>5109.78</text:p>
          </table:table-cell>
          <table:table-cell office:value-type="float" office:value="3102.3" calcext:value-type="float">
            <text:p>3102.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26109851.6484" calcext:value-type="float">
            <text:p>26109851.6484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4674.12" calcext:value-type="float">
            <text:p>4674.12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21847397.7744" calcext:value-type="float">
            <text:p>21847397.7744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4872.76" calcext:value-type="float">
            <text:p>4872.76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23743790.0176" calcext:value-type="float">
            <text:p>23743790.0176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4766.86" calcext:value-type="float">
            <text:p>4766.86</text:p>
          </table:table-cell>
          <table:table-cell office:value-type="float" office:value="3701.8" calcext:value-type="float">
            <text:p>3701.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22722954.2596" calcext:value-type="float">
            <text:p>22722954.2596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4853.01" calcext:value-type="float">
            <text:p>4853.01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23551706.0601" calcext:value-type="float">
            <text:p>23551706.0601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3874.74" calcext:value-type="float">
            <text:p>3874.74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5013610.0676" calcext:value-type="float">
            <text:p>15013610.0676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3703.21" calcext:value-type="float">
            <text:p>3703.21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3713764.3041" calcext:value-type="float">
            <text:p>13713764.3041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4600.17" calcext:value-type="float">
            <text:p>4600.17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21161564.0289" calcext:value-type="float">
            <text:p>21161564.0289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4443.43" calcext:value-type="float">
            <text:p>4443.43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19744070.1649" calcext:value-type="float">
            <text:p>19744070.1649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945563.9534958" calcext:value-type="float">
            <text:p>10945563.953495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308.40806937352" calcext:value-type="float">
            <text:p>3308.40806937352</text:p>
          </table:table-cell>
          <table:table-cell table:number-columns-repeated="2"/>
        </table:table-row>
      </table:table>
      <table:table table:name="18" table:style-name="ta1">
        <table:shapes>
          <draw:frame draw:z-index="0" draw:style-name="gr1" draw:text-style-name="P1" svg:width="8.7972in" svg:height="4.948in" svg:x="10.1839in" svg:y="1.1689in">
            <draw:object draw:notify-on-update-of-ranges="'18'.A2:'18'.A49 '18'.B1:'18'.B1 '18'.B2:'18'.B49 '18'.C1:'18'.C1 '18'.C2:'18'.C49 '18'.D1:'18'.D1 '18'.D2:'18'.D49 '18'.E1:'18'.E1 '18'.E2:'18'.E4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4899.74" calcext:value-type="float">
            <text:p>4899.74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24007452.0676" calcext:value-type="float">
            <text:p>24007452.0676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5109.78" calcext:value-type="float">
            <text:p>5109.78</text:p>
          </table:table-cell>
          <table:table-cell office:value-type="float" office:value="3102.3" calcext:value-type="float">
            <text:p>3102.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26109851.6484" calcext:value-type="float">
            <text:p>26109851.6484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4674.12" calcext:value-type="float">
            <text:p>4674.12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21847397.7744" calcext:value-type="float">
            <text:p>21847397.7744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4872.76" calcext:value-type="float">
            <text:p>4872.76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23743790.0176" calcext:value-type="float">
            <text:p>23743790.0176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4766.86" calcext:value-type="float">
            <text:p>4766.86</text:p>
          </table:table-cell>
          <table:table-cell office:value-type="float" office:value="3701.8" calcext:value-type="float">
            <text:p>3701.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22722954.2596" calcext:value-type="float">
            <text:p>22722954.2596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4853.01" calcext:value-type="float">
            <text:p>4853.01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23551706.0601" calcext:value-type="float">
            <text:p>23551706.0601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3874.74" calcext:value-type="float">
            <text:p>3874.74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5013610.0676" calcext:value-type="float">
            <text:p>15013610.0676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3703.21" calcext:value-type="float">
            <text:p>3703.21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3713764.3041" calcext:value-type="float">
            <text:p>13713764.3041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4600.17" calcext:value-type="float">
            <text:p>4600.17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21161564.0289" calcext:value-type="float">
            <text:p>21161564.0289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4443.43" calcext:value-type="float">
            <text:p>4443.43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19744070.1649" calcext:value-type="float">
            <text:p>19744070.1649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3685.26" calcext:value-type="float">
            <text:p>3685.26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581141.2676" calcext:value-type="float">
            <text:p>13581141.2676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3623.39" calcext:value-type="float">
            <text:p>3623.39</text:p>
          </table:table-cell>
          <table:table-cell office:value-type="float" office:value="3005.9" calcext:value-type="float">
            <text:p>3005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3128955.0921" calcext:value-type="float">
            <text:p>13128955.0921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713635.3229208" calcext:value-type="float">
            <text:p>10713635.322920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273.16900311011" calcext:value-type="float">
            <text:p>3273.16900311011</text:p>
          </table:table-cell>
          <table:table-cell table:number-columns-repeated="2"/>
        </table:table-row>
      </table:table>
      <table:table table:name="20" table:style-name="ta1">
        <table:shapes>
          <draw:frame draw:z-index="0" draw:style-name="gr1" draw:text-style-name="P1" svg:width="8.7972in" svg:height="4.948in" svg:x="10.1839in" svg:y="1.1689in">
            <draw:object draw:notify-on-update-of-ranges="'20'.A2:'20'.A49 '20'.B1:'20'.B1 '20'.B2:'20'.B49 '20'.C1:'20'.C1 '20'.C2:'20'.C49 '20'.D1:'20'.D1 '20'.D2:'20'.D49 '20'.E1:'20'.E1 '20'.E2:'20'.E4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4674.12" calcext:value-type="float">
            <text:p>4674.12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21847397.7744" calcext:value-type="float">
            <text:p>21847397.7744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4872.76" calcext:value-type="float">
            <text:p>4872.76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23743790.0176" calcext:value-type="float">
            <text:p>23743790.0176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4766.86" calcext:value-type="float">
            <text:p>4766.86</text:p>
          </table:table-cell>
          <table:table-cell office:value-type="float" office:value="3701.8" calcext:value-type="float">
            <text:p>3701.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22722954.2596" calcext:value-type="float">
            <text:p>22722954.2596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4853.01" calcext:value-type="float">
            <text:p>4853.01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23551706.0601" calcext:value-type="float">
            <text:p>23551706.0601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3874.74" calcext:value-type="float">
            <text:p>3874.74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5013610.0676" calcext:value-type="float">
            <text:p>15013610.0676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3703.21" calcext:value-type="float">
            <text:p>3703.21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3713764.3041" calcext:value-type="float">
            <text:p>13713764.3041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4600.17" calcext:value-type="float">
            <text:p>4600.17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21161564.0289" calcext:value-type="float">
            <text:p>21161564.0289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4443.43" calcext:value-type="float">
            <text:p>4443.43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19744070.1649" calcext:value-type="float">
            <text:p>19744070.1649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3685.26" calcext:value-type="float">
            <text:p>3685.26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581141.2676" calcext:value-type="float">
            <text:p>13581141.2676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3623.39" calcext:value-type="float">
            <text:p>3623.39</text:p>
          </table:table-cell>
          <table:table-cell office:value-type="float" office:value="3005.9" calcext:value-type="float">
            <text:p>3005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3128955.0921" calcext:value-type="float">
            <text:p>13128955.0921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3753.92" calcext:value-type="float">
            <text:p>3753.92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4091915.3664" calcext:value-type="float">
            <text:p>14091915.3664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3690.92" calcext:value-type="float">
            <text:p>3690.92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622890.4464" calcext:value-type="float">
            <text:p>13622890.4464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444565.1265708" calcext:value-type="float">
            <text:p>10444565.126570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231.80524267333" calcext:value-type="float">
            <text:p>3231.80524267333</text:p>
          </table:table-cell>
          <table:table-cell table:number-columns-repeated="2"/>
        </table:table-row>
      </table:table>
      <table:table table:name="22" table:style-name="ta1">
        <table:shapes>
          <draw:frame draw:z-index="0" draw:style-name="gr1" draw:text-style-name="P1" svg:width="8.7972in" svg:height="4.948in" svg:x="10.1839in" svg:y="1.1689in">
            <draw:object draw:notify-on-update-of-ranges="'22'.A2:'22'.A49 '22'.B1:'22'.B1 '22'.B2:'22'.B49 '22'.C1:'22'.C1 '22'.C2:'22'.C49 '22'.D1:'22'.D1 '22'.D2:'22'.D49 '22'.E1:'22'.E1 '22'.E2:'22'.E4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4766.86" calcext:value-type="float">
            <text:p>4766.86</text:p>
          </table:table-cell>
          <table:table-cell office:value-type="float" office:value="3701.8" calcext:value-type="float">
            <text:p>3701.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22722954.2596" calcext:value-type="float">
            <text:p>22722954.2596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4853.01" calcext:value-type="float">
            <text:p>4853.01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23551706.0601" calcext:value-type="float">
            <text:p>23551706.0601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3874.74" calcext:value-type="float">
            <text:p>3874.74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5013610.0676" calcext:value-type="float">
            <text:p>15013610.0676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3703.21" calcext:value-type="float">
            <text:p>3703.21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3713764.3041" calcext:value-type="float">
            <text:p>13713764.3041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4600.17" calcext:value-type="float">
            <text:p>4600.17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21161564.0289" calcext:value-type="float">
            <text:p>21161564.0289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4443.43" calcext:value-type="float">
            <text:p>4443.43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19744070.1649" calcext:value-type="float">
            <text:p>19744070.1649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3685.26" calcext:value-type="float">
            <text:p>3685.26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581141.2676" calcext:value-type="float">
            <text:p>13581141.2676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3623.39" calcext:value-type="float">
            <text:p>3623.39</text:p>
          </table:table-cell>
          <table:table-cell office:value-type="float" office:value="3005.9" calcext:value-type="float">
            <text:p>3005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3128955.0921" calcext:value-type="float">
            <text:p>13128955.0921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3753.92" calcext:value-type="float">
            <text:p>3753.92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4091915.3664" calcext:value-type="float">
            <text:p>14091915.3664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3690.92" calcext:value-type="float">
            <text:p>3690.92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622890.4464" calcext:value-type="float">
            <text:p>13622890.4464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4229.42" calcext:value-type="float">
            <text:p>4229.42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17887993.5364" calcext:value-type="float">
            <text:p>17887993.5364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4268.46" calcext:value-type="float">
            <text:p>4268.46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18219750.7716" calcext:value-type="float">
            <text:p>18219750.7716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334510.6028208" calcext:value-type="float">
            <text:p>10334510.602820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214.73336418759" calcext:value-type="float">
            <text:p>3214.73336418759</text:p>
          </table:table-cell>
          <table:table-cell table:number-columns-repeated="2"/>
        </table:table-row>
      </table:table>
      <table:table table:name="24" table:style-name="ta1">
        <table:shapes>
          <draw:frame draw:z-index="0" draw:style-name="gr1" draw:text-style-name="P1" svg:width="8.7972in" svg:height="4.948in" svg:x="10.1839in" svg:y="1.1689in">
            <draw:object draw:notify-on-update-of-ranges="'24'.A2:'24'.A49 '24'.B1:'24'.B1 '24'.B2:'24'.B49 '24'.C1:'24'.C1 '24'.C2:'24'.C49 '24'.D1:'24'.D1 '24'.D2:'24'.D49 '24'.E1:'24'.E1 '24'.E2:'24'.E4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3874.74" calcext:value-type="float">
            <text:p>3874.74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5013610.0676" calcext:value-type="float">
            <text:p>15013610.0676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3703.21" calcext:value-type="float">
            <text:p>3703.21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3713764.3041" calcext:value-type="float">
            <text:p>13713764.3041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4600.17" calcext:value-type="float">
            <text:p>4600.17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21161564.0289" calcext:value-type="float">
            <text:p>21161564.0289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4443.43" calcext:value-type="float">
            <text:p>4443.43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19744070.1649" calcext:value-type="float">
            <text:p>19744070.1649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3685.26" calcext:value-type="float">
            <text:p>3685.26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581141.2676" calcext:value-type="float">
            <text:p>13581141.2676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3623.39" calcext:value-type="float">
            <text:p>3623.39</text:p>
          </table:table-cell>
          <table:table-cell office:value-type="float" office:value="3005.9" calcext:value-type="float">
            <text:p>3005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3128955.0921" calcext:value-type="float">
            <text:p>13128955.0921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3753.92" calcext:value-type="float">
            <text:p>3753.92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4091915.3664" calcext:value-type="float">
            <text:p>14091915.3664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3690.92" calcext:value-type="float">
            <text:p>3690.92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622890.4464" calcext:value-type="float">
            <text:p>13622890.4464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4229.42" calcext:value-type="float">
            <text:p>4229.42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17887993.5364" calcext:value-type="float">
            <text:p>17887993.5364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4268.46" calcext:value-type="float">
            <text:p>4268.46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18219750.7716" calcext:value-type="float">
            <text:p>18219750.7716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4970.57" calcext:value-type="float">
            <text:p>4970.57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24706566.1249" calcext:value-type="float">
            <text:p>24706566.1249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5125.74" calcext:value-type="float">
            <text:p>5125.74</text:p>
          </table:table-cell>
          <table:table-cell office:value-type="float" office:value="3139.9" calcext:value-type="float">
            <text:p>3139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26273210.5476" calcext:value-type="float">
            <text:p>26273210.5476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384495.8235083" calcext:value-type="float">
            <text:p>10384495.823508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222.49838223518" calcext:value-type="float">
            <text:p>3222.49838223518</text:p>
          </table:table-cell>
          <table:table-cell table:number-columns-repeated="2"/>
        </table:table-row>
      </table:table>
      <table:table table:name="26" table:style-name="ta1">
        <table:shapes>
          <draw:frame draw:z-index="0" draw:style-name="gr1" draw:text-style-name="P1" svg:width="8.7972in" svg:height="4.948in" svg:x="10.1839in" svg:y="1.1689in">
            <draw:object draw:notify-on-update-of-ranges="'26'.A2:'26'.A49 '26'.B1:'26'.B1 '26'.B2:'26'.B49 '26'.C1:'26'.C1 '26'.C2:'26'.C49 '26'.D1:'26'.D1 '26'.D2:'26'.D49 '26'.E1:'26'.E1 '26'.E2:'26'.E4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4600.17" calcext:value-type="float">
            <text:p>4600.17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21161564.0289" calcext:value-type="float">
            <text:p>21161564.0289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4443.43" calcext:value-type="float">
            <text:p>4443.43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19744070.1649" calcext:value-type="float">
            <text:p>19744070.1649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3685.26" calcext:value-type="float">
            <text:p>3685.26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581141.2676" calcext:value-type="float">
            <text:p>13581141.2676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3623.39" calcext:value-type="float">
            <text:p>3623.39</text:p>
          </table:table-cell>
          <table:table-cell office:value-type="float" office:value="3005.9" calcext:value-type="float">
            <text:p>3005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3128955.0921" calcext:value-type="float">
            <text:p>13128955.0921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3753.92" calcext:value-type="float">
            <text:p>3753.92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4091915.3664" calcext:value-type="float">
            <text:p>14091915.3664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3690.92" calcext:value-type="float">
            <text:p>3690.92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622890.4464" calcext:value-type="float">
            <text:p>13622890.4464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4229.42" calcext:value-type="float">
            <text:p>4229.42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17887993.5364" calcext:value-type="float">
            <text:p>17887993.5364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4268.46" calcext:value-type="float">
            <text:p>4268.46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18219750.7716" calcext:value-type="float">
            <text:p>18219750.7716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4970.57" calcext:value-type="float">
            <text:p>4970.57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24706566.1249" calcext:value-type="float">
            <text:p>24706566.1249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5125.74" calcext:value-type="float">
            <text:p>5125.74</text:p>
          </table:table-cell>
          <table:table-cell office:value-type="float" office:value="3139.9" calcext:value-type="float">
            <text:p>3139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26273210.5476" calcext:value-type="float">
            <text:p>26273210.5476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5907.83" calcext:value-type="float">
            <text:p>5907.83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34902455.3089" calcext:value-type="float">
            <text:p>34902455.3089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6316.2" calcext:value-type="float">
            <text:p>6316.2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39894382.44" calcext:value-type="float">
            <text:p>39894382.44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871933.4991083" calcext:value-type="float">
            <text:p>10871933.499108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297.26151512256" calcext:value-type="float">
            <text:p>3297.26151512256</text:p>
          </table:table-cell>
          <table:table-cell table:number-columns-repeated="2"/>
        </table:table-row>
      </table:table>
      <table:table table:name="28" table:style-name="ta1">
        <table:shapes>
          <draw:frame draw:z-index="0" draw:style-name="gr1" draw:text-style-name="P1" svg:width="8.7972in" svg:height="4.948in" svg:x="10.1839in" svg:y="1.1689in">
            <draw:object draw:notify-on-update-of-ranges="'28'.A2:'28'.A49 '28'.B1:'28'.B1 '28'.B2:'28'.B49 '28'.C1:'28'.C1 '28'.C2:'28'.C49 '28'.D1:'28'.D1 '28'.D2:'28'.D49 '28'.E1:'28'.E1 '28'.E2:'28'.E49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3685.26" calcext:value-type="float">
            <text:p>3685.26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581141.2676" calcext:value-type="float">
            <text:p>13581141.2676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3623.39" calcext:value-type="float">
            <text:p>3623.39</text:p>
          </table:table-cell>
          <table:table-cell office:value-type="float" office:value="3005.9" calcext:value-type="float">
            <text:p>3005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3128955.0921" calcext:value-type="float">
            <text:p>13128955.0921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3753.92" calcext:value-type="float">
            <text:p>3753.92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4091915.3664" calcext:value-type="float">
            <text:p>14091915.3664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3690.92" calcext:value-type="float">
            <text:p>3690.92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622890.4464" calcext:value-type="float">
            <text:p>13622890.4464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4229.42" calcext:value-type="float">
            <text:p>4229.42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17887993.5364" calcext:value-type="float">
            <text:p>17887993.5364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4268.46" calcext:value-type="float">
            <text:p>4268.46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18219750.7716" calcext:value-type="float">
            <text:p>18219750.7716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4970.57" calcext:value-type="float">
            <text:p>4970.57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24706566.1249" calcext:value-type="float">
            <text:p>24706566.1249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5125.74" calcext:value-type="float">
            <text:p>5125.74</text:p>
          </table:table-cell>
          <table:table-cell office:value-type="float" office:value="3139.9" calcext:value-type="float">
            <text:p>3139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26273210.5476" calcext:value-type="float">
            <text:p>26273210.5476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5907.83" calcext:value-type="float">
            <text:p>5907.83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34902455.3089" calcext:value-type="float">
            <text:p>34902455.3089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6316.2" calcext:value-type="float">
            <text:p>6316.2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39894382.44" calcext:value-type="float">
            <text:p>39894382.44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office:value-type="float" office:value="6620.65" calcext:value-type="float">
            <text:p>6620.65</text:p>
          </table:table-cell>
          <table:table-cell office:value-type="float" office:value="4102.71" calcext:value-type="float">
            <text:p>4102.7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43833006.4225" calcext:value-type="float">
            <text:p>43833006.4225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office:value-type="float" office:value="6773.38" calcext:value-type="float">
            <text:p>6773.38</text:p>
          </table:table-cell>
          <table:table-cell office:value-type="float" office:value="4255.44" calcext:value-type="float">
            <text:p>4255.4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45878676.6244" calcext:value-type="float">
            <text:p>45878676.6244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1328356.9070875" calcext:value-type="float">
            <text:p>11328356.907087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365.76245553478" calcext:value-type="float">
            <text:p>3365.76245553478</text:p>
          </table:table-cell>
          <table:table-cell table:number-columns-repeated="2"/>
        </table:table-row>
      </table:table>
      <table:table table:name="30" table:style-name="ta1">
        <table:shapes>
          <draw:frame draw:z-index="0" draw:style-name="gr1" draw:text-style-name="P1" svg:width="8.7972in" svg:height="4.948in" svg:x="10.1839in" svg:y="1.1689in">
            <draw:object draw:notify-on-update-of-ranges="'30'.A2:'30'.A49 '30'.B1:'30'.B1 '30'.B2:'30'.B49 '30'.C1:'30'.C1 '30'.C2:'30'.C49 '30'.D1:'30'.D1 '30'.D2:'30'.D49 '30'.E1:'30'.E1 '30'.E2:'30'.E4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3753.92" calcext:value-type="float">
            <text:p>3753.92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4091915.3664" calcext:value-type="float">
            <text:p>14091915.3664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3690.92" calcext:value-type="float">
            <text:p>3690.92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622890.4464" calcext:value-type="float">
            <text:p>13622890.4464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4229.42" calcext:value-type="float">
            <text:p>4229.42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17887993.5364" calcext:value-type="float">
            <text:p>17887993.5364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4268.46" calcext:value-type="float">
            <text:p>4268.46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18219750.7716" calcext:value-type="float">
            <text:p>18219750.7716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4970.57" calcext:value-type="float">
            <text:p>4970.57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24706566.1249" calcext:value-type="float">
            <text:p>24706566.1249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5125.74" calcext:value-type="float">
            <text:p>5125.74</text:p>
          </table:table-cell>
          <table:table-cell office:value-type="float" office:value="3139.9" calcext:value-type="float">
            <text:p>3139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26273210.5476" calcext:value-type="float">
            <text:p>26273210.5476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5907.83" calcext:value-type="float">
            <text:p>5907.83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34902455.3089" calcext:value-type="float">
            <text:p>34902455.3089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6316.2" calcext:value-type="float">
            <text:p>6316.2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39894382.44" calcext:value-type="float">
            <text:p>39894382.44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office:value-type="float" office:value="6620.65" calcext:value-type="float">
            <text:p>6620.65</text:p>
          </table:table-cell>
          <table:table-cell office:value-type="float" office:value="4102.71" calcext:value-type="float">
            <text:p>4102.7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43833006.4225" calcext:value-type="float">
            <text:p>43833006.4225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office:value-type="float" office:value="6773.38" calcext:value-type="float">
            <text:p>6773.38</text:p>
          </table:table-cell>
          <table:table-cell office:value-type="float" office:value="4255.44" calcext:value-type="float">
            <text:p>4255.4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45878676.6244" calcext:value-type="float">
            <text:p>45878676.6244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office:value-type="float" office:value="6781.66" calcext:value-type="float">
            <text:p>6781.66</text:p>
          </table:table-cell>
          <table:table-cell office:value-type="float" office:value="4263.73" calcext:value-type="float">
            <text:p>4263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45990912.3556" calcext:value-type="float">
            <text:p>45990912.3556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office:value-type="float" office:value="6710.92" calcext:value-type="float">
            <text:p>6710.92</text:p>
          </table:table-cell>
          <table:table-cell office:value-type="float" office:value="4192.99" calcext:value-type="float">
            <text:p>4192.9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45036447.2464" calcext:value-type="float">
            <text:p>45036447.2464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1977136.193125" calcext:value-type="float">
            <text:p>11977136.19312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460.79993543761" calcext:value-type="float">
            <text:p>3460.79993543761</text:p>
          </table:table-cell>
          <table:table-cell table:number-columns-repeated="2"/>
        </table:table-row>
      </table:table>
      <table:table table:name="32" table:style-name="ta1">
        <table:shapes>
          <draw:frame draw:z-index="0" draw:style-name="gr1" draw:text-style-name="P1" svg:width="8.7972in" svg:height="4.948in" svg:x="10.1839in" svg:y="1.1689in">
            <draw:object draw:notify-on-update-of-ranges="'32'.A2:'32'.A49 '32'.B1:'32'.B1 '32'.B2:'32'.B49 '32'.C1:'32'.C1 '32'.C2:'32'.C49 '32'.D1:'32'.D1 '32'.D2:'32'.D49 '32'.E1:'32'.E1 '32'.E2:'32'.E49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4229.42" calcext:value-type="float">
            <text:p>4229.42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17887993.5364" calcext:value-type="float">
            <text:p>17887993.5364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4268.46" calcext:value-type="float">
            <text:p>4268.46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18219750.7716" calcext:value-type="float">
            <text:p>18219750.7716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4970.57" calcext:value-type="float">
            <text:p>4970.57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24706566.1249" calcext:value-type="float">
            <text:p>24706566.1249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5125.74" calcext:value-type="float">
            <text:p>5125.74</text:p>
          </table:table-cell>
          <table:table-cell office:value-type="float" office:value="3139.9" calcext:value-type="float">
            <text:p>3139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26273210.5476" calcext:value-type="float">
            <text:p>26273210.5476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5907.83" calcext:value-type="float">
            <text:p>5907.83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34902455.3089" calcext:value-type="float">
            <text:p>34902455.3089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6316.2" calcext:value-type="float">
            <text:p>6316.2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39894382.44" calcext:value-type="float">
            <text:p>39894382.44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office:value-type="float" office:value="6620.65" calcext:value-type="float">
            <text:p>6620.65</text:p>
          </table:table-cell>
          <table:table-cell office:value-type="float" office:value="4102.71" calcext:value-type="float">
            <text:p>4102.7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43833006.4225" calcext:value-type="float">
            <text:p>43833006.4225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office:value-type="float" office:value="6773.38" calcext:value-type="float">
            <text:p>6773.38</text:p>
          </table:table-cell>
          <table:table-cell office:value-type="float" office:value="4255.44" calcext:value-type="float">
            <text:p>4255.4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45878676.6244" calcext:value-type="float">
            <text:p>45878676.6244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office:value-type="float" office:value="6781.66" calcext:value-type="float">
            <text:p>6781.66</text:p>
          </table:table-cell>
          <table:table-cell office:value-type="float" office:value="4263.73" calcext:value-type="float">
            <text:p>4263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45990912.3556" calcext:value-type="float">
            <text:p>45990912.3556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office:value-type="float" office:value="6710.92" calcext:value-type="float">
            <text:p>6710.92</text:p>
          </table:table-cell>
          <table:table-cell office:value-type="float" office:value="4192.99" calcext:value-type="float">
            <text:p>4192.9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45036447.2464" calcext:value-type="float">
            <text:p>45036447.2464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office:value-type="float" office:value="6615.65" calcext:value-type="float">
            <text:p>6615.65</text:p>
          </table:table-cell>
          <table:table-cell office:value-type="float" office:value="4097.72" calcext:value-type="float">
            <text:p>4097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43766824.9225" calcext:value-type="float">
            <text:p>43766824.9225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office:value-type="float" office:value="6489.08" calcext:value-type="float">
            <text:p>6489.08</text:p>
          </table:table-cell>
          <table:table-cell office:value-type="float" office:value="3971.15" calcext:value-type="float">
            <text:p>3971.1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42108159.2464" calcext:value-type="float">
            <text:p>42108159.2464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2570936.4776125" calcext:value-type="float">
            <text:p>12570936.477612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545.55164644551" calcext:value-type="float">
            <text:p>3545.55164644551</text:p>
          </table:table-cell>
          <table:table-cell table:number-columns-repeated="2"/>
        </table:table-row>
      </table:table>
      <table:table table:name="34" table:style-name="ta1">
        <table:shapes>
          <draw:frame draw:z-index="0" draw:style-name="gr1" draw:text-style-name="P1" svg:width="8.7972in" svg:height="4.948in" svg:x="10.1839in" svg:y="1.1689in">
            <draw:object draw:notify-on-update-of-ranges="'34'.A2:'34'.A49 '34'.B1:'34'.B1 '34'.B2:'34'.B49 '34'.C1:'34'.C1 '34'.C2:'34'.C49 '34'.D1:'34'.D1 '34'.D2:'34'.D49 '34'.E1:'34'.E1 '34'.E2:'34'.E49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4970.57" calcext:value-type="float">
            <text:p>4970.57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24706566.1249" calcext:value-type="float">
            <text:p>24706566.1249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5125.74" calcext:value-type="float">
            <text:p>5125.74</text:p>
          </table:table-cell>
          <table:table-cell office:value-type="float" office:value="3139.9" calcext:value-type="float">
            <text:p>3139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26273210.5476" calcext:value-type="float">
            <text:p>26273210.5476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5907.83" calcext:value-type="float">
            <text:p>5907.83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34902455.3089" calcext:value-type="float">
            <text:p>34902455.3089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6316.2" calcext:value-type="float">
            <text:p>6316.2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39894382.44" calcext:value-type="float">
            <text:p>39894382.44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office:value-type="float" office:value="6620.65" calcext:value-type="float">
            <text:p>6620.65</text:p>
          </table:table-cell>
          <table:table-cell office:value-type="float" office:value="4102.71" calcext:value-type="float">
            <text:p>4102.7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43833006.4225" calcext:value-type="float">
            <text:p>43833006.4225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office:value-type="float" office:value="6773.38" calcext:value-type="float">
            <text:p>6773.38</text:p>
          </table:table-cell>
          <table:table-cell office:value-type="float" office:value="4255.44" calcext:value-type="float">
            <text:p>4255.4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45878676.6244" calcext:value-type="float">
            <text:p>45878676.6244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office:value-type="float" office:value="6781.66" calcext:value-type="float">
            <text:p>6781.66</text:p>
          </table:table-cell>
          <table:table-cell office:value-type="float" office:value="4263.73" calcext:value-type="float">
            <text:p>4263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45990912.3556" calcext:value-type="float">
            <text:p>45990912.3556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office:value-type="float" office:value="6710.92" calcext:value-type="float">
            <text:p>6710.92</text:p>
          </table:table-cell>
          <table:table-cell office:value-type="float" office:value="4192.99" calcext:value-type="float">
            <text:p>4192.9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45036447.2464" calcext:value-type="float">
            <text:p>45036447.2464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office:value-type="float" office:value="6615.65" calcext:value-type="float">
            <text:p>6615.65</text:p>
          </table:table-cell>
          <table:table-cell office:value-type="float" office:value="4097.72" calcext:value-type="float">
            <text:p>4097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43766824.9225" calcext:value-type="float">
            <text:p>43766824.9225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office:value-type="float" office:value="6489.08" calcext:value-type="float">
            <text:p>6489.08</text:p>
          </table:table-cell>
          <table:table-cell office:value-type="float" office:value="3971.15" calcext:value-type="float">
            <text:p>3971.1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42108159.2464" calcext:value-type="float">
            <text:p>42108159.2464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office:value-type="float" office:value="6302.03" calcext:value-type="float">
            <text:p>6302.03</text:p>
          </table:table-cell>
          <table:table-cell office:value-type="float" office:value="3784.1" calcext:value-type="float">
            <text:p>3784.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39715582.1209" calcext:value-type="float">
            <text:p>39715582.1209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office:value-type="float" office:value="6025.26" calcext:value-type="float">
            <text:p>6025.26</text:p>
          </table:table-cell>
          <table:table-cell office:value-type="float" office:value="3507.33" calcext:value-type="float">
            <text:p>3507.3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36303758.0676" calcext:value-type="float">
            <text:p>36303758.0676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2972694.241" calcext:value-type="float">
            <text:p>12972694.24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601.76265750535" calcext:value-type="float">
            <text:p>3601.76265750535</text:p>
          </table:table-cell>
          <table:table-cell table:number-columns-repeated="2"/>
        </table:table-row>
      </table:table>
      <table:table table:name="36" table:style-name="ta1">
        <table:shapes>
          <draw:frame draw:z-index="0" draw:style-name="gr1" draw:text-style-name="P1" svg:width="8.7972in" svg:height="4.948in" svg:x="10.1839in" svg:y="1.1689in">
            <draw:object draw:notify-on-update-of-ranges="'36'.A2:'36'.A49 '36'.B1:'36'.B1 '36'.B2:'36'.B49 '36'.C1:'36'.C1 '36'.C2:'36'.C49 '36'.D1:'36'.D1 '36'.D2:'36'.D49 '36'.E1:'36'.E1 '36'.E2:'36'.E49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office:value-type="float" office:value="5540.28" calcext:value-type="float">
            <text:p>5540.28</text:p>
          </table:table-cell>
          <table:table-cell office:value-type="float" office:value="3022.34" calcext:value-type="float">
            <text:p>3022.3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30694702.4784" calcext:value-type="float">
            <text:p>30694702.4784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5907.83" calcext:value-type="float">
            <text:p>5907.83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34902455.3089" calcext:value-type="float">
            <text:p>34902455.3089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6316.2" calcext:value-type="float">
            <text:p>6316.2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39894382.44" calcext:value-type="float">
            <text:p>39894382.44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office:value-type="float" office:value="6620.65" calcext:value-type="float">
            <text:p>6620.65</text:p>
          </table:table-cell>
          <table:table-cell office:value-type="float" office:value="4102.71" calcext:value-type="float">
            <text:p>4102.7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43833006.4225" calcext:value-type="float">
            <text:p>43833006.4225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office:value-type="float" office:value="6773.38" calcext:value-type="float">
            <text:p>6773.38</text:p>
          </table:table-cell>
          <table:table-cell office:value-type="float" office:value="4255.44" calcext:value-type="float">
            <text:p>4255.4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45878676.6244" calcext:value-type="float">
            <text:p>45878676.6244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office:value-type="float" office:value="6781.66" calcext:value-type="float">
            <text:p>6781.66</text:p>
          </table:table-cell>
          <table:table-cell office:value-type="float" office:value="4263.73" calcext:value-type="float">
            <text:p>4263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45990912.3556" calcext:value-type="float">
            <text:p>45990912.3556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office:value-type="float" office:value="6710.92" calcext:value-type="float">
            <text:p>6710.92</text:p>
          </table:table-cell>
          <table:table-cell office:value-type="float" office:value="4192.99" calcext:value-type="float">
            <text:p>4192.9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45036447.2464" calcext:value-type="float">
            <text:p>45036447.2464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office:value-type="float" office:value="6615.65" calcext:value-type="float">
            <text:p>6615.65</text:p>
          </table:table-cell>
          <table:table-cell office:value-type="float" office:value="4097.72" calcext:value-type="float">
            <text:p>4097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43766824.9225" calcext:value-type="float">
            <text:p>43766824.9225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office:value-type="float" office:value="6489.08" calcext:value-type="float">
            <text:p>6489.08</text:p>
          </table:table-cell>
          <table:table-cell office:value-type="float" office:value="3971.15" calcext:value-type="float">
            <text:p>3971.1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42108159.2464" calcext:value-type="float">
            <text:p>42108159.2464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office:value-type="float" office:value="6302.03" calcext:value-type="float">
            <text:p>6302.03</text:p>
          </table:table-cell>
          <table:table-cell office:value-type="float" office:value="3784.1" calcext:value-type="float">
            <text:p>3784.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39715582.1209" calcext:value-type="float">
            <text:p>39715582.1209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office:value-type="float" office:value="6025.26" calcext:value-type="float">
            <text:p>6025.26</text:p>
          </table:table-cell>
          <table:table-cell office:value-type="float" office:value="3507.33" calcext:value-type="float">
            <text:p>3507.3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36303758.0676" calcext:value-type="float">
            <text:p>36303758.0676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office:value-type="float" office:value="5704.11" calcext:value-type="float">
            <text:p>5704.11</text:p>
          </table:table-cell>
          <table:table-cell office:value-type="float" office:value="3186.18" calcext:value-type="float">
            <text:p>3186.1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32536870.8921" calcext:value-type="float">
            <text:p>32536870.8921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3093143.791825" calcext:value-type="float">
            <text:p>13093143.79182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618.4449411073" calcext:value-type="float">
            <text:p>3618.4449411073</text:p>
          </table:table-cell>
          <table:table-cell table:number-columns-repeated="2"/>
        </table:table-row>
      </table:table>
      <table:table table:name="38" table:style-name="ta1">
        <table:shapes>
          <draw:frame draw:z-index="0" draw:style-name="gr1" draw:text-style-name="P1" svg:width="8.7972in" svg:height="4.948in" svg:x="10.1839in" svg:y="1.1689in">
            <draw:object draw:notify-on-update-of-ranges="'38'.A2:'38'.A49 '38'.B1:'38'.B1 '38'.B2:'38'.B49 '38'.C1:'38'.C1 '38'.C2:'38'.C49 '38'.D1:'38'.D1 '38'.D2:'38'.D49 '38'.E1:'38'.E1 '38'.E2:'38'.E49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office:value-type="float" office:value="5540.28" calcext:value-type="float">
            <text:p>5540.28</text:p>
          </table:table-cell>
          <table:table-cell office:value-type="float" office:value="3022.34" calcext:value-type="float">
            <text:p>3022.3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30694702.4784" calcext:value-type="float">
            <text:p>30694702.4784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office:value-type="float" office:value="5321.52" calcext:value-type="float">
            <text:p>5321.52</text:p>
          </table:table-cell>
          <table:table-cell office:value-type="float" office:value="2803.59" calcext:value-type="float">
            <text:p>2803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28318575.1104" calcext:value-type="float">
            <text:p>28318575.1104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office:value-type="float" office:value="5097.68" calcext:value-type="float">
            <text:p>5097.68</text:p>
          </table:table-cell>
          <table:table-cell office:value-type="float" office:value="2579.75" calcext:value-type="float">
            <text:p>2579.7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25986341.3824" calcext:value-type="float">
            <text:p>25986341.3824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office:value-type="float" office:value="6620.65" calcext:value-type="float">
            <text:p>6620.65</text:p>
          </table:table-cell>
          <table:table-cell office:value-type="float" office:value="4102.71" calcext:value-type="float">
            <text:p>4102.7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43833006.4225" calcext:value-type="float">
            <text:p>43833006.4225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office:value-type="float" office:value="6773.38" calcext:value-type="float">
            <text:p>6773.38</text:p>
          </table:table-cell>
          <table:table-cell office:value-type="float" office:value="4255.44" calcext:value-type="float">
            <text:p>4255.4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45878676.6244" calcext:value-type="float">
            <text:p>45878676.6244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office:value-type="float" office:value="6781.66" calcext:value-type="float">
            <text:p>6781.66</text:p>
          </table:table-cell>
          <table:table-cell office:value-type="float" office:value="4263.73" calcext:value-type="float">
            <text:p>4263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45990912.3556" calcext:value-type="float">
            <text:p>45990912.3556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office:value-type="float" office:value="6710.92" calcext:value-type="float">
            <text:p>6710.92</text:p>
          </table:table-cell>
          <table:table-cell office:value-type="float" office:value="4192.99" calcext:value-type="float">
            <text:p>4192.9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45036447.2464" calcext:value-type="float">
            <text:p>45036447.2464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office:value-type="float" office:value="6615.65" calcext:value-type="float">
            <text:p>6615.65</text:p>
          </table:table-cell>
          <table:table-cell office:value-type="float" office:value="4097.72" calcext:value-type="float">
            <text:p>4097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43766824.9225" calcext:value-type="float">
            <text:p>43766824.9225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office:value-type="float" office:value="6489.08" calcext:value-type="float">
            <text:p>6489.08</text:p>
          </table:table-cell>
          <table:table-cell office:value-type="float" office:value="3971.15" calcext:value-type="float">
            <text:p>3971.1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42108159.2464" calcext:value-type="float">
            <text:p>42108159.2464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office:value-type="float" office:value="6302.03" calcext:value-type="float">
            <text:p>6302.03</text:p>
          </table:table-cell>
          <table:table-cell office:value-type="float" office:value="3784.1" calcext:value-type="float">
            <text:p>3784.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39715582.1209" calcext:value-type="float">
            <text:p>39715582.1209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office:value-type="float" office:value="6025.26" calcext:value-type="float">
            <text:p>6025.26</text:p>
          </table:table-cell>
          <table:table-cell office:value-type="float" office:value="3507.33" calcext:value-type="float">
            <text:p>3507.3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36303758.0676" calcext:value-type="float">
            <text:p>36303758.0676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office:value-type="float" office:value="5704.11" calcext:value-type="float">
            <text:p>5704.11</text:p>
          </table:table-cell>
          <table:table-cell office:value-type="float" office:value="3186.18" calcext:value-type="float">
            <text:p>3186.1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32536870.8921" calcext:value-type="float">
            <text:p>32536870.8921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2903792.3084125" calcext:value-type="float">
            <text:p>12903792.308412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592.18489340575" calcext:value-type="float">
            <text:p>3592.18489340575</text:p>
          </table:table-cell>
          <table:table-cell table:number-columns-repeated="2"/>
        </table:table-row>
      </table:table>
      <table:table table:name="40" table:style-name="ta1">
        <table:shapes>
          <draw:frame draw:z-index="0" draw:style-name="gr1" draw:text-style-name="P1" svg:width="8.7972in" svg:height="4.948in" svg:x="10.1839in" svg:y="1.1689in">
            <draw:object draw:notify-on-update-of-ranges="'40'.A2:'40'.A49 '40'.B1:'40'.B1 '40'.B2:'40'.B49 '40'.C1:'40'.C1 '40'.C2:'40'.C49 '40'.D1:'40'.D1 '40'.D2:'40'.D49 '40'.E1:'40'.E1 '40'.E2:'40'.E49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office:value-type="float" office:value="5540.28" calcext:value-type="float">
            <text:p>5540.28</text:p>
          </table:table-cell>
          <table:table-cell office:value-type="float" office:value="3022.34" calcext:value-type="float">
            <text:p>3022.3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30694702.4784" calcext:value-type="float">
            <text:p>30694702.4784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office:value-type="float" office:value="5321.52" calcext:value-type="float">
            <text:p>5321.52</text:p>
          </table:table-cell>
          <table:table-cell office:value-type="float" office:value="2803.59" calcext:value-type="float">
            <text:p>2803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28318575.1104" calcext:value-type="float">
            <text:p>28318575.1104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office:value-type="float" office:value="5097.68" calcext:value-type="float">
            <text:p>5097.68</text:p>
          </table:table-cell>
          <table:table-cell office:value-type="float" office:value="2579.75" calcext:value-type="float">
            <text:p>2579.7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25986341.3824" calcext:value-type="float">
            <text:p>25986341.3824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office:value-type="float" office:value="4885.01" calcext:value-type="float">
            <text:p>4885.01</text:p>
          </table:table-cell>
          <table:table-cell office:value-type="float" office:value="2367.08" calcext:value-type="float">
            <text:p>2367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23863322.7001" calcext:value-type="float">
            <text:p>23863322.7001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office:value-type="float" office:value="4766.95" calcext:value-type="float">
            <text:p>4766.95</text:p>
          </table:table-cell>
          <table:table-cell office:value-type="float" office:value="2249.02" calcext:value-type="float">
            <text:p>2249.0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22723812.3025" calcext:value-type="float">
            <text:p>22723812.3025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office:value-type="float" office:value="6781.66" calcext:value-type="float">
            <text:p>6781.66</text:p>
          </table:table-cell>
          <table:table-cell office:value-type="float" office:value="4263.73" calcext:value-type="float">
            <text:p>4263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45990912.3556" calcext:value-type="float">
            <text:p>45990912.3556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office:value-type="float" office:value="6710.92" calcext:value-type="float">
            <text:p>6710.92</text:p>
          </table:table-cell>
          <table:table-cell office:value-type="float" office:value="4192.99" calcext:value-type="float">
            <text:p>4192.9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45036447.2464" calcext:value-type="float">
            <text:p>45036447.2464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office:value-type="float" office:value="6615.65" calcext:value-type="float">
            <text:p>6615.65</text:p>
          </table:table-cell>
          <table:table-cell office:value-type="float" office:value="4097.72" calcext:value-type="float">
            <text:p>4097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43766824.9225" calcext:value-type="float">
            <text:p>43766824.9225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office:value-type="float" office:value="6489.08" calcext:value-type="float">
            <text:p>6489.08</text:p>
          </table:table-cell>
          <table:table-cell office:value-type="float" office:value="3971.15" calcext:value-type="float">
            <text:p>3971.1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42108159.2464" calcext:value-type="float">
            <text:p>42108159.2464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office:value-type="float" office:value="6302.03" calcext:value-type="float">
            <text:p>6302.03</text:p>
          </table:table-cell>
          <table:table-cell office:value-type="float" office:value="3784.1" calcext:value-type="float">
            <text:p>3784.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39715582.1209" calcext:value-type="float">
            <text:p>39715582.1209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office:value-type="float" office:value="6025.26" calcext:value-type="float">
            <text:p>6025.26</text:p>
          </table:table-cell>
          <table:table-cell office:value-type="float" office:value="3507.33" calcext:value-type="float">
            <text:p>3507.3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36303758.0676" calcext:value-type="float">
            <text:p>36303758.0676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office:value-type="float" office:value="5704.11" calcext:value-type="float">
            <text:p>5704.11</text:p>
          </table:table-cell>
          <table:table-cell office:value-type="float" office:value="3186.18" calcext:value-type="float">
            <text:p>3186.1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32536870.8921" calcext:value-type="float">
            <text:p>32536870.8921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2511194.2293833" calcext:value-type="float">
            <text:p>12511194.229383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537.11665476039" calcext:value-type="float">
            <text:p>3537.11665476039</text:p>
          </table:table-cell>
          <table:table-cell table:number-columns-repeated="2"/>
        </table:table-row>
      </table:table>
      <table:table table:name="42" table:style-name="ta1">
        <table:shapes>
          <draw:frame draw:z-index="0" draw:style-name="gr1" draw:text-style-name="P1" svg:width="8.7972in" svg:height="4.948in" svg:x="10.1839in" svg:y="1.1689in">
            <draw:object draw:notify-on-update-of-ranges="'42'.A2:'42'.A49 '42'.B1:'42'.B1 '42'.B2:'42'.B49 '42'.C1:'42'.C1 '42'.C2:'42'.C49 '42'.D1:'42'.D1 '42'.D2:'42'.D49 '42'.E1:'42'.E1 '42'.E2:'42'.E49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office:value-type="float" office:value="5540.28" calcext:value-type="float">
            <text:p>5540.28</text:p>
          </table:table-cell>
          <table:table-cell office:value-type="float" office:value="3022.34" calcext:value-type="float">
            <text:p>3022.3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30694702.4784" calcext:value-type="float">
            <text:p>30694702.4784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office:value-type="float" office:value="5321.52" calcext:value-type="float">
            <text:p>5321.52</text:p>
          </table:table-cell>
          <table:table-cell office:value-type="float" office:value="2803.59" calcext:value-type="float">
            <text:p>2803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28318575.1104" calcext:value-type="float">
            <text:p>28318575.1104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office:value-type="float" office:value="5097.68" calcext:value-type="float">
            <text:p>5097.68</text:p>
          </table:table-cell>
          <table:table-cell office:value-type="float" office:value="2579.75" calcext:value-type="float">
            <text:p>2579.7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25986341.3824" calcext:value-type="float">
            <text:p>25986341.3824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office:value-type="float" office:value="4885.01" calcext:value-type="float">
            <text:p>4885.01</text:p>
          </table:table-cell>
          <table:table-cell office:value-type="float" office:value="2367.08" calcext:value-type="float">
            <text:p>2367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23863322.7001" calcext:value-type="float">
            <text:p>23863322.7001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office:value-type="float" office:value="4766.95" calcext:value-type="float">
            <text:p>4766.95</text:p>
          </table:table-cell>
          <table:table-cell office:value-type="float" office:value="2249.02" calcext:value-type="float">
            <text:p>2249.0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22723812.3025" calcext:value-type="float">
            <text:p>22723812.3025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office:value-type="float" office:value="4646.01" calcext:value-type="float">
            <text:p>4646.01</text:p>
          </table:table-cell>
          <table:table-cell office:value-type="float" office:value="2128.08" calcext:value-type="float">
            <text:p>2128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21585408.9201" calcext:value-type="float">
            <text:p>21585408.9201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office:value-type="float" office:value="4537.09" calcext:value-type="float">
            <text:p>4537.09</text:p>
          </table:table-cell>
          <table:table-cell office:value-type="float" office:value="2019.16" calcext:value-type="float">
            <text:p>2019.1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20585185.6681" calcext:value-type="float">
            <text:p>20585185.6681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office:value-type="float" office:value="6615.65" calcext:value-type="float">
            <text:p>6615.65</text:p>
          </table:table-cell>
          <table:table-cell office:value-type="float" office:value="4097.72" calcext:value-type="float">
            <text:p>4097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43766824.9225" calcext:value-type="float">
            <text:p>43766824.9225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office:value-type="float" office:value="6489.08" calcext:value-type="float">
            <text:p>6489.08</text:p>
          </table:table-cell>
          <table:table-cell office:value-type="float" office:value="3971.15" calcext:value-type="float">
            <text:p>3971.1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42108159.2464" calcext:value-type="float">
            <text:p>42108159.2464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office:value-type="float" office:value="6302.03" calcext:value-type="float">
            <text:p>6302.03</text:p>
          </table:table-cell>
          <table:table-cell office:value-type="float" office:value="3784.1" calcext:value-type="float">
            <text:p>3784.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39715582.1209" calcext:value-type="float">
            <text:p>39715582.1209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office:value-type="float" office:value="6025.26" calcext:value-type="float">
            <text:p>6025.26</text:p>
          </table:table-cell>
          <table:table-cell office:value-type="float" office:value="3507.33" calcext:value-type="float">
            <text:p>3507.3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36303758.0676" calcext:value-type="float">
            <text:p>36303758.0676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office:value-type="float" office:value="5704.11" calcext:value-type="float">
            <text:p>5704.11</text:p>
          </table:table-cell>
          <table:table-cell office:value-type="float" office:value="3186.18" calcext:value-type="float">
            <text:p>3186.1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32536870.8921" calcext:value-type="float">
            <text:p>32536870.8921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2059070.5220333" calcext:value-type="float">
            <text:p>12059070.522033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472.61724381385" calcext:value-type="float">
            <text:p>3472.61724381385</text:p>
          </table:table-cell>
          <table:table-cell table:number-columns-repeated="2"/>
        </table:table-row>
      </table:table>
      <table:table table:name="44" table:style-name="ta1">
        <table:shapes>
          <draw:frame draw:z-index="0" draw:style-name="gr1" draw:text-style-name="P1" svg:width="8.7972in" svg:height="4.948in" svg:x="10.1839in" svg:y="1.1689in">
            <draw:object draw:notify-on-update-of-ranges="'44'.A2:'44'.A49 '44'.B1:'44'.B1 '44'.B2:'44'.B49 '44'.C1:'44'.C1 '44'.C2:'44'.C49 '44'.D1:'44'.D1 '44'.D2:'44'.D49 '44'.E1:'44'.E1 '44'.E2:'44'.E49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office:value-type="float" office:value="5540.28" calcext:value-type="float">
            <text:p>5540.28</text:p>
          </table:table-cell>
          <table:table-cell office:value-type="float" office:value="3022.34" calcext:value-type="float">
            <text:p>3022.3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30694702.4784" calcext:value-type="float">
            <text:p>30694702.4784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office:value-type="float" office:value="5321.52" calcext:value-type="float">
            <text:p>5321.52</text:p>
          </table:table-cell>
          <table:table-cell office:value-type="float" office:value="2803.59" calcext:value-type="float">
            <text:p>2803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28318575.1104" calcext:value-type="float">
            <text:p>28318575.1104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office:value-type="float" office:value="5097.68" calcext:value-type="float">
            <text:p>5097.68</text:p>
          </table:table-cell>
          <table:table-cell office:value-type="float" office:value="2579.75" calcext:value-type="float">
            <text:p>2579.7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25986341.3824" calcext:value-type="float">
            <text:p>25986341.3824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office:value-type="float" office:value="4885.01" calcext:value-type="float">
            <text:p>4885.01</text:p>
          </table:table-cell>
          <table:table-cell office:value-type="float" office:value="2367.08" calcext:value-type="float">
            <text:p>2367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23863322.7001" calcext:value-type="float">
            <text:p>23863322.7001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office:value-type="float" office:value="4766.95" calcext:value-type="float">
            <text:p>4766.95</text:p>
          </table:table-cell>
          <table:table-cell office:value-type="float" office:value="2249.02" calcext:value-type="float">
            <text:p>2249.0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22723812.3025" calcext:value-type="float">
            <text:p>22723812.3025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office:value-type="float" office:value="4646.01" calcext:value-type="float">
            <text:p>4646.01</text:p>
          </table:table-cell>
          <table:table-cell office:value-type="float" office:value="2128.08" calcext:value-type="float">
            <text:p>2128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21585408.9201" calcext:value-type="float">
            <text:p>21585408.9201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office:value-type="float" office:value="4537.09" calcext:value-type="float">
            <text:p>4537.09</text:p>
          </table:table-cell>
          <table:table-cell office:value-type="float" office:value="2019.16" calcext:value-type="float">
            <text:p>2019.1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20585185.6681" calcext:value-type="float">
            <text:p>20585185.6681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office:value-type="float" office:value="4458.13" calcext:value-type="float">
            <text:p>4458.13</text:p>
          </table:table-cell>
          <table:table-cell office:value-type="float" office:value="1940.2" calcext:value-type="float">
            <text:p>1940.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19874923.0969" calcext:value-type="float">
            <text:p>19874923.0969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office:value-type="float" office:value="4390.41" calcext:value-type="float">
            <text:p>4390.41</text:p>
          </table:table-cell>
          <table:table-cell office:value-type="float" office:value="1872.48" calcext:value-type="float">
            <text:p>1872.4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19275699.9681" calcext:value-type="float">
            <text:p>19275699.9681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office:value-type="float" office:value="6302.03" calcext:value-type="float">
            <text:p>6302.03</text:p>
          </table:table-cell>
          <table:table-cell office:value-type="float" office:value="3784.1" calcext:value-type="float">
            <text:p>3784.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39715582.1209" calcext:value-type="float">
            <text:p>39715582.1209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office:value-type="float" office:value="6025.26" calcext:value-type="float">
            <text:p>6025.26</text:p>
          </table:table-cell>
          <table:table-cell office:value-type="float" office:value="3507.33" calcext:value-type="float">
            <text:p>3507.3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36303758.0676" calcext:value-type="float">
            <text:p>36303758.0676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office:value-type="float" office:value="5704.11" calcext:value-type="float">
            <text:p>5704.11</text:p>
          </table:table-cell>
          <table:table-cell office:value-type="float" office:value="3186.18" calcext:value-type="float">
            <text:p>3186.1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32536870.8921" calcext:value-type="float">
            <text:p>32536870.8921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1612537.6684208" calcext:value-type="float">
            <text:p>11612537.668420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407.71736921078" calcext:value-type="float">
            <text:p>3407.71736921078</text:p>
          </table:table-cell>
          <table:table-cell table:number-columns-repeated="2"/>
        </table:table-row>
      </table:table>
      <table:table table:name="46" table:style-name="ta1">
        <table:shapes>
          <draw:frame draw:z-index="0" draw:style-name="gr1" draw:text-style-name="P1" svg:width="8.7972in" svg:height="4.948in" svg:x="10.1839in" svg:y="1.1689in">
            <draw:object draw:notify-on-update-of-ranges="'46'.A2:'46'.A49 '46'.B1:'46'.B1 '46'.B2:'46'.B49 '46'.C1:'46'.C1 '46'.C2:'46'.C49 '46'.D1:'46'.D1 '46'.D2:'46'.D49 '46'.E1:'46'.E1 '46'.E2:'46'.E49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office:value-type="float" office:value="5540.28" calcext:value-type="float">
            <text:p>5540.28</text:p>
          </table:table-cell>
          <table:table-cell office:value-type="float" office:value="3022.34" calcext:value-type="float">
            <text:p>3022.3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30694702.4784" calcext:value-type="float">
            <text:p>30694702.4784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office:value-type="float" office:value="5321.52" calcext:value-type="float">
            <text:p>5321.52</text:p>
          </table:table-cell>
          <table:table-cell office:value-type="float" office:value="2803.59" calcext:value-type="float">
            <text:p>2803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28318575.1104" calcext:value-type="float">
            <text:p>28318575.1104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office:value-type="float" office:value="5097.68" calcext:value-type="float">
            <text:p>5097.68</text:p>
          </table:table-cell>
          <table:table-cell office:value-type="float" office:value="2579.75" calcext:value-type="float">
            <text:p>2579.7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25986341.3824" calcext:value-type="float">
            <text:p>25986341.3824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office:value-type="float" office:value="4885.01" calcext:value-type="float">
            <text:p>4885.01</text:p>
          </table:table-cell>
          <table:table-cell office:value-type="float" office:value="2367.08" calcext:value-type="float">
            <text:p>2367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23863322.7001" calcext:value-type="float">
            <text:p>23863322.7001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office:value-type="float" office:value="4766.95" calcext:value-type="float">
            <text:p>4766.95</text:p>
          </table:table-cell>
          <table:table-cell office:value-type="float" office:value="2249.02" calcext:value-type="float">
            <text:p>2249.0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22723812.3025" calcext:value-type="float">
            <text:p>22723812.3025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office:value-type="float" office:value="4646.01" calcext:value-type="float">
            <text:p>4646.01</text:p>
          </table:table-cell>
          <table:table-cell office:value-type="float" office:value="2128.08" calcext:value-type="float">
            <text:p>2128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21585408.9201" calcext:value-type="float">
            <text:p>21585408.9201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office:value-type="float" office:value="4537.09" calcext:value-type="float">
            <text:p>4537.09</text:p>
          </table:table-cell>
          <table:table-cell office:value-type="float" office:value="2019.16" calcext:value-type="float">
            <text:p>2019.1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20585185.6681" calcext:value-type="float">
            <text:p>20585185.6681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office:value-type="float" office:value="4458.13" calcext:value-type="float">
            <text:p>4458.13</text:p>
          </table:table-cell>
          <table:table-cell office:value-type="float" office:value="1940.2" calcext:value-type="float">
            <text:p>1940.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19874923.0969" calcext:value-type="float">
            <text:p>19874923.0969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office:value-type="float" office:value="4390.41" calcext:value-type="float">
            <text:p>4390.41</text:p>
          </table:table-cell>
          <table:table-cell office:value-type="float" office:value="1872.48" calcext:value-type="float">
            <text:p>1872.4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19275699.9681" calcext:value-type="float">
            <text:p>19275699.9681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office:value-type="float" office:value="4335.8" calcext:value-type="float">
            <text:p>4335.8</text:p>
          </table:table-cell>
          <table:table-cell office:value-type="float" office:value="1817.87" calcext:value-type="float">
            <text:p>1817.8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18799161.64" calcext:value-type="float">
            <text:p>18799161.64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office:value-type="float" office:value="4336.91" calcext:value-type="float">
            <text:p>4336.91</text:p>
          </table:table-cell>
          <table:table-cell office:value-type="float" office:value="1818.98" calcext:value-type="float">
            <text:p>1818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18808788.3481" calcext:value-type="float">
            <text:p>18808788.3481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office:value-type="float" office:value="5704.11" calcext:value-type="float">
            <text:p>5704.11</text:p>
          </table:table-cell>
          <table:table-cell office:value-type="float" office:value="3186.18" calcext:value-type="float">
            <text:p>3186.1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32536870.8921" calcext:value-type="float">
            <text:p>32536870.8921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1229121.9759458" calcext:value-type="float">
            <text:p>11229121.975945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350.98820886404" calcext:value-type="float">
            <text:p>3350.9882088640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7T18:54:58.648175905</dc:date>
    <meta:editing-duration>PT1H15M17S</meta:editing-duration>
    <meta:editing-cycles>6</meta:editing-cycles>
    <meta:generator>LibreOffice/7.3.7.2$Linux_X86_64 LibreOffice_project/30$Build-2</meta:generator>
    <meta:document-statistic meta:table-count="24" meta:cell-count="10560" meta:object-count="2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946cm" svg:y="1.417cm" chart:style-name="ch3">
          <text:p>time shift : 3 - cost : 3284</text:p>
        </chart:subtitle>
        <chart:legend chart:legend-position="end" svg:x="18.303cm" svg:y="5.238cm" style:legend-expansion="high" chart:style-name="ch4"/>
        <chart:plot-area chart:style-name="ch5" table:cell-range-address="'2'.A1:'2'.E49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2'.A2:'2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2'.B2:'2'.B49" chart:label-cell-address="'2'.B1:'2'.B1" chart:class="chart:line">
            <chart:data-point chart:repeated="48"/>
          </chart:series>
          <chart:series chart:style-name="ch10" chart:values-cell-range-address="'2'.C2:'2'.C49" chart:label-cell-address="'2'.C1:'2'.C1" chart:class="chart:line">
            <chart:data-point chart:repeated="48"/>
          </chart:series>
          <chart:series chart:style-name="ch11" chart:values-cell-range-address="'2'.D2:'2'.D49" chart:label-cell-address="'2'.D1:'2'.D1" chart:class="chart:line">
            <chart:data-point chart:repeated="48"/>
          </chart:series>
          <chart:series chart:style-name="ch12" chart:values-cell-range-address="'2'.E2:'2'.E49" chart:label-cell-address="'2'.E1:'2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2'.B1:'2'.B1</svg:desc>
                </draw:g>
              </table:table-cell>
              <table:table-cell office:value-type="string">
                <text:p> demand load [W]</text:p>
                <draw:g>
                  <svg:desc>'2'.C1:'2'.C1</svg:desc>
                </draw:g>
              </table:table-cell>
              <table:table-cell office:value-type="string">
                <text:p> variable load [W]</text:p>
                <draw:g>
                  <svg:desc>'2'.D1:'2'.D1</svg:desc>
                </draw:g>
              </table:table-cell>
              <table:table-cell office:value-type="string">
                <text:p> PV [W] </text:p>
                <draw:g>
                  <svg:desc>'2'.E1:'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2'.A2:'2'.A49</svg:desc>
                </draw:g>
              </table:table-cell>
              <table:table-cell office:value-type="float" office:value="3022.34">
                <text:p>3022.34</text:p>
                <draw:g>
                  <svg:desc>'2'.B2:'2'.B49</svg:desc>
                </draw:g>
              </table:table-cell>
              <table:table-cell office:value-type="float" office:value="3022.34">
                <text:p>3022.34</text:p>
                <draw:g>
                  <svg:desc>'2'.C2:'2'.C49</svg:desc>
                </draw:g>
              </table:table-cell>
              <table:table-cell office:value-type="float" office:value="0">
                <text:p>0</text:p>
                <draw:g>
                  <svg:desc>'2'.D2:'2'.D49</svg:desc>
                </draw:g>
              </table:table-cell>
              <table:table-cell office:value-type="float" office:value="0">
                <text:p>0</text:p>
                <draw:g>
                  <svg:desc>'2'.E2:'2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4885.01">
                <text:p>4885.01</text:p>
              </table:table-cell>
              <table:table-cell office:value-type="float" office:value="2367.08">
                <text:p>2367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4766.95">
                <text:p>4766.95</text:p>
              </table:table-cell>
              <table:table-cell office:value-type="float" office:value="2249.02">
                <text:p>2249.0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4646.01">
                <text:p>4646.01</text:p>
              </table:table-cell>
              <table:table-cell office:value-type="float" office:value="2128.08">
                <text:p>2128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4537.09">
                <text:p>4537.09</text:p>
              </table:table-cell>
              <table:table-cell office:value-type="float" office:value="2019.16">
                <text:p>2019.16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4458.13">
                <text:p>4458.13</text:p>
              </table:table-cell>
              <table:table-cell office:value-type="float" office:value="1940.2">
                <text:p>1940.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4390.41">
                <text:p>4390.41</text:p>
              </table:table-cell>
              <table:table-cell office:value-type="float" office:value="1872.48">
                <text:p>1872.4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4335.8">
                <text:p>4335.8</text:p>
              </table:table-cell>
              <table:table-cell office:value-type="float" office:value="1817.87">
                <text:p>1817.87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4336.91">
                <text:p>4336.91</text:p>
              </table:table-cell>
              <table:table-cell office:value-type="float" office:value="1818.98">
                <text:p>1818.9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4325.22">
                <text:p>4325.22</text:p>
              </table:table-cell>
              <table:table-cell office:value-type="float" office:value="1807.29">
                <text:p>1807.2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4311.38">
                <text:p>4311.38</text:p>
              </table:table-cell>
              <table:table-cell office:value-type="float" office:value="1793.45">
                <text:p>1793.4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4357.16">
                <text:p>4357.16</text:p>
              </table:table-cell>
              <table:table-cell office:value-type="float" office:value="1843.62">
                <text:p>1843.62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4418.24">
                <text:p>4418.24</text:p>
              </table:table-cell>
              <table:table-cell office:value-type="float" office:value="1904.69">
                <text:p>1904.69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19 - cost : 3273</text:p>
        </chart:subtitle>
        <chart:legend chart:legend-position="end" svg:x="18.303cm" svg:y="5.238cm" style:legend-expansion="high" chart:style-name="ch4"/>
        <chart:plot-area chart:style-name="ch5" table:cell-range-address="'18'.A2:'18'.E49 '18'.B1:'18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18'.A2:'18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18'.B2:'18'.B49" chart:label-cell-address="'18'.B1:'18'.B1" chart:class="chart:line">
            <chart:data-point chart:repeated="48"/>
          </chart:series>
          <chart:series chart:style-name="ch10" chart:values-cell-range-address="'18'.C2:'18'.C49" chart:label-cell-address="'18'.C1:'18'.C1" chart:class="chart:line">
            <chart:data-point chart:repeated="48"/>
          </chart:series>
          <chart:series chart:style-name="ch11" chart:values-cell-range-address="'18'.D2:'18'.D49" chart:label-cell-address="'18'.D1:'18'.D1" chart:class="chart:line">
            <chart:data-point chart:repeated="48"/>
          </chart:series>
          <chart:series chart:style-name="ch12" chart:values-cell-range-address="'18'.E2:'18'.E49" chart:label-cell-address="'18'.E1:'18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18'.B1:'18'.B1</svg:desc>
                </draw:g>
              </table:table-cell>
              <table:table-cell office:value-type="string">
                <text:p> demand load [W]</text:p>
                <draw:g>
                  <svg:desc>'18'.C1:'18'.C1</svg:desc>
                </draw:g>
              </table:table-cell>
              <table:table-cell office:value-type="string">
                <text:p> variable load [W]</text:p>
                <draw:g>
                  <svg:desc>'18'.D1:'18'.D1</svg:desc>
                </draw:g>
              </table:table-cell>
              <table:table-cell office:value-type="string">
                <text:p> PV [W] </text:p>
                <draw:g>
                  <svg:desc>'18'.E1:'18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18'.A2:'18'.A49</svg:desc>
                </draw:g>
              </table:table-cell>
              <table:table-cell office:value-type="float" office:value="3022.34">
                <text:p>3022.34</text:p>
                <draw:g>
                  <svg:desc>'18'.B2:'18'.B49</svg:desc>
                </draw:g>
              </table:table-cell>
              <table:table-cell office:value-type="float" office:value="3022.34">
                <text:p>3022.34</text:p>
                <draw:g>
                  <svg:desc>'18'.C2:'18'.C49</svg:desc>
                </draw:g>
              </table:table-cell>
              <table:table-cell office:value-type="float" office:value="0">
                <text:p>0</text:p>
                <draw:g>
                  <svg:desc>'18'.D2:'18'.D49</svg:desc>
                </draw:g>
              </table:table-cell>
              <table:table-cell office:value-type="float" office:value="0">
                <text:p>0</text:p>
                <draw:g>
                  <svg:desc>'18'.E2:'18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4899.74">
                <text:p>4899.74</text:p>
              </table:table-cell>
              <table:table-cell office:value-type="float" office:value="2892.26">
                <text:p>2892.26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5109.78">
                <text:p>5109.78</text:p>
              </table:table-cell>
              <table:table-cell office:value-type="float" office:value="3102.3">
                <text:p>3102.3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4674.12">
                <text:p>4674.12</text:p>
              </table:table-cell>
              <table:table-cell office:value-type="float" office:value="3309.57">
                <text:p>3309.57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4872.76">
                <text:p>4872.76</text:p>
              </table:table-cell>
              <table:table-cell office:value-type="float" office:value="3508.22">
                <text:p>3508.22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4766.86">
                <text:p>4766.86</text:p>
              </table:table-cell>
              <table:table-cell office:value-type="float" office:value="3701.8">
                <text:p>3701.8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4853.01">
                <text:p>4853.01</text:p>
              </table:table-cell>
              <table:table-cell office:value-type="float" office:value="3787.94">
                <text:p>3787.94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3874.74">
                <text:p>3874.74</text:p>
              </table:table-cell>
              <table:table-cell office:value-type="float" office:value="3756.36">
                <text:p>3756.36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3703.21">
                <text:p>3703.21</text:p>
              </table:table-cell>
              <table:table-cell office:value-type="float" office:value="3584.83">
                <text:p>3584.83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4600.17">
                <text:p>4600.17</text:p>
              </table:table-cell>
              <table:table-cell office:value-type="float" office:value="3317.47">
                <text:p>3317.47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4443.43">
                <text:p>4443.43</text:p>
              </table:table-cell>
              <table:table-cell office:value-type="float" office:value="3160.73">
                <text:p>3160.73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3685.26">
                <text:p>3685.26</text:p>
              </table:table-cell>
              <table:table-cell office:value-type="float" office:value="3067.77">
                <text:p>3067.77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3623.39">
                <text:p>3623.39</text:p>
              </table:table-cell>
              <table:table-cell office:value-type="float" office:value="3005.9">
                <text:p>3005.9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21 - cost : 3232</text:p>
        </chart:subtitle>
        <chart:legend chart:legend-position="end" svg:x="18.303cm" svg:y="5.238cm" style:legend-expansion="high" chart:style-name="ch4"/>
        <chart:plot-area chart:style-name="ch5" table:cell-range-address="'20'.A2:'20'.E49 '20'.B1:'20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20'.A2:'20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20'.B2:'20'.B49" chart:label-cell-address="'20'.B1:'20'.B1" chart:class="chart:line">
            <chart:data-point chart:repeated="48"/>
          </chart:series>
          <chart:series chart:style-name="ch10" chart:values-cell-range-address="'20'.C2:'20'.C49" chart:label-cell-address="'20'.C1:'20'.C1" chart:class="chart:line">
            <chart:data-point chart:repeated="48"/>
          </chart:series>
          <chart:series chart:style-name="ch11" chart:values-cell-range-address="'20'.D2:'20'.D49" chart:label-cell-address="'20'.D1:'20'.D1" chart:class="chart:line">
            <chart:data-point chart:repeated="48"/>
          </chart:series>
          <chart:series chart:style-name="ch12" chart:values-cell-range-address="'20'.E2:'20'.E49" chart:label-cell-address="'20'.E1:'20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20'.B1:'20'.B1</svg:desc>
                </draw:g>
              </table:table-cell>
              <table:table-cell office:value-type="string">
                <text:p> demand load [W]</text:p>
                <draw:g>
                  <svg:desc>'20'.C1:'20'.C1</svg:desc>
                </draw:g>
              </table:table-cell>
              <table:table-cell office:value-type="string">
                <text:p> variable load [W]</text:p>
                <draw:g>
                  <svg:desc>'20'.D1:'20'.D1</svg:desc>
                </draw:g>
              </table:table-cell>
              <table:table-cell office:value-type="string">
                <text:p> PV [W] </text:p>
                <draw:g>
                  <svg:desc>'20'.E1:'2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20'.A2:'20'.A49</svg:desc>
                </draw:g>
              </table:table-cell>
              <table:table-cell office:value-type="float" office:value="3022.34">
                <text:p>3022.34</text:p>
                <draw:g>
                  <svg:desc>'20'.B2:'20'.B49</svg:desc>
                </draw:g>
              </table:table-cell>
              <table:table-cell office:value-type="float" office:value="3022.34">
                <text:p>3022.34</text:p>
                <draw:g>
                  <svg:desc>'20'.C2:'20'.C49</svg:desc>
                </draw:g>
              </table:table-cell>
              <table:table-cell office:value-type="float" office:value="0">
                <text:p>0</text:p>
                <draw:g>
                  <svg:desc>'20'.D2:'20'.D49</svg:desc>
                </draw:g>
              </table:table-cell>
              <table:table-cell office:value-type="float" office:value="0">
                <text:p>0</text:p>
                <draw:g>
                  <svg:desc>'20'.E2:'20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4674.12">
                <text:p>4674.12</text:p>
              </table:table-cell>
              <table:table-cell office:value-type="float" office:value="3309.57">
                <text:p>3309.57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4872.76">
                <text:p>4872.76</text:p>
              </table:table-cell>
              <table:table-cell office:value-type="float" office:value="3508.22">
                <text:p>3508.22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4766.86">
                <text:p>4766.86</text:p>
              </table:table-cell>
              <table:table-cell office:value-type="float" office:value="3701.8">
                <text:p>3701.8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4853.01">
                <text:p>4853.01</text:p>
              </table:table-cell>
              <table:table-cell office:value-type="float" office:value="3787.94">
                <text:p>3787.94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3874.74">
                <text:p>3874.74</text:p>
              </table:table-cell>
              <table:table-cell office:value-type="float" office:value="3756.36">
                <text:p>3756.36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3703.21">
                <text:p>3703.21</text:p>
              </table:table-cell>
              <table:table-cell office:value-type="float" office:value="3584.83">
                <text:p>3584.83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4600.17">
                <text:p>4600.17</text:p>
              </table:table-cell>
              <table:table-cell office:value-type="float" office:value="3317.47">
                <text:p>3317.47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4443.43">
                <text:p>4443.43</text:p>
              </table:table-cell>
              <table:table-cell office:value-type="float" office:value="3160.73">
                <text:p>3160.73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3685.26">
                <text:p>3685.26</text:p>
              </table:table-cell>
              <table:table-cell office:value-type="float" office:value="3067.77">
                <text:p>3067.77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3623.39">
                <text:p>3623.39</text:p>
              </table:table-cell>
              <table:table-cell office:value-type="float" office:value="3005.9">
                <text:p>3005.9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3753.92">
                <text:p>3753.92</text:p>
              </table:table-cell>
              <table:table-cell office:value-type="float" office:value="2939.88">
                <text:p>2939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3690.92">
                <text:p>3690.92</text:p>
              </table:table-cell>
              <table:table-cell office:value-type="float" office:value="2876.88">
                <text:p>2876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23 - cost : 3215</text:p>
        </chart:subtitle>
        <chart:legend chart:legend-position="end" svg:x="18.303cm" svg:y="5.238cm" style:legend-expansion="high" chart:style-name="ch4"/>
        <chart:plot-area chart:style-name="ch5" table:cell-range-address="'22'.A2:'22'.E49 '22'.B1:'22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22'.A2:'22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22'.B2:'22'.B49" chart:label-cell-address="'22'.B1:'22'.B1" chart:class="chart:line">
            <chart:data-point chart:repeated="48"/>
          </chart:series>
          <chart:series chart:style-name="ch10" chart:values-cell-range-address="'22'.C2:'22'.C49" chart:label-cell-address="'22'.C1:'22'.C1" chart:class="chart:line">
            <chart:data-point chart:repeated="48"/>
          </chart:series>
          <chart:series chart:style-name="ch11" chart:values-cell-range-address="'22'.D2:'22'.D49" chart:label-cell-address="'22'.D1:'22'.D1" chart:class="chart:line">
            <chart:data-point chart:repeated="48"/>
          </chart:series>
          <chart:series chart:style-name="ch12" chart:values-cell-range-address="'22'.E2:'22'.E49" chart:label-cell-address="'22'.E1:'22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22'.B1:'22'.B1</svg:desc>
                </draw:g>
              </table:table-cell>
              <table:table-cell office:value-type="string">
                <text:p> demand load [W]</text:p>
                <draw:g>
                  <svg:desc>'22'.C1:'22'.C1</svg:desc>
                </draw:g>
              </table:table-cell>
              <table:table-cell office:value-type="string">
                <text:p> variable load [W]</text:p>
                <draw:g>
                  <svg:desc>'22'.D1:'22'.D1</svg:desc>
                </draw:g>
              </table:table-cell>
              <table:table-cell office:value-type="string">
                <text:p> PV [W] </text:p>
                <draw:g>
                  <svg:desc>'22'.E1:'2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22'.A2:'22'.A49</svg:desc>
                </draw:g>
              </table:table-cell>
              <table:table-cell office:value-type="float" office:value="3022.34">
                <text:p>3022.34</text:p>
                <draw:g>
                  <svg:desc>'22'.B2:'22'.B49</svg:desc>
                </draw:g>
              </table:table-cell>
              <table:table-cell office:value-type="float" office:value="3022.34">
                <text:p>3022.34</text:p>
                <draw:g>
                  <svg:desc>'22'.C2:'22'.C49</svg:desc>
                </draw:g>
              </table:table-cell>
              <table:table-cell office:value-type="float" office:value="0">
                <text:p>0</text:p>
                <draw:g>
                  <svg:desc>'22'.D2:'22'.D49</svg:desc>
                </draw:g>
              </table:table-cell>
              <table:table-cell office:value-type="float" office:value="0">
                <text:p>0</text:p>
                <draw:g>
                  <svg:desc>'22'.E2:'22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4766.86">
                <text:p>4766.86</text:p>
              </table:table-cell>
              <table:table-cell office:value-type="float" office:value="3701.8">
                <text:p>3701.8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4853.01">
                <text:p>4853.01</text:p>
              </table:table-cell>
              <table:table-cell office:value-type="float" office:value="3787.94">
                <text:p>3787.94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3874.74">
                <text:p>3874.74</text:p>
              </table:table-cell>
              <table:table-cell office:value-type="float" office:value="3756.36">
                <text:p>3756.36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3703.21">
                <text:p>3703.21</text:p>
              </table:table-cell>
              <table:table-cell office:value-type="float" office:value="3584.83">
                <text:p>3584.83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4600.17">
                <text:p>4600.17</text:p>
              </table:table-cell>
              <table:table-cell office:value-type="float" office:value="3317.47">
                <text:p>3317.47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4443.43">
                <text:p>4443.43</text:p>
              </table:table-cell>
              <table:table-cell office:value-type="float" office:value="3160.73">
                <text:p>3160.73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3685.26">
                <text:p>3685.26</text:p>
              </table:table-cell>
              <table:table-cell office:value-type="float" office:value="3067.77">
                <text:p>3067.77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3623.39">
                <text:p>3623.39</text:p>
              </table:table-cell>
              <table:table-cell office:value-type="float" office:value="3005.9">
                <text:p>3005.9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3753.92">
                <text:p>3753.92</text:p>
              </table:table-cell>
              <table:table-cell office:value-type="float" office:value="2939.88">
                <text:p>2939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3690.92">
                <text:p>3690.92</text:p>
              </table:table-cell>
              <table:table-cell office:value-type="float" office:value="2876.88">
                <text:p>2876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4229.42">
                <text:p>4229.42</text:p>
              </table:table-cell>
              <table:table-cell office:value-type="float" office:value="2860.24">
                <text:p>2860.24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4268.46">
                <text:p>4268.46</text:p>
              </table:table-cell>
              <table:table-cell office:value-type="float" office:value="2899.28">
                <text:p>2899.28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25 - cost : 3223</text:p>
        </chart:subtitle>
        <chart:legend chart:legend-position="end" svg:x="18.303cm" svg:y="5.238cm" style:legend-expansion="high" chart:style-name="ch4"/>
        <chart:plot-area chart:style-name="ch5" table:cell-range-address="'24'.A2:'24'.E49 '24'.B1:'24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24'.A2:'24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24'.B2:'24'.B49" chart:label-cell-address="'24'.B1:'24'.B1" chart:class="chart:line">
            <chart:data-point chart:repeated="48"/>
          </chart:series>
          <chart:series chart:style-name="ch10" chart:values-cell-range-address="'24'.C2:'24'.C49" chart:label-cell-address="'24'.C1:'24'.C1" chart:class="chart:line">
            <chart:data-point chart:repeated="48"/>
          </chart:series>
          <chart:series chart:style-name="ch11" chart:values-cell-range-address="'24'.D2:'24'.D49" chart:label-cell-address="'24'.D1:'24'.D1" chart:class="chart:line">
            <chart:data-point chart:repeated="48"/>
          </chart:series>
          <chart:series chart:style-name="ch12" chart:values-cell-range-address="'24'.E2:'24'.E49" chart:label-cell-address="'24'.E1:'24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24'.B1:'24'.B1</svg:desc>
                </draw:g>
              </table:table-cell>
              <table:table-cell office:value-type="string">
                <text:p> demand load [W]</text:p>
                <draw:g>
                  <svg:desc>'24'.C1:'24'.C1</svg:desc>
                </draw:g>
              </table:table-cell>
              <table:table-cell office:value-type="string">
                <text:p> variable load [W]</text:p>
                <draw:g>
                  <svg:desc>'24'.D1:'24'.D1</svg:desc>
                </draw:g>
              </table:table-cell>
              <table:table-cell office:value-type="string">
                <text:p> PV [W] </text:p>
                <draw:g>
                  <svg:desc>'24'.E1:'24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24'.A2:'24'.A49</svg:desc>
                </draw:g>
              </table:table-cell>
              <table:table-cell office:value-type="float" office:value="3022.34">
                <text:p>3022.34</text:p>
                <draw:g>
                  <svg:desc>'24'.B2:'24'.B49</svg:desc>
                </draw:g>
              </table:table-cell>
              <table:table-cell office:value-type="float" office:value="3022.34">
                <text:p>3022.34</text:p>
                <draw:g>
                  <svg:desc>'24'.C2:'24'.C49</svg:desc>
                </draw:g>
              </table:table-cell>
              <table:table-cell office:value-type="float" office:value="0">
                <text:p>0</text:p>
                <draw:g>
                  <svg:desc>'24'.D2:'24'.D49</svg:desc>
                </draw:g>
              </table:table-cell>
              <table:table-cell office:value-type="float" office:value="0">
                <text:p>0</text:p>
                <draw:g>
                  <svg:desc>'24'.E2:'24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3874.74">
                <text:p>3874.74</text:p>
              </table:table-cell>
              <table:table-cell office:value-type="float" office:value="3756.36">
                <text:p>3756.36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3703.21">
                <text:p>3703.21</text:p>
              </table:table-cell>
              <table:table-cell office:value-type="float" office:value="3584.83">
                <text:p>3584.83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4600.17">
                <text:p>4600.17</text:p>
              </table:table-cell>
              <table:table-cell office:value-type="float" office:value="3317.47">
                <text:p>3317.47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4443.43">
                <text:p>4443.43</text:p>
              </table:table-cell>
              <table:table-cell office:value-type="float" office:value="3160.73">
                <text:p>3160.73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3685.26">
                <text:p>3685.26</text:p>
              </table:table-cell>
              <table:table-cell office:value-type="float" office:value="3067.77">
                <text:p>3067.77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3623.39">
                <text:p>3623.39</text:p>
              </table:table-cell>
              <table:table-cell office:value-type="float" office:value="3005.9">
                <text:p>3005.9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3753.92">
                <text:p>3753.92</text:p>
              </table:table-cell>
              <table:table-cell office:value-type="float" office:value="2939.88">
                <text:p>2939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3690.92">
                <text:p>3690.92</text:p>
              </table:table-cell>
              <table:table-cell office:value-type="float" office:value="2876.88">
                <text:p>2876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4229.42">
                <text:p>4229.42</text:p>
              </table:table-cell>
              <table:table-cell office:value-type="float" office:value="2860.24">
                <text:p>2860.24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4268.46">
                <text:p>4268.46</text:p>
              </table:table-cell>
              <table:table-cell office:value-type="float" office:value="2899.28">
                <text:p>2899.28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4970.57">
                <text:p>4970.57</text:p>
              </table:table-cell>
              <table:table-cell office:value-type="float" office:value="2984.74">
                <text:p>2984.74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5125.74">
                <text:p>5125.74</text:p>
              </table:table-cell>
              <table:table-cell office:value-type="float" office:value="3139.9">
                <text:p>3139.9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27 - cost : 3297</text:p>
        </chart:subtitle>
        <chart:legend chart:legend-position="end" svg:x="18.303cm" svg:y="5.238cm" style:legend-expansion="high" chart:style-name="ch4"/>
        <chart:plot-area chart:style-name="ch5" table:cell-range-address="'26'.A1:'26'.E49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26'.A2:'26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26'.B2:'26'.B49" chart:label-cell-address="'26'.B1:'26'.B1" chart:class="chart:line">
            <chart:data-point chart:repeated="48"/>
          </chart:series>
          <chart:series chart:style-name="ch11" chart:values-cell-range-address="'26'.C2:'26'.C49" chart:label-cell-address="'26'.C1:'26'.C1" chart:class="chart:line">
            <chart:data-point chart:repeated="48"/>
          </chart:series>
          <chart:series chart:style-name="ch12" chart:values-cell-range-address="'26'.D2:'26'.D49" chart:label-cell-address="'26'.D1:'26'.D1" chart:class="chart:line">
            <chart:data-point chart:repeated="48"/>
          </chart:series>
          <chart:series chart:style-name="ch13" chart:values-cell-range-address="'26'.E2:'26'.E49" chart:label-cell-address="'26'.E1:'26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26'.B1:'26'.B1</svg:desc>
                </draw:g>
              </table:table-cell>
              <table:table-cell office:value-type="string">
                <text:p> demand load [W]</text:p>
                <draw:g>
                  <svg:desc>'26'.C1:'26'.C1</svg:desc>
                </draw:g>
              </table:table-cell>
              <table:table-cell office:value-type="string">
                <text:p> variable load [W]</text:p>
                <draw:g>
                  <svg:desc>'26'.D1:'26'.D1</svg:desc>
                </draw:g>
              </table:table-cell>
              <table:table-cell office:value-type="string">
                <text:p> PV [W] </text:p>
                <draw:g>
                  <svg:desc>'26'.E1:'26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26'.A2:'26'.A49</svg:desc>
                </draw:g>
              </table:table-cell>
              <table:table-cell office:value-type="float" office:value="3022.34">
                <text:p>3022.34</text:p>
                <draw:g>
                  <svg:desc>'26'.B2:'26'.B49</svg:desc>
                </draw:g>
              </table:table-cell>
              <table:table-cell office:value-type="float" office:value="3022.34">
                <text:p>3022.34</text:p>
                <draw:g>
                  <svg:desc>'26'.C2:'26'.C49</svg:desc>
                </draw:g>
              </table:table-cell>
              <table:table-cell office:value-type="float" office:value="0">
                <text:p>0</text:p>
                <draw:g>
                  <svg:desc>'26'.D2:'26'.D49</svg:desc>
                </draw:g>
              </table:table-cell>
              <table:table-cell office:value-type="float" office:value="0">
                <text:p>0</text:p>
                <draw:g>
                  <svg:desc>'26'.E2:'26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4600.17">
                <text:p>4600.17</text:p>
              </table:table-cell>
              <table:table-cell office:value-type="float" office:value="3317.47">
                <text:p>3317.47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4443.43">
                <text:p>4443.43</text:p>
              </table:table-cell>
              <table:table-cell office:value-type="float" office:value="3160.73">
                <text:p>3160.73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3685.26">
                <text:p>3685.26</text:p>
              </table:table-cell>
              <table:table-cell office:value-type="float" office:value="3067.77">
                <text:p>3067.77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3623.39">
                <text:p>3623.39</text:p>
              </table:table-cell>
              <table:table-cell office:value-type="float" office:value="3005.9">
                <text:p>3005.9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3753.92">
                <text:p>3753.92</text:p>
              </table:table-cell>
              <table:table-cell office:value-type="float" office:value="2939.88">
                <text:p>2939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3690.92">
                <text:p>3690.92</text:p>
              </table:table-cell>
              <table:table-cell office:value-type="float" office:value="2876.88">
                <text:p>2876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4229.42">
                <text:p>4229.42</text:p>
              </table:table-cell>
              <table:table-cell office:value-type="float" office:value="2860.24">
                <text:p>2860.24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4268.46">
                <text:p>4268.46</text:p>
              </table:table-cell>
              <table:table-cell office:value-type="float" office:value="2899.28">
                <text:p>2899.28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4970.57">
                <text:p>4970.57</text:p>
              </table:table-cell>
              <table:table-cell office:value-type="float" office:value="2984.74">
                <text:p>2984.74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5125.74">
                <text:p>5125.74</text:p>
              </table:table-cell>
              <table:table-cell office:value-type="float" office:value="3139.9">
                <text:p>3139.9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5907.83">
                <text:p>5907.83</text:p>
              </table:table-cell>
              <table:table-cell office:value-type="float" office:value="3450.21">
                <text:p>3450.21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6316.2">
                <text:p>6316.2</text:p>
              </table:table-cell>
              <table:table-cell office:value-type="float" office:value="3858.59">
                <text:p>3858.59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29 - cost : 3366</text:p>
        </chart:subtitle>
        <chart:legend chart:legend-position="end" svg:x="18.303cm" svg:y="5.238cm" style:legend-expansion="high" chart:style-name="ch4"/>
        <chart:plot-area chart:style-name="ch5" table:cell-range-address="'28'.A1:'28'.E49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28'.A2:'28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28'.B2:'28'.B49" chart:label-cell-address="'28'.B1:'28'.B1" chart:class="chart:line">
            <chart:data-point chart:repeated="48"/>
          </chart:series>
          <chart:series chart:style-name="ch11" chart:values-cell-range-address="'28'.C2:'28'.C49" chart:label-cell-address="'28'.C1:'28'.C1" chart:class="chart:line">
            <chart:data-point chart:repeated="48"/>
          </chart:series>
          <chart:series chart:style-name="ch12" chart:values-cell-range-address="'28'.D2:'28'.D49" chart:label-cell-address="'28'.D1:'28'.D1" chart:class="chart:line">
            <chart:data-point chart:repeated="48"/>
          </chart:series>
          <chart:series chart:style-name="ch13" chart:values-cell-range-address="'28'.E2:'28'.E49" chart:label-cell-address="'28'.E1:'28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28'.B1:'28'.B1</svg:desc>
                </draw:g>
              </table:table-cell>
              <table:table-cell office:value-type="string">
                <text:p> demand load [W]</text:p>
                <draw:g>
                  <svg:desc>'28'.C1:'28'.C1</svg:desc>
                </draw:g>
              </table:table-cell>
              <table:table-cell office:value-type="string">
                <text:p> variable load [W]</text:p>
                <draw:g>
                  <svg:desc>'28'.D1:'28'.D1</svg:desc>
                </draw:g>
              </table:table-cell>
              <table:table-cell office:value-type="string">
                <text:p> PV [W] </text:p>
                <draw:g>
                  <svg:desc>'28'.E1:'28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28'.A2:'28'.A49</svg:desc>
                </draw:g>
              </table:table-cell>
              <table:table-cell office:value-type="float" office:value="3022.34">
                <text:p>3022.34</text:p>
                <draw:g>
                  <svg:desc>'28'.B2:'28'.B49</svg:desc>
                </draw:g>
              </table:table-cell>
              <table:table-cell office:value-type="float" office:value="3022.34">
                <text:p>3022.34</text:p>
                <draw:g>
                  <svg:desc>'28'.C2:'28'.C49</svg:desc>
                </draw:g>
              </table:table-cell>
              <table:table-cell office:value-type="float" office:value="0">
                <text:p>0</text:p>
                <draw:g>
                  <svg:desc>'28'.D2:'28'.D49</svg:desc>
                </draw:g>
              </table:table-cell>
              <table:table-cell office:value-type="float" office:value="0">
                <text:p>0</text:p>
                <draw:g>
                  <svg:desc>'28'.E2:'28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3685.26">
                <text:p>3685.26</text:p>
              </table:table-cell>
              <table:table-cell office:value-type="float" office:value="3067.77">
                <text:p>3067.77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3623.39">
                <text:p>3623.39</text:p>
              </table:table-cell>
              <table:table-cell office:value-type="float" office:value="3005.9">
                <text:p>3005.9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3753.92">
                <text:p>3753.92</text:p>
              </table:table-cell>
              <table:table-cell office:value-type="float" office:value="2939.88">
                <text:p>2939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3690.92">
                <text:p>3690.92</text:p>
              </table:table-cell>
              <table:table-cell office:value-type="float" office:value="2876.88">
                <text:p>2876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4229.42">
                <text:p>4229.42</text:p>
              </table:table-cell>
              <table:table-cell office:value-type="float" office:value="2860.24">
                <text:p>2860.24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4268.46">
                <text:p>4268.46</text:p>
              </table:table-cell>
              <table:table-cell office:value-type="float" office:value="2899.28">
                <text:p>2899.28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4970.57">
                <text:p>4970.57</text:p>
              </table:table-cell>
              <table:table-cell office:value-type="float" office:value="2984.74">
                <text:p>2984.74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5125.74">
                <text:p>5125.74</text:p>
              </table:table-cell>
              <table:table-cell office:value-type="float" office:value="3139.9">
                <text:p>3139.9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5907.83">
                <text:p>5907.83</text:p>
              </table:table-cell>
              <table:table-cell office:value-type="float" office:value="3450.21">
                <text:p>3450.21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6316.2">
                <text:p>6316.2</text:p>
              </table:table-cell>
              <table:table-cell office:value-type="float" office:value="3858.59">
                <text:p>3858.59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6620.65">
                <text:p>6620.65</text:p>
              </table:table-cell>
              <table:table-cell office:value-type="float" office:value="4102.71">
                <text:p>4102.7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6773.38">
                <text:p>6773.38</text:p>
              </table:table-cell>
              <table:table-cell office:value-type="float" office:value="4255.44">
                <text:p>4255.44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31 - cost : 3461</text:p>
        </chart:subtitle>
        <chart:legend chart:legend-position="end" svg:x="18.303cm" svg:y="5.238cm" style:legend-expansion="high" chart:style-name="ch4"/>
        <chart:plot-area chart:style-name="ch5" table:cell-range-address="'30'.A1:'30'.E49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30'.A2:'30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30'.B2:'30'.B49" chart:label-cell-address="'30'.B1:'30'.B1" chart:class="chart:line">
            <chart:data-point chart:repeated="48"/>
          </chart:series>
          <chart:series chart:style-name="ch11" chart:values-cell-range-address="'30'.C2:'30'.C49" chart:label-cell-address="'30'.C1:'30'.C1" chart:class="chart:line">
            <chart:data-point chart:repeated="48"/>
          </chart:series>
          <chart:series chart:style-name="ch12" chart:values-cell-range-address="'30'.D2:'30'.D49" chart:label-cell-address="'30'.D1:'30'.D1" chart:class="chart:line">
            <chart:data-point chart:repeated="48"/>
          </chart:series>
          <chart:series chart:style-name="ch13" chart:values-cell-range-address="'30'.E2:'30'.E49" chart:label-cell-address="'30'.E1:'30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30'.B1:'30'.B1</svg:desc>
                </draw:g>
              </table:table-cell>
              <table:table-cell office:value-type="string">
                <text:p> demand load [W]</text:p>
                <draw:g>
                  <svg:desc>'30'.C1:'30'.C1</svg:desc>
                </draw:g>
              </table:table-cell>
              <table:table-cell office:value-type="string">
                <text:p> variable load [W]</text:p>
                <draw:g>
                  <svg:desc>'30'.D1:'30'.D1</svg:desc>
                </draw:g>
              </table:table-cell>
              <table:table-cell office:value-type="string">
                <text:p> PV [W] </text:p>
                <draw:g>
                  <svg:desc>'30'.E1:'3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30'.A2:'30'.A49</svg:desc>
                </draw:g>
              </table:table-cell>
              <table:table-cell office:value-type="float" office:value="3022.34">
                <text:p>3022.34</text:p>
                <draw:g>
                  <svg:desc>'30'.B2:'30'.B49</svg:desc>
                </draw:g>
              </table:table-cell>
              <table:table-cell office:value-type="float" office:value="3022.34">
                <text:p>3022.34</text:p>
                <draw:g>
                  <svg:desc>'30'.C2:'30'.C49</svg:desc>
                </draw:g>
              </table:table-cell>
              <table:table-cell office:value-type="float" office:value="0">
                <text:p>0</text:p>
                <draw:g>
                  <svg:desc>'30'.D2:'30'.D49</svg:desc>
                </draw:g>
              </table:table-cell>
              <table:table-cell office:value-type="float" office:value="0">
                <text:p>0</text:p>
                <draw:g>
                  <svg:desc>'30'.E2:'30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3753.92">
                <text:p>3753.92</text:p>
              </table:table-cell>
              <table:table-cell office:value-type="float" office:value="2939.88">
                <text:p>2939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3690.92">
                <text:p>3690.92</text:p>
              </table:table-cell>
              <table:table-cell office:value-type="float" office:value="2876.88">
                <text:p>2876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4229.42">
                <text:p>4229.42</text:p>
              </table:table-cell>
              <table:table-cell office:value-type="float" office:value="2860.24">
                <text:p>2860.24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4268.46">
                <text:p>4268.46</text:p>
              </table:table-cell>
              <table:table-cell office:value-type="float" office:value="2899.28">
                <text:p>2899.28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4970.57">
                <text:p>4970.57</text:p>
              </table:table-cell>
              <table:table-cell office:value-type="float" office:value="2984.74">
                <text:p>2984.74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5125.74">
                <text:p>5125.74</text:p>
              </table:table-cell>
              <table:table-cell office:value-type="float" office:value="3139.9">
                <text:p>3139.9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5907.83">
                <text:p>5907.83</text:p>
              </table:table-cell>
              <table:table-cell office:value-type="float" office:value="3450.21">
                <text:p>3450.21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6316.2">
                <text:p>6316.2</text:p>
              </table:table-cell>
              <table:table-cell office:value-type="float" office:value="3858.59">
                <text:p>3858.59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6620.65">
                <text:p>6620.65</text:p>
              </table:table-cell>
              <table:table-cell office:value-type="float" office:value="4102.71">
                <text:p>4102.7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6773.38">
                <text:p>6773.38</text:p>
              </table:table-cell>
              <table:table-cell office:value-type="float" office:value="4255.44">
                <text:p>4255.44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6781.66">
                <text:p>6781.66</text:p>
              </table:table-cell>
              <table:table-cell office:value-type="float" office:value="4263.73">
                <text:p>4263.7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6710.92">
                <text:p>6710.92</text:p>
              </table:table-cell>
              <table:table-cell office:value-type="float" office:value="4192.99">
                <text:p>4192.9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33 - cost : 3545</text:p>
        </chart:subtitle>
        <chart:legend chart:legend-position="end" svg:x="18.303cm" svg:y="5.238cm" style:legend-expansion="high" chart:style-name="ch4"/>
        <chart:plot-area chart:style-name="ch5" table:cell-range-address="'32'.A1:'32'.E49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32'.A2:'32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32'.B2:'32'.B49" chart:label-cell-address="'32'.B1:'32'.B1" chart:class="chart:line">
            <chart:data-point chart:repeated="48"/>
          </chart:series>
          <chart:series chart:style-name="ch11" chart:values-cell-range-address="'32'.C2:'32'.C49" chart:label-cell-address="'32'.C1:'32'.C1" chart:class="chart:line">
            <chart:data-point chart:repeated="48"/>
          </chart:series>
          <chart:series chart:style-name="ch12" chart:values-cell-range-address="'32'.D2:'32'.D49" chart:label-cell-address="'32'.D1:'32'.D1" chart:class="chart:line">
            <chart:data-point chart:repeated="48"/>
          </chart:series>
          <chart:series chart:style-name="ch13" chart:values-cell-range-address="'32'.E2:'32'.E49" chart:label-cell-address="'32'.E1:'32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32'.B1:'32'.B1</svg:desc>
                </draw:g>
              </table:table-cell>
              <table:table-cell office:value-type="string">
                <text:p> demand load [W]</text:p>
                <draw:g>
                  <svg:desc>'32'.C1:'32'.C1</svg:desc>
                </draw:g>
              </table:table-cell>
              <table:table-cell office:value-type="string">
                <text:p> variable load [W]</text:p>
                <draw:g>
                  <svg:desc>'32'.D1:'32'.D1</svg:desc>
                </draw:g>
              </table:table-cell>
              <table:table-cell office:value-type="string">
                <text:p> PV [W] </text:p>
                <draw:g>
                  <svg:desc>'32'.E1:'3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32'.A2:'32'.A49</svg:desc>
                </draw:g>
              </table:table-cell>
              <table:table-cell office:value-type="float" office:value="3022.34">
                <text:p>3022.34</text:p>
                <draw:g>
                  <svg:desc>'32'.B2:'32'.B49</svg:desc>
                </draw:g>
              </table:table-cell>
              <table:table-cell office:value-type="float" office:value="3022.34">
                <text:p>3022.34</text:p>
                <draw:g>
                  <svg:desc>'32'.C2:'32'.C49</svg:desc>
                </draw:g>
              </table:table-cell>
              <table:table-cell office:value-type="float" office:value="0">
                <text:p>0</text:p>
                <draw:g>
                  <svg:desc>'32'.D2:'32'.D49</svg:desc>
                </draw:g>
              </table:table-cell>
              <table:table-cell office:value-type="float" office:value="0">
                <text:p>0</text:p>
                <draw:g>
                  <svg:desc>'32'.E2:'32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4229.42">
                <text:p>4229.42</text:p>
              </table:table-cell>
              <table:table-cell office:value-type="float" office:value="2860.24">
                <text:p>2860.24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4268.46">
                <text:p>4268.46</text:p>
              </table:table-cell>
              <table:table-cell office:value-type="float" office:value="2899.28">
                <text:p>2899.28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4970.57">
                <text:p>4970.57</text:p>
              </table:table-cell>
              <table:table-cell office:value-type="float" office:value="2984.74">
                <text:p>2984.74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5125.74">
                <text:p>5125.74</text:p>
              </table:table-cell>
              <table:table-cell office:value-type="float" office:value="3139.9">
                <text:p>3139.9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5907.83">
                <text:p>5907.83</text:p>
              </table:table-cell>
              <table:table-cell office:value-type="float" office:value="3450.21">
                <text:p>3450.21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6316.2">
                <text:p>6316.2</text:p>
              </table:table-cell>
              <table:table-cell office:value-type="float" office:value="3858.59">
                <text:p>3858.59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6620.65">
                <text:p>6620.65</text:p>
              </table:table-cell>
              <table:table-cell office:value-type="float" office:value="4102.71">
                <text:p>4102.7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6773.38">
                <text:p>6773.38</text:p>
              </table:table-cell>
              <table:table-cell office:value-type="float" office:value="4255.44">
                <text:p>4255.44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6781.66">
                <text:p>6781.66</text:p>
              </table:table-cell>
              <table:table-cell office:value-type="float" office:value="4263.73">
                <text:p>4263.7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6710.92">
                <text:p>6710.92</text:p>
              </table:table-cell>
              <table:table-cell office:value-type="float" office:value="4192.99">
                <text:p>4192.9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6615.65">
                <text:p>6615.65</text:p>
              </table:table-cell>
              <table:table-cell office:value-type="float" office:value="4097.72">
                <text:p>4097.7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6489.08">
                <text:p>6489.08</text:p>
              </table:table-cell>
              <table:table-cell office:value-type="float" office:value="3971.15">
                <text:p>3971.1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35 - cost : 3602</text:p>
        </chart:subtitle>
        <chart:legend chart:legend-position="end" svg:x="18.303cm" svg:y="5.238cm" style:legend-expansion="high" chart:style-name="ch4"/>
        <chart:plot-area chart:style-name="ch5" table:cell-range-address="'34'.A1:'34'.E49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34'.A2:'34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34'.B2:'34'.B49" chart:label-cell-address="'34'.B1:'34'.B1" chart:class="chart:line">
            <chart:data-point chart:repeated="48"/>
          </chart:series>
          <chart:series chart:style-name="ch11" chart:values-cell-range-address="'34'.C2:'34'.C49" chart:label-cell-address="'34'.C1:'34'.C1" chart:class="chart:line">
            <chart:data-point chart:repeated="48"/>
          </chart:series>
          <chart:series chart:style-name="ch12" chart:values-cell-range-address="'34'.D2:'34'.D49" chart:label-cell-address="'34'.D1:'34'.D1" chart:class="chart:line">
            <chart:data-point chart:repeated="48"/>
          </chart:series>
          <chart:series chart:style-name="ch13" chart:values-cell-range-address="'34'.E2:'34'.E49" chart:label-cell-address="'34'.E1:'34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34'.B1:'34'.B1</svg:desc>
                </draw:g>
              </table:table-cell>
              <table:table-cell office:value-type="string">
                <text:p> demand load [W]</text:p>
                <draw:g>
                  <svg:desc>'34'.C1:'34'.C1</svg:desc>
                </draw:g>
              </table:table-cell>
              <table:table-cell office:value-type="string">
                <text:p> variable load [W]</text:p>
                <draw:g>
                  <svg:desc>'34'.D1:'34'.D1</svg:desc>
                </draw:g>
              </table:table-cell>
              <table:table-cell office:value-type="string">
                <text:p> PV [W] </text:p>
                <draw:g>
                  <svg:desc>'34'.E1:'34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34'.A2:'34'.A49</svg:desc>
                </draw:g>
              </table:table-cell>
              <table:table-cell office:value-type="float" office:value="3022.34">
                <text:p>3022.34</text:p>
                <draw:g>
                  <svg:desc>'34'.B2:'34'.B49</svg:desc>
                </draw:g>
              </table:table-cell>
              <table:table-cell office:value-type="float" office:value="3022.34">
                <text:p>3022.34</text:p>
                <draw:g>
                  <svg:desc>'34'.C2:'34'.C49</svg:desc>
                </draw:g>
              </table:table-cell>
              <table:table-cell office:value-type="float" office:value="0">
                <text:p>0</text:p>
                <draw:g>
                  <svg:desc>'34'.D2:'34'.D49</svg:desc>
                </draw:g>
              </table:table-cell>
              <table:table-cell office:value-type="float" office:value="0">
                <text:p>0</text:p>
                <draw:g>
                  <svg:desc>'34'.E2:'34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4970.57">
                <text:p>4970.57</text:p>
              </table:table-cell>
              <table:table-cell office:value-type="float" office:value="2984.74">
                <text:p>2984.74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5125.74">
                <text:p>5125.74</text:p>
              </table:table-cell>
              <table:table-cell office:value-type="float" office:value="3139.9">
                <text:p>3139.9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5907.83">
                <text:p>5907.83</text:p>
              </table:table-cell>
              <table:table-cell office:value-type="float" office:value="3450.21">
                <text:p>3450.21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6316.2">
                <text:p>6316.2</text:p>
              </table:table-cell>
              <table:table-cell office:value-type="float" office:value="3858.59">
                <text:p>3858.59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6620.65">
                <text:p>6620.65</text:p>
              </table:table-cell>
              <table:table-cell office:value-type="float" office:value="4102.71">
                <text:p>4102.7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6773.38">
                <text:p>6773.38</text:p>
              </table:table-cell>
              <table:table-cell office:value-type="float" office:value="4255.44">
                <text:p>4255.44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6781.66">
                <text:p>6781.66</text:p>
              </table:table-cell>
              <table:table-cell office:value-type="float" office:value="4263.73">
                <text:p>4263.7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6710.92">
                <text:p>6710.92</text:p>
              </table:table-cell>
              <table:table-cell office:value-type="float" office:value="4192.99">
                <text:p>4192.9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6615.65">
                <text:p>6615.65</text:p>
              </table:table-cell>
              <table:table-cell office:value-type="float" office:value="4097.72">
                <text:p>4097.7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6489.08">
                <text:p>6489.08</text:p>
              </table:table-cell>
              <table:table-cell office:value-type="float" office:value="3971.15">
                <text:p>3971.1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6302.03">
                <text:p>6302.03</text:p>
              </table:table-cell>
              <table:table-cell office:value-type="float" office:value="3784.1">
                <text:p>3784.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6025.26">
                <text:p>6025.26</text:p>
              </table:table-cell>
              <table:table-cell office:value-type="float" office:value="3507.33">
                <text:p>3507.3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37 - cost : 3618</text:p>
        </chart:subtitle>
        <chart:legend chart:legend-position="end" svg:x="18.303cm" svg:y="5.238cm" style:legend-expansion="high" chart:style-name="ch4"/>
        <chart:plot-area chart:style-name="ch5" table:cell-range-address="'36'.A1:'36'.E49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36'.A2:'36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36'.B2:'36'.B49" chart:label-cell-address="'36'.B1:'36'.B1" chart:class="chart:line">
            <chart:data-point chart:repeated="48"/>
          </chart:series>
          <chart:series chart:style-name="ch11" chart:values-cell-range-address="'36'.C2:'36'.C49" chart:label-cell-address="'36'.C1:'36'.C1" chart:class="chart:line">
            <chart:data-point chart:repeated="48"/>
          </chart:series>
          <chart:series chart:style-name="ch12" chart:values-cell-range-address="'36'.D2:'36'.D49" chart:label-cell-address="'36'.D1:'36'.D1" chart:class="chart:line">
            <chart:data-point chart:repeated="48"/>
          </chart:series>
          <chart:series chart:style-name="ch13" chart:values-cell-range-address="'36'.E2:'36'.E49" chart:label-cell-address="'36'.E1:'36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36'.B1:'36'.B1</svg:desc>
                </draw:g>
              </table:table-cell>
              <table:table-cell office:value-type="string">
                <text:p> demand load [W]</text:p>
                <draw:g>
                  <svg:desc>'36'.C1:'36'.C1</svg:desc>
                </draw:g>
              </table:table-cell>
              <table:table-cell office:value-type="string">
                <text:p> variable load [W]</text:p>
                <draw:g>
                  <svg:desc>'36'.D1:'36'.D1</svg:desc>
                </draw:g>
              </table:table-cell>
              <table:table-cell office:value-type="string">
                <text:p> PV [W] </text:p>
                <draw:g>
                  <svg:desc>'36'.E1:'36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36'.A2:'36'.A49</svg:desc>
                </draw:g>
              </table:table-cell>
              <table:table-cell office:value-type="float" office:value="5540.28">
                <text:p>5540.28</text:p>
                <draw:g>
                  <svg:desc>'36'.B2:'36'.B49</svg:desc>
                </draw:g>
              </table:table-cell>
              <table:table-cell office:value-type="float" office:value="3022.34">
                <text:p>3022.34</text:p>
                <draw:g>
                  <svg:desc>'36'.C2:'36'.C49</svg:desc>
                </draw:g>
              </table:table-cell>
              <table:table-cell office:value-type="float" office:value="2517.93">
                <text:p>2517.93</text:p>
                <draw:g>
                  <svg:desc>'36'.D2:'36'.D49</svg:desc>
                </draw:g>
              </table:table-cell>
              <table:table-cell office:value-type="float" office:value="0">
                <text:p>0</text:p>
                <draw:g>
                  <svg:desc>'36'.E2:'36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5907.83">
                <text:p>5907.83</text:p>
              </table:table-cell>
              <table:table-cell office:value-type="float" office:value="3450.21">
                <text:p>3450.21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6316.2">
                <text:p>6316.2</text:p>
              </table:table-cell>
              <table:table-cell office:value-type="float" office:value="3858.59">
                <text:p>3858.59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6620.65">
                <text:p>6620.65</text:p>
              </table:table-cell>
              <table:table-cell office:value-type="float" office:value="4102.71">
                <text:p>4102.7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6773.38">
                <text:p>6773.38</text:p>
              </table:table-cell>
              <table:table-cell office:value-type="float" office:value="4255.44">
                <text:p>4255.44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6781.66">
                <text:p>6781.66</text:p>
              </table:table-cell>
              <table:table-cell office:value-type="float" office:value="4263.73">
                <text:p>4263.7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6710.92">
                <text:p>6710.92</text:p>
              </table:table-cell>
              <table:table-cell office:value-type="float" office:value="4192.99">
                <text:p>4192.9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6615.65">
                <text:p>6615.65</text:p>
              </table:table-cell>
              <table:table-cell office:value-type="float" office:value="4097.72">
                <text:p>4097.7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6489.08">
                <text:p>6489.08</text:p>
              </table:table-cell>
              <table:table-cell office:value-type="float" office:value="3971.15">
                <text:p>3971.1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6302.03">
                <text:p>6302.03</text:p>
              </table:table-cell>
              <table:table-cell office:value-type="float" office:value="3784.1">
                <text:p>3784.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6025.26">
                <text:p>6025.26</text:p>
              </table:table-cell>
              <table:table-cell office:value-type="float" office:value="3507.33">
                <text:p>3507.3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5704.11">
                <text:p>5704.11</text:p>
              </table:table-cell>
              <table:table-cell office:value-type="float" office:value="3186.18">
                <text:p>3186.1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946cm" svg:y="1.417cm" chart:style-name="ch3">
          <text:p>time shift : 1 - cost : 3310</text:p>
        </chart:subtitle>
        <chart:legend chart:legend-position="end" svg:x="18.303cm" svg:y="5.238cm" style:legend-expansion="high" chart:style-name="ch4"/>
        <chart:plot-area chart:style-name="ch5" table:cell-range-address="'0'.A2:'0'.E49 '0'.B1:'0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0'.A2:'0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0'.B2:'0'.B49" chart:label-cell-address="'0'.B1:'0'.B1" chart:class="chart:line">
            <chart:data-point chart:repeated="48"/>
          </chart:series>
          <chart:series chart:style-name="ch10" chart:values-cell-range-address="'0'.C2:'0'.C49" chart:label-cell-address="'0'.C1:'0'.C1" chart:class="chart:line">
            <chart:data-point chart:repeated="48"/>
          </chart:series>
          <chart:series chart:style-name="ch11" chart:values-cell-range-address="'0'.D2:'0'.D49" chart:label-cell-address="'0'.D1:'0'.D1" chart:class="chart:line">
            <chart:data-point chart:repeated="48"/>
          </chart:series>
          <chart:series chart:style-name="ch12" chart:values-cell-range-address="'0'.E2:'0'.E49" chart:label-cell-address="'0'.E1:'0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0'.B1:'0'.B1</svg:desc>
                </draw:g>
              </table:table-cell>
              <table:table-cell office:value-type="string">
                <text:p> demand load [W]</text:p>
                <draw:g>
                  <svg:desc>'0'.C1:'0'.C1</svg:desc>
                </draw:g>
              </table:table-cell>
              <table:table-cell office:value-type="string">
                <text:p> variable load [W]</text:p>
                <draw:g>
                  <svg:desc>'0'.D1:'0'.D1</svg:desc>
                </draw:g>
              </table:table-cell>
              <table:table-cell office:value-type="string">
                <text:p> PV [W] </text:p>
                <draw:g>
                  <svg:desc>'0'.E1:'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0'.A2:'0'.A49</svg:desc>
                </draw:g>
              </table:table-cell>
              <table:table-cell office:value-type="float" office:value="3022.34">
                <text:p>3022.34</text:p>
                <draw:g>
                  <svg:desc>'0'.B2:'0'.B49</svg:desc>
                </draw:g>
              </table:table-cell>
              <table:table-cell office:value-type="float" office:value="3022.34">
                <text:p>3022.34</text:p>
                <draw:g>
                  <svg:desc>'0'.C2:'0'.C49</svg:desc>
                </draw:g>
              </table:table-cell>
              <table:table-cell office:value-type="float" office:value="0">
                <text:p>0</text:p>
                <draw:g>
                  <svg:desc>'0'.D2:'0'.D49</svg:desc>
                </draw:g>
              </table:table-cell>
              <table:table-cell office:value-type="float" office:value="0">
                <text:p>0</text:p>
                <draw:g>
                  <svg:desc>'0'.E2:'0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5321.52">
                <text:p>5321.52</text:p>
              </table:table-cell>
              <table:table-cell office:value-type="float" office:value="2803.59">
                <text:p>2803.5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5097.68">
                <text:p>5097.68</text:p>
              </table:table-cell>
              <table:table-cell office:value-type="float" office:value="2579.75">
                <text:p>2579.7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4885.01">
                <text:p>4885.01</text:p>
              </table:table-cell>
              <table:table-cell office:value-type="float" office:value="2367.08">
                <text:p>2367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4766.95">
                <text:p>4766.95</text:p>
              </table:table-cell>
              <table:table-cell office:value-type="float" office:value="2249.02">
                <text:p>2249.0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4646.01">
                <text:p>4646.01</text:p>
              </table:table-cell>
              <table:table-cell office:value-type="float" office:value="2128.08">
                <text:p>2128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4537.09">
                <text:p>4537.09</text:p>
              </table:table-cell>
              <table:table-cell office:value-type="float" office:value="2019.16">
                <text:p>2019.16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4458.13">
                <text:p>4458.13</text:p>
              </table:table-cell>
              <table:table-cell office:value-type="float" office:value="1940.2">
                <text:p>1940.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4390.41">
                <text:p>4390.41</text:p>
              </table:table-cell>
              <table:table-cell office:value-type="float" office:value="1872.48">
                <text:p>1872.4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4335.8">
                <text:p>4335.8</text:p>
              </table:table-cell>
              <table:table-cell office:value-type="float" office:value="1817.87">
                <text:p>1817.87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4336.91">
                <text:p>4336.91</text:p>
              </table:table-cell>
              <table:table-cell office:value-type="float" office:value="1818.98">
                <text:p>1818.9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4325.22">
                <text:p>4325.22</text:p>
              </table:table-cell>
              <table:table-cell office:value-type="float" office:value="1807.29">
                <text:p>1807.2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4311.38">
                <text:p>4311.38</text:p>
              </table:table-cell>
              <table:table-cell office:value-type="float" office:value="1793.45">
                <text:p>1793.4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39 - cost : 3592</text:p>
        </chart:subtitle>
        <chart:legend chart:legend-position="end" svg:x="18.303cm" svg:y="5.238cm" style:legend-expansion="high" chart:style-name="ch4"/>
        <chart:plot-area chart:style-name="ch5" table:cell-range-address="'38'.A2:'38'.E49 '38'.B1:'38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38'.A2:'38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38'.B2:'38'.B49" chart:label-cell-address="'38'.B1:'38'.B1" chart:class="chart:line">
            <chart:data-point chart:repeated="48"/>
          </chart:series>
          <chart:series chart:style-name="ch11" chart:values-cell-range-address="'38'.C2:'38'.C49" chart:label-cell-address="'38'.C1:'38'.C1" chart:class="chart:line">
            <chart:data-point chart:repeated="48"/>
          </chart:series>
          <chart:series chart:style-name="ch12" chart:values-cell-range-address="'38'.D2:'38'.D49" chart:label-cell-address="'38'.D1:'38'.D1" chart:class="chart:line">
            <chart:data-point chart:repeated="48"/>
          </chart:series>
          <chart:series chart:style-name="ch13" chart:values-cell-range-address="'38'.E2:'38'.E49" chart:label-cell-address="'38'.E1:'38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38'.B1:'38'.B1</svg:desc>
                </draw:g>
              </table:table-cell>
              <table:table-cell office:value-type="string">
                <text:p> demand load [W]</text:p>
                <draw:g>
                  <svg:desc>'38'.C1:'38'.C1</svg:desc>
                </draw:g>
              </table:table-cell>
              <table:table-cell office:value-type="string">
                <text:p> variable load [W]</text:p>
                <draw:g>
                  <svg:desc>'38'.D1:'38'.D1</svg:desc>
                </draw:g>
              </table:table-cell>
              <table:table-cell office:value-type="string">
                <text:p> PV [W] </text:p>
                <draw:g>
                  <svg:desc>'38'.E1:'38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38'.A2:'38'.A49</svg:desc>
                </draw:g>
              </table:table-cell>
              <table:table-cell office:value-type="float" office:value="5540.28">
                <text:p>5540.28</text:p>
                <draw:g>
                  <svg:desc>'38'.B2:'38'.B49</svg:desc>
                </draw:g>
              </table:table-cell>
              <table:table-cell office:value-type="float" office:value="3022.34">
                <text:p>3022.34</text:p>
                <draw:g>
                  <svg:desc>'38'.C2:'38'.C49</svg:desc>
                </draw:g>
              </table:table-cell>
              <table:table-cell office:value-type="float" office:value="2517.93">
                <text:p>2517.93</text:p>
                <draw:g>
                  <svg:desc>'38'.D2:'38'.D49</svg:desc>
                </draw:g>
              </table:table-cell>
              <table:table-cell office:value-type="float" office:value="0">
                <text:p>0</text:p>
                <draw:g>
                  <svg:desc>'38'.E2:'38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5321.52">
                <text:p>5321.52</text:p>
              </table:table-cell>
              <table:table-cell office:value-type="float" office:value="2803.59">
                <text:p>2803.5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5097.68">
                <text:p>5097.68</text:p>
              </table:table-cell>
              <table:table-cell office:value-type="float" office:value="2579.75">
                <text:p>2579.7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6620.65">
                <text:p>6620.65</text:p>
              </table:table-cell>
              <table:table-cell office:value-type="float" office:value="4102.71">
                <text:p>4102.7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6773.38">
                <text:p>6773.38</text:p>
              </table:table-cell>
              <table:table-cell office:value-type="float" office:value="4255.44">
                <text:p>4255.44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6781.66">
                <text:p>6781.66</text:p>
              </table:table-cell>
              <table:table-cell office:value-type="float" office:value="4263.73">
                <text:p>4263.7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6710.92">
                <text:p>6710.92</text:p>
              </table:table-cell>
              <table:table-cell office:value-type="float" office:value="4192.99">
                <text:p>4192.9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6615.65">
                <text:p>6615.65</text:p>
              </table:table-cell>
              <table:table-cell office:value-type="float" office:value="4097.72">
                <text:p>4097.7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6489.08">
                <text:p>6489.08</text:p>
              </table:table-cell>
              <table:table-cell office:value-type="float" office:value="3971.15">
                <text:p>3971.1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6302.03">
                <text:p>6302.03</text:p>
              </table:table-cell>
              <table:table-cell office:value-type="float" office:value="3784.1">
                <text:p>3784.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6025.26">
                <text:p>6025.26</text:p>
              </table:table-cell>
              <table:table-cell office:value-type="float" office:value="3507.33">
                <text:p>3507.3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5704.11">
                <text:p>5704.11</text:p>
              </table:table-cell>
              <table:table-cell office:value-type="float" office:value="3186.18">
                <text:p>3186.1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41 - cost : 3537</text:p>
        </chart:subtitle>
        <chart:legend chart:legend-position="end" svg:x="18.303cm" svg:y="5.238cm" style:legend-expansion="high" chart:style-name="ch4"/>
        <chart:plot-area chart:style-name="ch5" table:cell-range-address="'40'.A2:'40'.E49 '40'.B1:'40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40'.A2:'40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40'.B2:'40'.B49" chart:label-cell-address="'40'.B1:'40'.B1" chart:class="chart:line">
            <chart:data-point chart:repeated="48"/>
          </chart:series>
          <chart:series chart:style-name="ch11" chart:values-cell-range-address="'40'.C2:'40'.C49" chart:label-cell-address="'40'.C1:'40'.C1" chart:class="chart:line">
            <chart:data-point chart:repeated="48"/>
          </chart:series>
          <chart:series chart:style-name="ch12" chart:values-cell-range-address="'40'.D2:'40'.D49" chart:label-cell-address="'40'.D1:'40'.D1" chart:class="chart:line">
            <chart:data-point chart:repeated="48"/>
          </chart:series>
          <chart:series chart:style-name="ch13" chart:values-cell-range-address="'40'.E2:'40'.E49" chart:label-cell-address="'40'.E1:'40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40'.B1:'40'.B1</svg:desc>
                </draw:g>
              </table:table-cell>
              <table:table-cell office:value-type="string">
                <text:p> demand load [W]</text:p>
                <draw:g>
                  <svg:desc>'40'.C1:'40'.C1</svg:desc>
                </draw:g>
              </table:table-cell>
              <table:table-cell office:value-type="string">
                <text:p> variable load [W]</text:p>
                <draw:g>
                  <svg:desc>'40'.D1:'40'.D1</svg:desc>
                </draw:g>
              </table:table-cell>
              <table:table-cell office:value-type="string">
                <text:p> PV [W] </text:p>
                <draw:g>
                  <svg:desc>'40'.E1:'4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40'.A2:'40'.A49</svg:desc>
                </draw:g>
              </table:table-cell>
              <table:table-cell office:value-type="float" office:value="5540.28">
                <text:p>5540.28</text:p>
                <draw:g>
                  <svg:desc>'40'.B2:'40'.B49</svg:desc>
                </draw:g>
              </table:table-cell>
              <table:table-cell office:value-type="float" office:value="3022.34">
                <text:p>3022.34</text:p>
                <draw:g>
                  <svg:desc>'40'.C2:'40'.C49</svg:desc>
                </draw:g>
              </table:table-cell>
              <table:table-cell office:value-type="float" office:value="2517.93">
                <text:p>2517.93</text:p>
                <draw:g>
                  <svg:desc>'40'.D2:'40'.D49</svg:desc>
                </draw:g>
              </table:table-cell>
              <table:table-cell office:value-type="float" office:value="0">
                <text:p>0</text:p>
                <draw:g>
                  <svg:desc>'40'.E2:'40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5321.52">
                <text:p>5321.52</text:p>
              </table:table-cell>
              <table:table-cell office:value-type="float" office:value="2803.59">
                <text:p>2803.5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5097.68">
                <text:p>5097.68</text:p>
              </table:table-cell>
              <table:table-cell office:value-type="float" office:value="2579.75">
                <text:p>2579.7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4885.01">
                <text:p>4885.01</text:p>
              </table:table-cell>
              <table:table-cell office:value-type="float" office:value="2367.08">
                <text:p>2367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4766.95">
                <text:p>4766.95</text:p>
              </table:table-cell>
              <table:table-cell office:value-type="float" office:value="2249.02">
                <text:p>2249.0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6781.66">
                <text:p>6781.66</text:p>
              </table:table-cell>
              <table:table-cell office:value-type="float" office:value="4263.73">
                <text:p>4263.7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6710.92">
                <text:p>6710.92</text:p>
              </table:table-cell>
              <table:table-cell office:value-type="float" office:value="4192.99">
                <text:p>4192.9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6615.65">
                <text:p>6615.65</text:p>
              </table:table-cell>
              <table:table-cell office:value-type="float" office:value="4097.72">
                <text:p>4097.7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6489.08">
                <text:p>6489.08</text:p>
              </table:table-cell>
              <table:table-cell office:value-type="float" office:value="3971.15">
                <text:p>3971.1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6302.03">
                <text:p>6302.03</text:p>
              </table:table-cell>
              <table:table-cell office:value-type="float" office:value="3784.1">
                <text:p>3784.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6025.26">
                <text:p>6025.26</text:p>
              </table:table-cell>
              <table:table-cell office:value-type="float" office:value="3507.33">
                <text:p>3507.3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5704.11">
                <text:p>5704.11</text:p>
              </table:table-cell>
              <table:table-cell office:value-type="float" office:value="3186.18">
                <text:p>3186.1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43 - cost : 3473</text:p>
        </chart:subtitle>
        <chart:legend chart:legend-position="end" svg:x="18.303cm" svg:y="5.238cm" style:legend-expansion="high" chart:style-name="ch4"/>
        <chart:plot-area chart:style-name="ch5" table:cell-range-address="'42'.A1:'42'.E49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42'.A2:'42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42'.B2:'42'.B49" chart:label-cell-address="'42'.B1:'42'.B1" chart:class="chart:line">
            <chart:data-point chart:repeated="48"/>
          </chart:series>
          <chart:series chart:style-name="ch11" chart:values-cell-range-address="'42'.C2:'42'.C49" chart:label-cell-address="'42'.C1:'42'.C1" chart:class="chart:line">
            <chart:data-point chart:repeated="48"/>
          </chart:series>
          <chart:series chart:style-name="ch12" chart:values-cell-range-address="'42'.D2:'42'.D49" chart:label-cell-address="'42'.D1:'42'.D1" chart:class="chart:line">
            <chart:data-point chart:repeated="48"/>
          </chart:series>
          <chart:series chart:style-name="ch13" chart:values-cell-range-address="'42'.E2:'42'.E49" chart:label-cell-address="'42'.E1:'42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42'.B1:'42'.B1</svg:desc>
                </draw:g>
              </table:table-cell>
              <table:table-cell office:value-type="string">
                <text:p> demand load [W]</text:p>
                <draw:g>
                  <svg:desc>'42'.C1:'42'.C1</svg:desc>
                </draw:g>
              </table:table-cell>
              <table:table-cell office:value-type="string">
                <text:p> variable load [W]</text:p>
                <draw:g>
                  <svg:desc>'42'.D1:'42'.D1</svg:desc>
                </draw:g>
              </table:table-cell>
              <table:table-cell office:value-type="string">
                <text:p> PV [W] </text:p>
                <draw:g>
                  <svg:desc>'42'.E1:'4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42'.A2:'42'.A49</svg:desc>
                </draw:g>
              </table:table-cell>
              <table:table-cell office:value-type="float" office:value="5540.28">
                <text:p>5540.28</text:p>
                <draw:g>
                  <svg:desc>'42'.B2:'42'.B49</svg:desc>
                </draw:g>
              </table:table-cell>
              <table:table-cell office:value-type="float" office:value="3022.34">
                <text:p>3022.34</text:p>
                <draw:g>
                  <svg:desc>'42'.C2:'42'.C49</svg:desc>
                </draw:g>
              </table:table-cell>
              <table:table-cell office:value-type="float" office:value="2517.93">
                <text:p>2517.93</text:p>
                <draw:g>
                  <svg:desc>'42'.D2:'42'.D49</svg:desc>
                </draw:g>
              </table:table-cell>
              <table:table-cell office:value-type="float" office:value="0">
                <text:p>0</text:p>
                <draw:g>
                  <svg:desc>'42'.E2:'42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5321.52">
                <text:p>5321.52</text:p>
              </table:table-cell>
              <table:table-cell office:value-type="float" office:value="2803.59">
                <text:p>2803.5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5097.68">
                <text:p>5097.68</text:p>
              </table:table-cell>
              <table:table-cell office:value-type="float" office:value="2579.75">
                <text:p>2579.7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4885.01">
                <text:p>4885.01</text:p>
              </table:table-cell>
              <table:table-cell office:value-type="float" office:value="2367.08">
                <text:p>2367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4766.95">
                <text:p>4766.95</text:p>
              </table:table-cell>
              <table:table-cell office:value-type="float" office:value="2249.02">
                <text:p>2249.0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4646.01">
                <text:p>4646.01</text:p>
              </table:table-cell>
              <table:table-cell office:value-type="float" office:value="2128.08">
                <text:p>2128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4537.09">
                <text:p>4537.09</text:p>
              </table:table-cell>
              <table:table-cell office:value-type="float" office:value="2019.16">
                <text:p>2019.16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6615.65">
                <text:p>6615.65</text:p>
              </table:table-cell>
              <table:table-cell office:value-type="float" office:value="4097.72">
                <text:p>4097.7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6489.08">
                <text:p>6489.08</text:p>
              </table:table-cell>
              <table:table-cell office:value-type="float" office:value="3971.15">
                <text:p>3971.1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6302.03">
                <text:p>6302.03</text:p>
              </table:table-cell>
              <table:table-cell office:value-type="float" office:value="3784.1">
                <text:p>3784.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6025.26">
                <text:p>6025.26</text:p>
              </table:table-cell>
              <table:table-cell office:value-type="float" office:value="3507.33">
                <text:p>3507.3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5704.11">
                <text:p>5704.11</text:p>
              </table:table-cell>
              <table:table-cell office:value-type="float" office:value="3186.18">
                <text:p>3186.1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47 - cost : 3351</text:p>
        </chart:subtitle>
        <chart:legend chart:legend-position="end" svg:x="18.303cm" svg:y="5.238cm" style:legend-expansion="high" chart:style-name="ch4"/>
        <chart:plot-area chart:style-name="ch5" table:cell-range-address="'46'.A1:'46'.E49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46'.A2:'46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46'.B2:'46'.B49" chart:label-cell-address="'46'.B1:'46'.B1" chart:class="chart:line">
            <chart:data-point chart:repeated="48"/>
          </chart:series>
          <chart:series chart:style-name="ch11" chart:values-cell-range-address="'46'.C2:'46'.C49" chart:label-cell-address="'46'.C1:'46'.C1" chart:class="chart:line">
            <chart:data-point chart:repeated="48"/>
          </chart:series>
          <chart:series chart:style-name="ch12" chart:values-cell-range-address="'46'.D2:'46'.D49" chart:label-cell-address="'46'.D1:'46'.D1" chart:class="chart:line">
            <chart:data-point chart:repeated="48"/>
          </chart:series>
          <chart:series chart:style-name="ch13" chart:values-cell-range-address="'46'.E2:'46'.E49" chart:label-cell-address="'46'.E1:'46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46'.B1:'46'.B1</svg:desc>
                </draw:g>
              </table:table-cell>
              <table:table-cell office:value-type="string">
                <text:p> demand load [W]</text:p>
                <draw:g>
                  <svg:desc>'46'.C1:'46'.C1</svg:desc>
                </draw:g>
              </table:table-cell>
              <table:table-cell office:value-type="string">
                <text:p> variable load [W]</text:p>
                <draw:g>
                  <svg:desc>'46'.D1:'46'.D1</svg:desc>
                </draw:g>
              </table:table-cell>
              <table:table-cell office:value-type="string">
                <text:p> PV [W] </text:p>
                <draw:g>
                  <svg:desc>'46'.E1:'46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46'.A2:'46'.A49</svg:desc>
                </draw:g>
              </table:table-cell>
              <table:table-cell office:value-type="float" office:value="5540.28">
                <text:p>5540.28</text:p>
                <draw:g>
                  <svg:desc>'46'.B2:'46'.B49</svg:desc>
                </draw:g>
              </table:table-cell>
              <table:table-cell office:value-type="float" office:value="3022.34">
                <text:p>3022.34</text:p>
                <draw:g>
                  <svg:desc>'46'.C2:'46'.C49</svg:desc>
                </draw:g>
              </table:table-cell>
              <table:table-cell office:value-type="float" office:value="2517.93">
                <text:p>2517.93</text:p>
                <draw:g>
                  <svg:desc>'46'.D2:'46'.D49</svg:desc>
                </draw:g>
              </table:table-cell>
              <table:table-cell office:value-type="float" office:value="0">
                <text:p>0</text:p>
                <draw:g>
                  <svg:desc>'46'.E2:'46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5321.52">
                <text:p>5321.52</text:p>
              </table:table-cell>
              <table:table-cell office:value-type="float" office:value="2803.59">
                <text:p>2803.5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5097.68">
                <text:p>5097.68</text:p>
              </table:table-cell>
              <table:table-cell office:value-type="float" office:value="2579.75">
                <text:p>2579.7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4885.01">
                <text:p>4885.01</text:p>
              </table:table-cell>
              <table:table-cell office:value-type="float" office:value="2367.08">
                <text:p>2367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4766.95">
                <text:p>4766.95</text:p>
              </table:table-cell>
              <table:table-cell office:value-type="float" office:value="2249.02">
                <text:p>2249.0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4646.01">
                <text:p>4646.01</text:p>
              </table:table-cell>
              <table:table-cell office:value-type="float" office:value="2128.08">
                <text:p>2128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4537.09">
                <text:p>4537.09</text:p>
              </table:table-cell>
              <table:table-cell office:value-type="float" office:value="2019.16">
                <text:p>2019.16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4458.13">
                <text:p>4458.13</text:p>
              </table:table-cell>
              <table:table-cell office:value-type="float" office:value="1940.2">
                <text:p>1940.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4390.41">
                <text:p>4390.41</text:p>
              </table:table-cell>
              <table:table-cell office:value-type="float" office:value="1872.48">
                <text:p>1872.4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4335.8">
                <text:p>4335.8</text:p>
              </table:table-cell>
              <table:table-cell office:value-type="float" office:value="1817.87">
                <text:p>1817.87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4336.91">
                <text:p>4336.91</text:p>
              </table:table-cell>
              <table:table-cell office:value-type="float" office:value="1818.98">
                <text:p>1818.9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5704.11">
                <text:p>5704.11</text:p>
              </table:table-cell>
              <table:table-cell office:value-type="float" office:value="3186.18">
                <text:p>3186.1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45 - cost : 3408</text:p>
        </chart:subtitle>
        <chart:legend chart:legend-position="end" svg:x="18.303cm" svg:y="5.238cm" style:legend-expansion="high" chart:style-name="ch4"/>
        <chart:plot-area chart:style-name="ch5" table:cell-range-address="'44'.A2:'44'.E49 '44'.B1:'44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44'.A2:'44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44'.B2:'44'.B49" chart:label-cell-address="'44'.B1:'44'.B1" chart:class="chart:line">
            <chart:data-point chart:repeated="48"/>
          </chart:series>
          <chart:series chart:style-name="ch11" chart:values-cell-range-address="'44'.C2:'44'.C49" chart:label-cell-address="'44'.C1:'44'.C1" chart:class="chart:line">
            <chart:data-point chart:repeated="48"/>
          </chart:series>
          <chart:series chart:style-name="ch12" chart:values-cell-range-address="'44'.D2:'44'.D49" chart:label-cell-address="'44'.D1:'44'.D1" chart:class="chart:line">
            <chart:data-point chart:repeated="48"/>
          </chart:series>
          <chart:series chart:style-name="ch13" chart:values-cell-range-address="'44'.E2:'44'.E49" chart:label-cell-address="'44'.E1:'44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44'.B1:'44'.B1</svg:desc>
                </draw:g>
              </table:table-cell>
              <table:table-cell office:value-type="string">
                <text:p> demand load [W]</text:p>
                <draw:g>
                  <svg:desc>'44'.C1:'44'.C1</svg:desc>
                </draw:g>
              </table:table-cell>
              <table:table-cell office:value-type="string">
                <text:p> variable load [W]</text:p>
                <draw:g>
                  <svg:desc>'44'.D1:'44'.D1</svg:desc>
                </draw:g>
              </table:table-cell>
              <table:table-cell office:value-type="string">
                <text:p> PV [W] </text:p>
                <draw:g>
                  <svg:desc>'44'.E1:'44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44'.A2:'44'.A49</svg:desc>
                </draw:g>
              </table:table-cell>
              <table:table-cell office:value-type="float" office:value="5540.28">
                <text:p>5540.28</text:p>
                <draw:g>
                  <svg:desc>'44'.B2:'44'.B49</svg:desc>
                </draw:g>
              </table:table-cell>
              <table:table-cell office:value-type="float" office:value="3022.34">
                <text:p>3022.34</text:p>
                <draw:g>
                  <svg:desc>'44'.C2:'44'.C49</svg:desc>
                </draw:g>
              </table:table-cell>
              <table:table-cell office:value-type="float" office:value="2517.93">
                <text:p>2517.93</text:p>
                <draw:g>
                  <svg:desc>'44'.D2:'44'.D49</svg:desc>
                </draw:g>
              </table:table-cell>
              <table:table-cell office:value-type="float" office:value="0">
                <text:p>0</text:p>
                <draw:g>
                  <svg:desc>'44'.E2:'44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5321.52">
                <text:p>5321.52</text:p>
              </table:table-cell>
              <table:table-cell office:value-type="float" office:value="2803.59">
                <text:p>2803.5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5097.68">
                <text:p>5097.68</text:p>
              </table:table-cell>
              <table:table-cell office:value-type="float" office:value="2579.75">
                <text:p>2579.7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4885.01">
                <text:p>4885.01</text:p>
              </table:table-cell>
              <table:table-cell office:value-type="float" office:value="2367.08">
                <text:p>2367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4766.95">
                <text:p>4766.95</text:p>
              </table:table-cell>
              <table:table-cell office:value-type="float" office:value="2249.02">
                <text:p>2249.0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4646.01">
                <text:p>4646.01</text:p>
              </table:table-cell>
              <table:table-cell office:value-type="float" office:value="2128.08">
                <text:p>2128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4537.09">
                <text:p>4537.09</text:p>
              </table:table-cell>
              <table:table-cell office:value-type="float" office:value="2019.16">
                <text:p>2019.16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4458.13">
                <text:p>4458.13</text:p>
              </table:table-cell>
              <table:table-cell office:value-type="float" office:value="1940.2">
                <text:p>1940.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4390.41">
                <text:p>4390.41</text:p>
              </table:table-cell>
              <table:table-cell office:value-type="float" office:value="1872.48">
                <text:p>1872.4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6302.03">
                <text:p>6302.03</text:p>
              </table:table-cell>
              <table:table-cell office:value-type="float" office:value="3784.1">
                <text:p>3784.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6025.26">
                <text:p>6025.26</text:p>
              </table:table-cell>
              <table:table-cell office:value-type="float" office:value="3507.33">
                <text:p>3507.3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5704.11">
                <text:p>5704.11</text:p>
              </table:table-cell>
              <table:table-cell office:value-type="float" office:value="3186.18">
                <text:p>3186.1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interval-major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946cm" svg:y="1.417cm" chart:style-name="ch3">
          <text:p>time shift : 5 - cost : 3273</text:p>
        </chart:subtitle>
        <chart:legend chart:legend-position="end" svg:x="18.303cm" svg:y="5.238cm" style:legend-expansion="high" chart:style-name="ch4"/>
        <chart:plot-area chart:style-name="ch5" table:cell-range-address="'4'.A2:'4'.E49 '4'.B1:'4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4'.A2:'4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4'.B2:'4'.B49" chart:label-cell-address="'4'.B1:'4'.B1" chart:class="chart:line">
            <chart:data-point chart:repeated="48"/>
          </chart:series>
          <chart:series chart:style-name="ch11" chart:values-cell-range-address="'4'.C2:'4'.C49" chart:label-cell-address="'4'.C1:'4'.C1" chart:class="chart:line">
            <chart:data-point chart:repeated="48"/>
          </chart:series>
          <chart:series chart:style-name="ch12" chart:values-cell-range-address="'4'.D2:'4'.D49" chart:label-cell-address="'4'.D1:'4'.D1" chart:class="chart:line">
            <chart:data-point chart:repeated="48"/>
          </chart:series>
          <chart:series chart:style-name="ch13" chart:values-cell-range-address="'4'.E2:'4'.E49" chart:label-cell-address="'4'.E1:'4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4'.B1:'4'.B1</svg:desc>
                </draw:g>
              </table:table-cell>
              <table:table-cell office:value-type="string">
                <text:p> demand load [W]</text:p>
                <draw:g>
                  <svg:desc>'4'.C1:'4'.C1</svg:desc>
                </draw:g>
              </table:table-cell>
              <table:table-cell office:value-type="string">
                <text:p> variable load [W]</text:p>
                <draw:g>
                  <svg:desc>'4'.D1:'4'.D1</svg:desc>
                </draw:g>
              </table:table-cell>
              <table:table-cell office:value-type="string">
                <text:p> PV [W] </text:p>
                <draw:g>
                  <svg:desc>'4'.E1:'4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4'.A2:'4'.A49</svg:desc>
                </draw:g>
              </table:table-cell>
              <table:table-cell office:value-type="float" office:value="3022.34">
                <text:p>3022.34</text:p>
                <draw:g>
                  <svg:desc>'4'.B2:'4'.B49</svg:desc>
                </draw:g>
              </table:table-cell>
              <table:table-cell office:value-type="float" office:value="3022.34">
                <text:p>3022.34</text:p>
                <draw:g>
                  <svg:desc>'4'.C2:'4'.C49</svg:desc>
                </draw:g>
              </table:table-cell>
              <table:table-cell office:value-type="float" office:value="0">
                <text:p>0</text:p>
                <draw:g>
                  <svg:desc>'4'.D2:'4'.D49</svg:desc>
                </draw:g>
              </table:table-cell>
              <table:table-cell office:value-type="float" office:value="0">
                <text:p>0</text:p>
                <draw:g>
                  <svg:desc>'4'.E2:'4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4646.01">
                <text:p>4646.01</text:p>
              </table:table-cell>
              <table:table-cell office:value-type="float" office:value="2128.08">
                <text:p>2128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4537.09">
                <text:p>4537.09</text:p>
              </table:table-cell>
              <table:table-cell office:value-type="float" office:value="2019.16">
                <text:p>2019.16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4458.13">
                <text:p>4458.13</text:p>
              </table:table-cell>
              <table:table-cell office:value-type="float" office:value="1940.2">
                <text:p>1940.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4390.41">
                <text:p>4390.41</text:p>
              </table:table-cell>
              <table:table-cell office:value-type="float" office:value="1872.48">
                <text:p>1872.4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4335.8">
                <text:p>4335.8</text:p>
              </table:table-cell>
              <table:table-cell office:value-type="float" office:value="1817.87">
                <text:p>1817.87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4336.91">
                <text:p>4336.91</text:p>
              </table:table-cell>
              <table:table-cell office:value-type="float" office:value="1818.98">
                <text:p>1818.9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4325.22">
                <text:p>4325.22</text:p>
              </table:table-cell>
              <table:table-cell office:value-type="float" office:value="1807.29">
                <text:p>1807.2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4311.38">
                <text:p>4311.38</text:p>
              </table:table-cell>
              <table:table-cell office:value-type="float" office:value="1793.45">
                <text:p>1793.4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4357.16">
                <text:p>4357.16</text:p>
              </table:table-cell>
              <table:table-cell office:value-type="float" office:value="1843.62">
                <text:p>1843.62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4418.24">
                <text:p>4418.24</text:p>
              </table:table-cell>
              <table:table-cell office:value-type="float" office:value="1904.69">
                <text:p>1904.69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4427.77">
                <text:p>4427.77</text:p>
              </table:table-cell>
              <table:table-cell office:value-type="float" office:value="2019.23">
                <text:p>2019.23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4579.45">
                <text:p>4579.45</text:p>
              </table:table-cell>
              <table:table-cell office:value-type="float" office:value="2170.91">
                <text:p>2170.91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946cm" svg:y="1.417cm" chart:style-name="ch3">
          <text:p>time shift : 7 - cost : 3279</text:p>
        </chart:subtitle>
        <chart:legend chart:legend-position="end" svg:x="18.303cm" svg:y="5.238cm" style:legend-expansion="high" chart:style-name="ch4"/>
        <chart:plot-area chart:style-name="ch5" table:cell-range-address="'6'.A2:'6'.E49 '6'.B1:'6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6'.A2:'6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6'.B2:'6'.B49" chart:label-cell-address="'6'.B1:'6'.B1" chart:class="chart:line">
            <chart:data-point chart:repeated="48"/>
          </chart:series>
          <chart:series chart:style-name="ch10" chart:values-cell-range-address="'6'.C2:'6'.C49" chart:label-cell-address="'6'.C1:'6'.C1" chart:class="chart:line">
            <chart:data-point chart:repeated="48"/>
          </chart:series>
          <chart:series chart:style-name="ch11" chart:values-cell-range-address="'6'.D2:'6'.D49" chart:label-cell-address="'6'.D1:'6'.D1" chart:class="chart:line">
            <chart:data-point chart:repeated="48"/>
          </chart:series>
          <chart:series chart:style-name="ch12" chart:values-cell-range-address="'6'.E2:'6'.E49" chart:label-cell-address="'6'.E1:'6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6'.B1:'6'.B1</svg:desc>
                </draw:g>
              </table:table-cell>
              <table:table-cell office:value-type="string">
                <text:p> demand load [W]</text:p>
                <draw:g>
                  <svg:desc>'6'.C1:'6'.C1</svg:desc>
                </draw:g>
              </table:table-cell>
              <table:table-cell office:value-type="string">
                <text:p> variable load [W]</text:p>
                <draw:g>
                  <svg:desc>'6'.D1:'6'.D1</svg:desc>
                </draw:g>
              </table:table-cell>
              <table:table-cell office:value-type="string">
                <text:p> PV [W] </text:p>
                <draw:g>
                  <svg:desc>'6'.E1:'6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6'.A2:'6'.A49</svg:desc>
                </draw:g>
              </table:table-cell>
              <table:table-cell office:value-type="float" office:value="3022.34">
                <text:p>3022.34</text:p>
                <draw:g>
                  <svg:desc>'6'.B2:'6'.B49</svg:desc>
                </draw:g>
              </table:table-cell>
              <table:table-cell office:value-type="float" office:value="3022.34">
                <text:p>3022.34</text:p>
                <draw:g>
                  <svg:desc>'6'.C2:'6'.C49</svg:desc>
                </draw:g>
              </table:table-cell>
              <table:table-cell office:value-type="float" office:value="0">
                <text:p>0</text:p>
                <draw:g>
                  <svg:desc>'6'.D2:'6'.D49</svg:desc>
                </draw:g>
              </table:table-cell>
              <table:table-cell office:value-type="float" office:value="0">
                <text:p>0</text:p>
                <draw:g>
                  <svg:desc>'6'.E2:'6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4458.13">
                <text:p>4458.13</text:p>
              </table:table-cell>
              <table:table-cell office:value-type="float" office:value="1940.2">
                <text:p>1940.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4390.41">
                <text:p>4390.41</text:p>
              </table:table-cell>
              <table:table-cell office:value-type="float" office:value="1872.48">
                <text:p>1872.4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4335.8">
                <text:p>4335.8</text:p>
              </table:table-cell>
              <table:table-cell office:value-type="float" office:value="1817.87">
                <text:p>1817.87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4336.91">
                <text:p>4336.91</text:p>
              </table:table-cell>
              <table:table-cell office:value-type="float" office:value="1818.98">
                <text:p>1818.9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4325.22">
                <text:p>4325.22</text:p>
              </table:table-cell>
              <table:table-cell office:value-type="float" office:value="1807.29">
                <text:p>1807.2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4311.38">
                <text:p>4311.38</text:p>
              </table:table-cell>
              <table:table-cell office:value-type="float" office:value="1793.45">
                <text:p>1793.4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4357.16">
                <text:p>4357.16</text:p>
              </table:table-cell>
              <table:table-cell office:value-type="float" office:value="1843.62">
                <text:p>1843.62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4418.24">
                <text:p>4418.24</text:p>
              </table:table-cell>
              <table:table-cell office:value-type="float" office:value="1904.69">
                <text:p>1904.69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4427.77">
                <text:p>4427.77</text:p>
              </table:table-cell>
              <table:table-cell office:value-type="float" office:value="2019.23">
                <text:p>2019.23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4579.45">
                <text:p>4579.45</text:p>
              </table:table-cell>
              <table:table-cell office:value-type="float" office:value="2170.91">
                <text:p>2170.91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4625.28">
                <text:p>4625.28</text:p>
              </table:table-cell>
              <table:table-cell office:value-type="float" office:value="2371.98">
                <text:p>2371.98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4894.03">
                <text:p>4894.03</text:p>
              </table:table-cell>
              <table:table-cell office:value-type="float" office:value="2640.72">
                <text:p>2640.72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946cm" svg:y="1.417cm" chart:style-name="ch3">
          <text:p>time shift : 9 - cost : 3297</text:p>
        </chart:subtitle>
        <chart:legend chart:legend-position="end" svg:x="18.303cm" svg:y="5.238cm" style:legend-expansion="high" chart:style-name="ch4"/>
        <chart:plot-area chart:style-name="ch5" table:cell-range-address="'8'.A2:'8'.E49 '8'.B1:'8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8'.A2:'8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8'.B2:'8'.B49" chart:label-cell-address="'8'.B1:'8'.B1" chart:class="chart:line">
            <chart:data-point chart:repeated="48"/>
          </chart:series>
          <chart:series chart:style-name="ch10" chart:values-cell-range-address="'8'.C2:'8'.C49" chart:label-cell-address="'8'.C1:'8'.C1" chart:class="chart:line">
            <chart:data-point chart:repeated="48"/>
          </chart:series>
          <chart:series chart:style-name="ch11" chart:values-cell-range-address="'8'.D2:'8'.D49" chart:label-cell-address="'8'.D1:'8'.D1" chart:class="chart:line">
            <chart:data-point chart:repeated="48"/>
          </chart:series>
          <chart:series chart:style-name="ch12" chart:values-cell-range-address="'8'.E2:'8'.E49" chart:label-cell-address="'8'.E1:'8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8'.B1:'8'.B1</svg:desc>
                </draw:g>
              </table:table-cell>
              <table:table-cell office:value-type="string">
                <text:p> demand load [W]</text:p>
                <draw:g>
                  <svg:desc>'8'.C1:'8'.C1</svg:desc>
                </draw:g>
              </table:table-cell>
              <table:table-cell office:value-type="string">
                <text:p> variable load [W]</text:p>
                <draw:g>
                  <svg:desc>'8'.D1:'8'.D1</svg:desc>
                </draw:g>
              </table:table-cell>
              <table:table-cell office:value-type="string">
                <text:p> PV [W] </text:p>
                <draw:g>
                  <svg:desc>'8'.E1:'8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8'.A2:'8'.A49</svg:desc>
                </draw:g>
              </table:table-cell>
              <table:table-cell office:value-type="float" office:value="3022.34">
                <text:p>3022.34</text:p>
                <draw:g>
                  <svg:desc>'8'.B2:'8'.B49</svg:desc>
                </draw:g>
              </table:table-cell>
              <table:table-cell office:value-type="float" office:value="3022.34">
                <text:p>3022.34</text:p>
                <draw:g>
                  <svg:desc>'8'.C2:'8'.C49</svg:desc>
                </draw:g>
              </table:table-cell>
              <table:table-cell office:value-type="float" office:value="0">
                <text:p>0</text:p>
                <draw:g>
                  <svg:desc>'8'.D2:'8'.D49</svg:desc>
                </draw:g>
              </table:table-cell>
              <table:table-cell office:value-type="float" office:value="0">
                <text:p>0</text:p>
                <draw:g>
                  <svg:desc>'8'.E2:'8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4335.8">
                <text:p>4335.8</text:p>
              </table:table-cell>
              <table:table-cell office:value-type="float" office:value="1817.87">
                <text:p>1817.87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4336.91">
                <text:p>4336.91</text:p>
              </table:table-cell>
              <table:table-cell office:value-type="float" office:value="1818.98">
                <text:p>1818.9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4325.22">
                <text:p>4325.22</text:p>
              </table:table-cell>
              <table:table-cell office:value-type="float" office:value="1807.29">
                <text:p>1807.2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4311.38">
                <text:p>4311.38</text:p>
              </table:table-cell>
              <table:table-cell office:value-type="float" office:value="1793.45">
                <text:p>1793.4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4357.16">
                <text:p>4357.16</text:p>
              </table:table-cell>
              <table:table-cell office:value-type="float" office:value="1843.62">
                <text:p>1843.62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4418.24">
                <text:p>4418.24</text:p>
              </table:table-cell>
              <table:table-cell office:value-type="float" office:value="1904.69">
                <text:p>1904.69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4427.77">
                <text:p>4427.77</text:p>
              </table:table-cell>
              <table:table-cell office:value-type="float" office:value="2019.23">
                <text:p>2019.23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4579.45">
                <text:p>4579.45</text:p>
              </table:table-cell>
              <table:table-cell office:value-type="float" office:value="2170.91">
                <text:p>2170.91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4625.28">
                <text:p>4625.28</text:p>
              </table:table-cell>
              <table:table-cell office:value-type="float" office:value="2371.98">
                <text:p>2371.98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4894.03">
                <text:p>4894.03</text:p>
              </table:table-cell>
              <table:table-cell office:value-type="float" office:value="2640.72">
                <text:p>2640.72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4899.74">
                <text:p>4899.74</text:p>
              </table:table-cell>
              <table:table-cell office:value-type="float" office:value="2892.26">
                <text:p>2892.26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5109.78">
                <text:p>5109.78</text:p>
              </table:table-cell>
              <table:table-cell office:value-type="float" office:value="3102.3">
                <text:p>3102.3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11 - cost : 3310</text:p>
        </chart:subtitle>
        <chart:legend chart:legend-position="end" svg:x="18.303cm" svg:y="5.238cm" style:legend-expansion="high" chart:style-name="ch4"/>
        <chart:plot-area chart:style-name="ch5" table:cell-range-address="'10'.A2:'10'.E49 '10'.B1:'10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10'.A2:'10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10'.B2:'10'.B49" chart:label-cell-address="'10'.B1:'10'.B1" chart:class="chart:line">
            <chart:data-point chart:repeated="48"/>
          </chart:series>
          <chart:series chart:style-name="ch10" chart:values-cell-range-address="'10'.C2:'10'.C49" chart:label-cell-address="'10'.C1:'10'.C1" chart:class="chart:line">
            <chart:data-point chart:repeated="48"/>
          </chart:series>
          <chart:series chart:style-name="ch11" chart:values-cell-range-address="'10'.D2:'10'.D49" chart:label-cell-address="'10'.D1:'10'.D1" chart:class="chart:line">
            <chart:data-point chart:repeated="48"/>
          </chart:series>
          <chart:series chart:style-name="ch12" chart:values-cell-range-address="'10'.E2:'10'.E49" chart:label-cell-address="'10'.E1:'10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10'.B1:'10'.B1</svg:desc>
                </draw:g>
              </table:table-cell>
              <table:table-cell office:value-type="string">
                <text:p> demand load [W]</text:p>
                <draw:g>
                  <svg:desc>'10'.C1:'10'.C1</svg:desc>
                </draw:g>
              </table:table-cell>
              <table:table-cell office:value-type="string">
                <text:p> variable load [W]</text:p>
                <draw:g>
                  <svg:desc>'10'.D1:'10'.D1</svg:desc>
                </draw:g>
              </table:table-cell>
              <table:table-cell office:value-type="string">
                <text:p> PV [W] </text:p>
                <draw:g>
                  <svg:desc>'10'.E1:'1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10'.A2:'10'.A49</svg:desc>
                </draw:g>
              </table:table-cell>
              <table:table-cell office:value-type="float" office:value="3022.34">
                <text:p>3022.34</text:p>
                <draw:g>
                  <svg:desc>'10'.B2:'10'.B49</svg:desc>
                </draw:g>
              </table:table-cell>
              <table:table-cell office:value-type="float" office:value="3022.34">
                <text:p>3022.34</text:p>
                <draw:g>
                  <svg:desc>'10'.C2:'10'.C49</svg:desc>
                </draw:g>
              </table:table-cell>
              <table:table-cell office:value-type="float" office:value="0">
                <text:p>0</text:p>
                <draw:g>
                  <svg:desc>'10'.D2:'10'.D49</svg:desc>
                </draw:g>
              </table:table-cell>
              <table:table-cell office:value-type="float" office:value="0">
                <text:p>0</text:p>
                <draw:g>
                  <svg:desc>'10'.E2:'10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4325.22">
                <text:p>4325.22</text:p>
              </table:table-cell>
              <table:table-cell office:value-type="float" office:value="1807.29">
                <text:p>1807.2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4311.38">
                <text:p>4311.38</text:p>
              </table:table-cell>
              <table:table-cell office:value-type="float" office:value="1793.45">
                <text:p>1793.4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4357.16">
                <text:p>4357.16</text:p>
              </table:table-cell>
              <table:table-cell office:value-type="float" office:value="1843.62">
                <text:p>1843.62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4418.24">
                <text:p>4418.24</text:p>
              </table:table-cell>
              <table:table-cell office:value-type="float" office:value="1904.69">
                <text:p>1904.69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4427.77">
                <text:p>4427.77</text:p>
              </table:table-cell>
              <table:table-cell office:value-type="float" office:value="2019.23">
                <text:p>2019.23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4579.45">
                <text:p>4579.45</text:p>
              </table:table-cell>
              <table:table-cell office:value-type="float" office:value="2170.91">
                <text:p>2170.91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4625.28">
                <text:p>4625.28</text:p>
              </table:table-cell>
              <table:table-cell office:value-type="float" office:value="2371.98">
                <text:p>2371.98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4894.03">
                <text:p>4894.03</text:p>
              </table:table-cell>
              <table:table-cell office:value-type="float" office:value="2640.72">
                <text:p>2640.72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4899.74">
                <text:p>4899.74</text:p>
              </table:table-cell>
              <table:table-cell office:value-type="float" office:value="2892.26">
                <text:p>2892.26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5109.78">
                <text:p>5109.78</text:p>
              </table:table-cell>
              <table:table-cell office:value-type="float" office:value="3102.3">
                <text:p>3102.3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4674.12">
                <text:p>4674.12</text:p>
              </table:table-cell>
              <table:table-cell office:value-type="float" office:value="3309.57">
                <text:p>3309.57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4872.76">
                <text:p>4872.76</text:p>
              </table:table-cell>
              <table:table-cell office:value-type="float" office:value="3508.22">
                <text:p>3508.22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13 - cost : 3327</text:p>
        </chart:subtitle>
        <chart:legend chart:legend-position="end" svg:x="18.303cm" svg:y="5.238cm" style:legend-expansion="high" chart:style-name="ch4"/>
        <chart:plot-area chart:style-name="ch5" table:cell-range-address="'12'.A2:'12'.E49 '12'.B1:'12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12'.A2:'12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12'.B2:'12'.B49" chart:label-cell-address="'12'.B1:'12'.B1" chart:class="chart:line">
            <chart:data-point chart:repeated="48"/>
          </chart:series>
          <chart:series chart:style-name="ch10" chart:values-cell-range-address="'12'.C2:'12'.C49" chart:label-cell-address="'12'.C1:'12'.C1" chart:class="chart:line">
            <chart:data-point chart:repeated="48"/>
          </chart:series>
          <chart:series chart:style-name="ch11" chart:values-cell-range-address="'12'.D2:'12'.D49" chart:label-cell-address="'12'.D1:'12'.D1" chart:class="chart:line">
            <chart:data-point chart:repeated="48"/>
          </chart:series>
          <chart:series chart:style-name="ch12" chart:values-cell-range-address="'12'.E2:'12'.E49" chart:label-cell-address="'12'.E1:'12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12'.B1:'12'.B1</svg:desc>
                </draw:g>
              </table:table-cell>
              <table:table-cell office:value-type="string">
                <text:p> demand load [W]</text:p>
                <draw:g>
                  <svg:desc>'12'.C1:'12'.C1</svg:desc>
                </draw:g>
              </table:table-cell>
              <table:table-cell office:value-type="string">
                <text:p> variable load [W]</text:p>
                <draw:g>
                  <svg:desc>'12'.D1:'12'.D1</svg:desc>
                </draw:g>
              </table:table-cell>
              <table:table-cell office:value-type="string">
                <text:p> PV [W] </text:p>
                <draw:g>
                  <svg:desc>'12'.E1:'1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12'.A2:'12'.A49</svg:desc>
                </draw:g>
              </table:table-cell>
              <table:table-cell office:value-type="float" office:value="3022.34">
                <text:p>3022.34</text:p>
                <draw:g>
                  <svg:desc>'12'.B2:'12'.B49</svg:desc>
                </draw:g>
              </table:table-cell>
              <table:table-cell office:value-type="float" office:value="3022.34">
                <text:p>3022.34</text:p>
                <draw:g>
                  <svg:desc>'12'.C2:'12'.C49</svg:desc>
                </draw:g>
              </table:table-cell>
              <table:table-cell office:value-type="float" office:value="0">
                <text:p>0</text:p>
                <draw:g>
                  <svg:desc>'12'.D2:'12'.D49</svg:desc>
                </draw:g>
              </table:table-cell>
              <table:table-cell office:value-type="float" office:value="0">
                <text:p>0</text:p>
                <draw:g>
                  <svg:desc>'12'.E2:'12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4357.16">
                <text:p>4357.16</text:p>
              </table:table-cell>
              <table:table-cell office:value-type="float" office:value="1843.62">
                <text:p>1843.62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4418.24">
                <text:p>4418.24</text:p>
              </table:table-cell>
              <table:table-cell office:value-type="float" office:value="1904.69">
                <text:p>1904.69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4427.77">
                <text:p>4427.77</text:p>
              </table:table-cell>
              <table:table-cell office:value-type="float" office:value="2019.23">
                <text:p>2019.23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4579.45">
                <text:p>4579.45</text:p>
              </table:table-cell>
              <table:table-cell office:value-type="float" office:value="2170.91">
                <text:p>2170.91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4625.28">
                <text:p>4625.28</text:p>
              </table:table-cell>
              <table:table-cell office:value-type="float" office:value="2371.98">
                <text:p>2371.98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4894.03">
                <text:p>4894.03</text:p>
              </table:table-cell>
              <table:table-cell office:value-type="float" office:value="2640.72">
                <text:p>2640.72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4899.74">
                <text:p>4899.74</text:p>
              </table:table-cell>
              <table:table-cell office:value-type="float" office:value="2892.26">
                <text:p>2892.26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5109.78">
                <text:p>5109.78</text:p>
              </table:table-cell>
              <table:table-cell office:value-type="float" office:value="3102.3">
                <text:p>3102.3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4674.12">
                <text:p>4674.12</text:p>
              </table:table-cell>
              <table:table-cell office:value-type="float" office:value="3309.57">
                <text:p>3309.57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4872.76">
                <text:p>4872.76</text:p>
              </table:table-cell>
              <table:table-cell office:value-type="float" office:value="3508.22">
                <text:p>3508.22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4766.86">
                <text:p>4766.86</text:p>
              </table:table-cell>
              <table:table-cell office:value-type="float" office:value="3701.8">
                <text:p>3701.8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4853.01">
                <text:p>4853.01</text:p>
              </table:table-cell>
              <table:table-cell office:value-type="float" office:value="3787.94">
                <text:p>3787.94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15 - cost : 3308</text:p>
        </chart:subtitle>
        <chart:legend chart:legend-position="end" svg:x="18.303cm" svg:y="5.238cm" style:legend-expansion="high" chart:style-name="ch4"/>
        <chart:plot-area chart:style-name="ch5" table:cell-range-address="'14'.A2:'14'.E49 '14'.B1:'14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14'.A2:'14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14'.B2:'14'.B49" chart:label-cell-address="'14'.B1:'14'.B1" chart:class="chart:line">
            <chart:data-point chart:repeated="48"/>
          </chart:series>
          <chart:series chart:style-name="ch10" chart:values-cell-range-address="'14'.C2:'14'.C49" chart:label-cell-address="'14'.C1:'14'.C1" chart:class="chart:line">
            <chart:data-point chart:repeated="48"/>
          </chart:series>
          <chart:series chart:style-name="ch11" chart:values-cell-range-address="'14'.D2:'14'.D49" chart:label-cell-address="'14'.D1:'14'.D1" chart:class="chart:line">
            <chart:data-point chart:repeated="48"/>
          </chart:series>
          <chart:series chart:style-name="ch12" chart:values-cell-range-address="'14'.E2:'14'.E49" chart:label-cell-address="'14'.E1:'14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14'.B1:'14'.B1</svg:desc>
                </draw:g>
              </table:table-cell>
              <table:table-cell office:value-type="string">
                <text:p> demand load [W]</text:p>
                <draw:g>
                  <svg:desc>'14'.C1:'14'.C1</svg:desc>
                </draw:g>
              </table:table-cell>
              <table:table-cell office:value-type="string">
                <text:p> variable load [W]</text:p>
                <draw:g>
                  <svg:desc>'14'.D1:'14'.D1</svg:desc>
                </draw:g>
              </table:table-cell>
              <table:table-cell office:value-type="string">
                <text:p> PV [W] </text:p>
                <draw:g>
                  <svg:desc>'14'.E1:'14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14'.A2:'14'.A49</svg:desc>
                </draw:g>
              </table:table-cell>
              <table:table-cell office:value-type="float" office:value="3022.34">
                <text:p>3022.34</text:p>
                <draw:g>
                  <svg:desc>'14'.B2:'14'.B49</svg:desc>
                </draw:g>
              </table:table-cell>
              <table:table-cell office:value-type="float" office:value="3022.34">
                <text:p>3022.34</text:p>
                <draw:g>
                  <svg:desc>'14'.C2:'14'.C49</svg:desc>
                </draw:g>
              </table:table-cell>
              <table:table-cell office:value-type="float" office:value="0">
                <text:p>0</text:p>
                <draw:g>
                  <svg:desc>'14'.D2:'14'.D49</svg:desc>
                </draw:g>
              </table:table-cell>
              <table:table-cell office:value-type="float" office:value="0">
                <text:p>0</text:p>
                <draw:g>
                  <svg:desc>'14'.E2:'14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4427.77">
                <text:p>4427.77</text:p>
              </table:table-cell>
              <table:table-cell office:value-type="float" office:value="2019.23">
                <text:p>2019.23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4579.45">
                <text:p>4579.45</text:p>
              </table:table-cell>
              <table:table-cell office:value-type="float" office:value="2170.91">
                <text:p>2170.91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4625.28">
                <text:p>4625.28</text:p>
              </table:table-cell>
              <table:table-cell office:value-type="float" office:value="2371.98">
                <text:p>2371.98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4894.03">
                <text:p>4894.03</text:p>
              </table:table-cell>
              <table:table-cell office:value-type="float" office:value="2640.72">
                <text:p>2640.72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4899.74">
                <text:p>4899.74</text:p>
              </table:table-cell>
              <table:table-cell office:value-type="float" office:value="2892.26">
                <text:p>2892.26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5109.78">
                <text:p>5109.78</text:p>
              </table:table-cell>
              <table:table-cell office:value-type="float" office:value="3102.3">
                <text:p>3102.3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4674.12">
                <text:p>4674.12</text:p>
              </table:table-cell>
              <table:table-cell office:value-type="float" office:value="3309.57">
                <text:p>3309.57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4872.76">
                <text:p>4872.76</text:p>
              </table:table-cell>
              <table:table-cell office:value-type="float" office:value="3508.22">
                <text:p>3508.22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4766.86">
                <text:p>4766.86</text:p>
              </table:table-cell>
              <table:table-cell office:value-type="float" office:value="3701.8">
                <text:p>3701.8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4853.01">
                <text:p>4853.01</text:p>
              </table:table-cell>
              <table:table-cell office:value-type="float" office:value="3787.94">
                <text:p>3787.94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3874.74">
                <text:p>3874.74</text:p>
              </table:table-cell>
              <table:table-cell office:value-type="float" office:value="3756.36">
                <text:p>3756.36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3703.21">
                <text:p>3703.21</text:p>
              </table:table-cell>
              <table:table-cell office:value-type="float" office:value="3584.83">
                <text:p>3584.83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17 - cost : 3308</text:p>
        </chart:subtitle>
        <chart:legend chart:legend-position="end" svg:x="18.303cm" svg:y="5.238cm" style:legend-expansion="high" chart:style-name="ch4"/>
        <chart:plot-area chart:style-name="ch5" table:cell-range-address="'16'.A2:'16'.E49 '16'.B1:'16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16'.A2:'16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16'.B2:'16'.B49" chart:label-cell-address="'16'.B1:'16'.B1" chart:class="chart:line">
            <chart:data-point chart:repeated="48"/>
          </chart:series>
          <chart:series chart:style-name="ch10" chart:values-cell-range-address="'16'.C2:'16'.C49" chart:label-cell-address="'16'.C1:'16'.C1" chart:class="chart:line">
            <chart:data-point chart:repeated="48"/>
          </chart:series>
          <chart:series chart:style-name="ch11" chart:values-cell-range-address="'16'.D2:'16'.D49" chart:label-cell-address="'16'.D1:'16'.D1" chart:class="chart:line">
            <chart:data-point chart:repeated="48"/>
          </chart:series>
          <chart:series chart:style-name="ch12" chart:values-cell-range-address="'16'.E2:'16'.E49" chart:label-cell-address="'16'.E1:'16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16'.B1:'16'.B1</svg:desc>
                </draw:g>
              </table:table-cell>
              <table:table-cell office:value-type="string">
                <text:p> demand load [W]</text:p>
                <draw:g>
                  <svg:desc>'16'.C1:'16'.C1</svg:desc>
                </draw:g>
              </table:table-cell>
              <table:table-cell office:value-type="string">
                <text:p> variable load [W]</text:p>
                <draw:g>
                  <svg:desc>'16'.D1:'16'.D1</svg:desc>
                </draw:g>
              </table:table-cell>
              <table:table-cell office:value-type="string">
                <text:p> PV [W] </text:p>
                <draw:g>
                  <svg:desc>'16'.E1:'16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16'.A2:'16'.A49</svg:desc>
                </draw:g>
              </table:table-cell>
              <table:table-cell office:value-type="float" office:value="3022.34">
                <text:p>3022.34</text:p>
                <draw:g>
                  <svg:desc>'16'.B2:'16'.B49</svg:desc>
                </draw:g>
              </table:table-cell>
              <table:table-cell office:value-type="float" office:value="3022.34">
                <text:p>3022.34</text:p>
                <draw:g>
                  <svg:desc>'16'.C2:'16'.C49</svg:desc>
                </draw:g>
              </table:table-cell>
              <table:table-cell office:value-type="float" office:value="0">
                <text:p>0</text:p>
                <draw:g>
                  <svg:desc>'16'.D2:'16'.D49</svg:desc>
                </draw:g>
              </table:table-cell>
              <table:table-cell office:value-type="float" office:value="0">
                <text:p>0</text:p>
                <draw:g>
                  <svg:desc>'16'.E2:'16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4625.28">
                <text:p>4625.28</text:p>
              </table:table-cell>
              <table:table-cell office:value-type="float" office:value="2371.98">
                <text:p>2371.98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4894.03">
                <text:p>4894.03</text:p>
              </table:table-cell>
              <table:table-cell office:value-type="float" office:value="2640.72">
                <text:p>2640.72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4899.74">
                <text:p>4899.74</text:p>
              </table:table-cell>
              <table:table-cell office:value-type="float" office:value="2892.26">
                <text:p>2892.26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5109.78">
                <text:p>5109.78</text:p>
              </table:table-cell>
              <table:table-cell office:value-type="float" office:value="3102.3">
                <text:p>3102.3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4674.12">
                <text:p>4674.12</text:p>
              </table:table-cell>
              <table:table-cell office:value-type="float" office:value="3309.57">
                <text:p>3309.57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4872.76">
                <text:p>4872.76</text:p>
              </table:table-cell>
              <table:table-cell office:value-type="float" office:value="3508.22">
                <text:p>3508.22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4766.86">
                <text:p>4766.86</text:p>
              </table:table-cell>
              <table:table-cell office:value-type="float" office:value="3701.8">
                <text:p>3701.8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4853.01">
                <text:p>4853.01</text:p>
              </table:table-cell>
              <table:table-cell office:value-type="float" office:value="3787.94">
                <text:p>3787.94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3874.74">
                <text:p>3874.74</text:p>
              </table:table-cell>
              <table:table-cell office:value-type="float" office:value="3756.36">
                <text:p>3756.36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3703.21">
                <text:p>3703.21</text:p>
              </table:table-cell>
              <table:table-cell office:value-type="float" office:value="3584.83">
                <text:p>3584.83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4600.17">
                <text:p>4600.17</text:p>
              </table:table-cell>
              <table:table-cell office:value-type="float" office:value="3317.47">
                <text:p>3317.47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4443.43">
                <text:p>4443.43</text:p>
              </table:table-cell>
              <table:table-cell office:value-type="float" office:value="3160.73">
                <text:p>3160.73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